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ans2" svg:font-family="'Liberation Sans'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5cm" svg:stroke-color="#3465a4" draw:stroke-linejoin="round" svg:stroke-linecap="butt" draw:fill="solid" draw:fill-color="#e6e6e6" fo:padding-top="0.025cm" fo:padding-bottom="0.025cm" fo:padding-left="0.025cm" fo:padding-right="0.025cm"/>
    </style:style>
    <style:style style:name="gr3" style:family="graphic" style:parent-style-name="standard">
      <style:graphic-properties draw:stroke="solid" svg:stroke-width="0.05cm" svg:stroke-color="#3465a4" draw:stroke-linejoin="round" svg:stroke-linecap="butt" draw:fill="solid" draw:fill-color="#99ccff" fo:padding-top="0.025cm" fo:padding-bottom="0.025cm" fo:padding-left="0.025cm" fo:padding-right="0.025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51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412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99cm" svg:stroke-color="#000000" draw:stroke-linejoin="round" svg:stroke-linecap="butt" draw:fill="none" fo:padding-top="0.049cm" fo:padding-bottom="0.049cm" fo:padding-left="0.049cm" fo:padding-right="0.049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37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255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e6e6e6"/>
    </style:style>
    <style:style style:name="gr11" style:family="graphic" style:parent-style-name="standard">
      <style:graphic-properties draw:stroke="solid" svg:stroke-width="0.05cm" svg:stroke-color="#3465a4" draw:stroke-linejoin="round" svg:stroke-linecap="butt" draw:fill="none" fo:padding-top="0.025cm" fo:padding-bottom="0.025cm" fo:padding-left="0.025cm" fo:padding-right="0.025cm"/>
    </style:style>
    <style:style style:name="gr12" style:family="graphic" style:parent-style-name="standard">
      <style:graphic-properties draw:stroke="solid" svg:stroke-width="0.05cm" svg:stroke-color="#3465a4" draw:stroke-linejoin="round" svg:stroke-linecap="butt" draw:fill="solid" draw:fill-color="#e6e6ff" fo:padding-top="0.025cm" fo:padding-bottom="0.025cm" fo:padding-left="0.025cm" fo:padding-right="0.025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97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79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75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2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47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26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3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00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00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96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31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8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79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80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76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06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165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5cm" svg:stroke-color="#000000" draw:stroke-linejoin="round" svg:stroke-linecap="butt" draw:fill="none" fo:padding-top="0.025cm" fo:padding-bottom="0.025cm" fo:padding-left="0.025cm" fo:padding-right="0.025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8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9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254cm" fo:padding-top="0cm" fo:padding-bottom="0cm" fo:padding-left="0cm" fo:padding-right="0cm"/>
    </style:style>
    <style:style style:name="gr35" style:family="graphic" style:parent-style-name="standard">
      <style:graphic-properties draw:stroke="none" draw:fill="solid" draw:fill-color="#99ccff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2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50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19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26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57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38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239cm" fo:padding-top="0cm" fo:padding-bottom="0cm" fo:padding-left="0cm" fo:padding-right="0cm"/>
    </style:style>
    <style:style style:name="gr43" style:family="graphic" style:parent-style-name="standard">
      <style:graphic-properties draw:stroke="solid" svg:stroke-width="0.05cm" svg:stroke-color="#999999" draw:stroke-linejoin="round" svg:stroke-linecap="butt" draw:fill="none" fo:padding-top="0.025cm" fo:padding-bottom="0.025cm" fo:padding-left="0.025cm" fo:padding-right="0.025cm"/>
    </style:style>
    <style:style style:name="gr44" style:family="graphic" style:parent-style-name="standard">
      <style:graphic-properties draw:stroke="solid" svg:stroke-width="0.049cm" svg:stroke-color="#000000" draw:stroke-linejoin="round" svg:stroke-linecap="butt" draw:fill="none" fo:padding-top="0.024cm" fo:padding-bottom="0.024cm" fo:padding-left="0.024cm" fo:padding-right="0.024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75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18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73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23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97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54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55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35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131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20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07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19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7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41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0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40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38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1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66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5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74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11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2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2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34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068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46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56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09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047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8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82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43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18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05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67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82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79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922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77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038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8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72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192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22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11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51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2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667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7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79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07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57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83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2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95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70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2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5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291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23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411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8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3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60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102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63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3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542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47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35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882cm" fo:padding-top="0cm" fo:padding-bottom="0cm" fo:padding-left="0cm" fo:padding-right="0cm"/>
    </style:style>
    <style:style style:name="gr118" style:family="graphic" style:parent-style-name="Default_5f_1_5f_1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2.114cm"/>
    </style:style>
    <style:style style:name="gr119" style:family="graphic" style:parent-style-name="standard">
      <style:graphic-properties draw:fill="solid" draw:fill-color="#9966cc" draw:textarea-horizontal-align="justify" draw:textarea-vertical-align="middle" draw:auto-grow-height="false" fo:min-height="1.495cm" fo:min-width="0.268cm"/>
    </style:style>
    <style:style style:name="gr120" style:family="graphic" style:parent-style-name="Default_5f_1">
      <style:graphic-properties draw:stroke="none" draw:fill="none" fo:min-height="1.577cm"/>
    </style:style>
    <style:style style:name="gr121" style:family="graphic" style:parent-style-name="Default_5f_1">
      <style:graphic-properties draw:fill="none" draw:textarea-horizontal-align="justify" draw:textarea-vertical-align="middle" draw:auto-grow-height="false" fo:min-height="0.25cm" fo:min-width="18cm"/>
    </style:style>
    <style:style style:name="gr122" style:family="graphic" style:parent-style-name="objectwithoutfill">
      <style:graphic-properties svg:stroke-width="0.053cm" svg:stroke-color="#008000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123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124" style:family="graphic" style:parent-style-name="objectwithoutfill">
      <style:graphic-properties svg:stroke-width="0.081cm" svg:stroke-color="#99ccff" draw:marker-start-width="0.321cm" draw:marker-end-width="0.321cm" draw:fill="none" draw:textarea-vertical-align="middle" fo:padding-top="0.04cm" fo:padding-bottom="0.04cm" fo:padding-left="0.04cm" fo:padding-right="0.04cm"/>
    </style:style>
    <style:style style:name="gr125" style:family="graphic" style:parent-style-name="objectwithoutfill">
      <style:graphic-properties svg:stroke-width="0.081cm" svg:stroke-color="#0047ff" draw:marker-start-width="0.321cm" draw:marker-end-width="0.321cm" draw:fill="none" draw:textarea-vertical-align="middle" fo:padding-top="0.04cm" fo:padding-bottom="0.04cm" fo:padding-left="0.04cm" fo:padding-right="0.04cm"/>
    </style:style>
    <style:style style:name="gr126" style:family="graphic" style:parent-style-name="Default_5f_1">
      <style:graphic-properties svg:stroke-color="#6b2394" draw:fill-color="#9966cc" draw:textarea-horizontal-align="justify" draw:textarea-vertical-align="middle" draw:auto-grow-height="false" fo:min-height="0.458cm" fo:min-width="0.208cm"/>
    </style:style>
    <style:style style:name="gr127" style:family="graphic" style:parent-style-name="Default_5f_1">
      <style:graphic-properties draw:fill="none" draw:textarea-horizontal-align="justify" draw:textarea-vertical-align="middle" draw:auto-grow-height="false" fo:min-height="0.25cm" fo:min-width="18cm"/>
    </style:style>
    <style:style style:name="gr128" style:family="graphic" style:parent-style-name="Default_5f_1">
      <style:graphic-properties draw:stroke="none" draw:fill="none" draw:textarea-vertical-align="middle" fo:min-height="0.75cm"/>
    </style:style>
    <style:style style:name="gr129" style:family="graphic" style:parent-style-name="Default_5f_1">
      <style:graphic-properties draw:fill="none" draw:textarea-horizontal-align="justify" draw:textarea-vertical-align="middle" draw:auto-grow-height="false" fo:min-height="0.75cm" fo:min-width="18cm"/>
    </style:style>
    <style:style style:name="gr130" style:family="graphic" style:parent-style-name="Default_5f_1">
      <style:graphic-properties draw:fill="hatch" draw:fill-hatch-name="Black_20_45_20_Degrees" draw:fill-hatch-solid="false" draw:textarea-horizontal-align="justify" draw:textarea-vertical-align="middle" draw:auto-grow-height="false" fo:min-height="0.25cm" fo:min-width="8cm"/>
    </style:style>
    <style:style style:name="gr131" style:family="graphic" style:parent-style-name="Default_5f_1">
      <style:graphic-properties draw:fill="hatch" draw:fill-hatch-name="Black_20_45_20_Degrees" draw:fill-hatch-solid="false" draw:textarea-horizontal-align="justify" draw:textarea-vertical-align="middle" draw:auto-grow-height="false" fo:min-height="0.25cm" fo:min-width="12cm"/>
    </style:style>
    <style:style style:name="gr132" style:family="graphic" style:parent-style-name="Default_5f_1">
      <style:graphic-properties draw:fill="none" draw:textarea-horizontal-align="justify" draw:textarea-vertical-align="middle" draw:auto-grow-height="false" fo:min-height="0.25cm" fo:min-width="5.5cm"/>
    </style:style>
    <style:style style:name="gr133" style:family="graphic" style:parent-style-name="Default_5f_1">
      <style:graphic-properties draw:fill="none" draw:textarea-horizontal-align="justify" draw:textarea-vertical-align="middle" draw:auto-grow-height="false" fo:min-height="0.25cm" fo:min-width="3.5cm"/>
    </style:style>
    <style:style style:name="gr134" style:family="graphic" style:parent-style-name="objectwithoutfill">
      <style:graphic-properties draw:stroke="dash" draw:stroke-dash="Fine_20_Dashed" draw:marker-start="Circle" draw:marker-end="Arrow" draw:marker-end-width="0.3cm" draw:fill="none" draw:textarea-vertical-align="middle"/>
    </style:style>
    <style:style style:name="gr13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36" style:family="graphic" style:parent-style-name="Default_5f_1">
      <style:graphic-properties draw:fill="hatch" draw:fill-hatch-name="Black_20_45_20_Degrees" draw:fill-hatch-solid="false" draw:textarea-horizontal-align="justify" draw:textarea-vertical-align="middle" draw:auto-grow-height="false" fo:min-height="0.25cm" fo:min-width="12.5cm"/>
    </style:style>
    <style:style style:name="gr137" style:family="graphic" style:parent-style-name="Default_5f_1">
      <style:graphic-properties draw:fill="hatch" draw:fill-hatch-name="Black_20_45_20_Degrees" draw:fill-hatch-solid="false" draw:textarea-horizontal-align="justify" draw:textarea-vertical-align="middle" draw:auto-grow-height="false" fo:min-height="0.25cm" fo:min-width="6.5cm"/>
    </style:style>
    <style:style style:name="gr138" style:family="graphic" style:parent-style-name="Default_5f_1">
      <style:graphic-properties draw:fill="none" draw:textarea-horizontal-align="justify" draw:textarea-vertical-align="middle" draw:auto-grow-height="false" fo:min-height="0.25cm" fo:min-width="4cm"/>
    </style:style>
    <style:style style:name="gr139" style:family="graphic" style:parent-style-name="Default_5f_1">
      <style:graphic-properties draw:fill="none" draw:textarea-horizontal-align="justify" draw:textarea-vertical-align="middle" draw:auto-grow-height="false" fo:min-height="0.25cm" fo:min-width="5cm"/>
    </style:style>
    <style:style style:name="gr140" style:family="graphic" style:parent-style-name="Default_5f_1">
      <style:graphic-properties draw:fill="hatch" draw:fill-hatch-name="Black_20_45_20_Degrees" draw:fill-hatch-solid="false" draw:opacity="25%" draw:textarea-horizontal-align="justify" draw:textarea-vertical-align="middle" draw:auto-grow-height="false" fo:min-height="0.25cm" fo:min-width="6.5cm" draw:shadow-opacity="25%"/>
    </style:style>
    <style:style style:name="gr141" style:family="graphic" style:parent-style-name="Default_5f_1">
      <style:graphic-properties draw:fill="hatch" draw:fill-hatch-name="Black_20_45_20_Degrees" draw:fill-hatch-solid="false" draw:opacity="25%" draw:textarea-horizontal-align="justify" draw:textarea-vertical-align="middle" draw:auto-grow-height="false" fo:min-height="0.25cm" fo:min-width="5cm" draw:shadow-opacity="25%"/>
    </style:style>
    <style:style style:name="gr142" style:family="graphic" style:parent-style-name="Default_5f_1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9cm" fo:min-width="2.153cm"/>
    </style:style>
    <style:style style:name="gr143" style:family="graphic" style:parent-style-name="Default_5f_1">
      <style:graphic-properties draw:stroke="none" draw:fill="none" fo:min-height="2.365cm"/>
    </style:style>
    <style:style style:name="gr144" style:family="graphic" style:parent-style-name="Default_5f_1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2.114cm"/>
    </style:style>
    <style:style style:name="gr145" style:family="graphic" style:parent-style-name="Default_5f_1">
      <style:graphic-properties draw:fill="hatch" draw:fill-hatch-name="Black_20_45_20_Degrees" draw:fill-hatch-solid="false" draw:textarea-horizontal-align="justify" draw:textarea-vertical-align="middle" draw:auto-grow-height="false" fo:min-height="0.25cm" fo:min-width="7.997cm"/>
    </style:style>
    <style:style style:name="gr146" style:family="graphic" style:parent-style-name="Default_5f_1">
      <style:graphic-properties draw:fill="hatch" draw:fill-hatch-name="Black_20_45_20_Degrees" draw:fill-hatch-solid="false" draw:textarea-horizontal-align="justify" draw:textarea-vertical-align="middle" draw:auto-grow-height="false" fo:min-height="0.25cm" fo:min-width="12.247cm"/>
    </style:style>
    <style:style style:name="gr147" style:family="graphic" style:parent-style-name="Default_5f_1">
      <style:graphic-properties draw:fill="none" draw:textarea-horizontal-align="justify" draw:textarea-vertical-align="middle" draw:auto-grow-height="false" fo:min-height="0.25cm" fo:min-width="5.253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6e6e6"/>
    </style:style>
    <style:style style:name="P3" style:family="paragraph">
      <loext:graphic-properties draw:fill="solid" draw:fill-color="#99cc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solid" draw:fill-color="#e6e6ff"/>
    </style:style>
    <style:style style:name="P10" style:family="paragraph">
      <loext:graphic-properties draw:fill="none"/>
      <style:text-properties fo:font-size="13pt" style:font-size-asian="13pt" style:font-size-complex="13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loext:graphic-properties draw:fill="solid" draw:fill-color="#9966cc"/>
      <style:paragraph-properties fo:text-align="center"/>
    </style:style>
    <style:style style:name="P15" style:family="paragraph">
      <style:paragraph-properties>
        <style:tab-stops>
          <style:tab-stop style:position="0cm"/>
          <style:tab-stop style:position="0.7cm"/>
        </style:tab-stops>
      </style:paragraph-properties>
    </style:style>
    <style:style style:name="P16" style:family="paragraph">
      <loext:graphic-properties draw:fill="none"/>
      <style:paragraph-properties>
        <style:tab-stops>
          <style:tab-stop style:position="0cm"/>
          <style:tab-stop style:position="0.7cm"/>
        </style:tab-stops>
      </style:paragraph-properties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-color="#9966cc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2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hatch" draw:fill-hatch-name="Black_20_45_20_Degrees" draw:fill-hatch-solid="false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="hatch" draw:fill-hatch-name="Black_20_45_20_Degrees" draw:fill-hatch-solid="false"/>
      <style:paragraph-properties fo:text-align="center"/>
    </style:style>
    <style:style style:name="P24" style:family="paragraph">
      <loext:graphic-properties draw:fill="hatch" draw:fill-hatch-name="Black_20_45_20_Degrees" draw:fill-hatch-solid="false" draw:opacity="25%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text-properties fo:font-size="10pt" style:font-size-asian="10pt" style:font-size-complex="10pt"/>
    </style:style>
    <style:style style:name="P26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2" style:family="text">
      <style:text-properties fo:color="#000000" style:font-name="Liberation Sans2" fo:font-size="16pt" style:font-size-asian="16pt" style:font-name-complex="Liberation Sans2" style:font-size-complex="16pt"/>
    </style:style>
    <style:style style:name="T3" style:family="text">
      <style:text-properties fo:color="#000000" style:font-name="Liberation Sans2" fo:font-size="16pt" fo:font-weight="bold" style:font-size-asian="16pt" style:font-name-complex="Liberation Sans2" style:font-size-complex="16pt" style:font-weight-complex="bold"/>
    </style:style>
    <style:style style:name="T4" style:family="text">
      <style:text-properties fo:color="#000000" style:font-name="Liberation Sans2" fo:font-size="18pt" fo:font-weight="bold" style:font-size-asian="18pt" style:font-name-complex="Liberation Sans2" style:font-size-complex="18pt" style:font-weight-complex="bold"/>
    </style:style>
    <style:style style:name="T5" style:family="text">
      <style:text-properties fo:color="#000000" style:font-name="Liberation Sans2" fo:font-size="13pt" style:font-size-asian="13pt" style:font-name-complex="Liberation Sans2" style:font-size-complex="13pt"/>
    </style:style>
    <style:style style:name="T6" style:family="text">
      <style:text-properties fo:color="#000000" style:font-name="Liberation Sans2" fo:font-size="14pt" style:font-size-asian="14pt" style:font-name-complex="Liberation Sans2" style:font-size-complex="14pt"/>
    </style:style>
    <style:style style:name="T7" style:family="text">
      <style:text-properties fo:color="#000000" style:font-name="Liberation Sans2" fo:font-size="15pt" style:font-size-asian="15pt" style:font-name-complex="Liberation Sans2" style:font-size-complex="15pt"/>
    </style:style>
    <style:style style:name="T8" style:family="text">
      <style:text-properties fo:color="#000000" style:font-name="DejaVu Sans1" fo:font-size="15pt" style:font-size-asian="15pt" style:font-name-complex="DejaVu Sans1" style:font-size-complex="15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normal" style:font-size-asian="10pt" style:font-size-complex="10pt"/>
    </style:style>
    <style:style style:name="T1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cm" svg:height="20.997cm" svg:x="0cm" svg:y="0cm" svg:viewBox="0 0 29701 20998" draw:points="0,0 29701,0 29701,20998 0,20998">
          <text:p/>
        </draw:polygon>
        <draw:polygon draw:style-name="gr2" draw:text-style-name="P2" draw:layer="layout" svg:width="18.288cm" svg:height="16.891cm" svg:x="7.81cm" svg:y="2.314cm" svg:viewBox="0 0 18289 16892" draw:points="9145,16892 0,16892 0,0 18289,0 18289,16892">
          <text:p/>
        </draw:polygon>
        <draw:polygon draw:style-name="gr3" draw:text-style-name="P3" draw:layer="layout" svg:width="3.683cm" svg:height="5.08cm" svg:x="22.334cm" svg:y="6.127cm" svg:viewBox="0 0 3684 5081" draw:points="1842,5081 0,5081 0,0 3684,0 3684,5081">
          <text:p/>
        </draw:polygon>
        <draw:frame draw:style-name="gr4" draw:text-style-name="P5" draw:layer="layout" svg:width="1.513cm" svg:height="0.712cm" svg:x="23.421cm" svg:y="7.603cm">
          <draw:text-box>
            <text:p text:style-name="P4"><text:span text:style-name="T1">Xilinx</text:span></text:p>
          </draw:text-box>
        </draw:frame>
        <draw:frame draw:style-name="gr5" draw:text-style-name="P5" draw:layer="layout" svg:width="1.412cm" svg:height="0.712cm" svg:x="23.47cm" svg:y="8.312cm">
          <draw:text-box>
            <text:p text:style-name="P4"><text:span text:style-name="T1">PCIe</text:span></text:p>
          </draw:text-box>
        </draw:frame>
        <draw:line draw:style-name="gr6" draw:text-style-name="P6" draw:layer="layout" svg:x1="26.027cm" svg:y1="8.466cm" svg:x2="27.432cm" svg:y2="8.466cm">
          <text:p/>
        </draw:line>
        <draw:polygon draw:style-name="gr7" draw:text-style-name="P7" draw:layer="layout" svg:width="0.525cm" svg:height="0.349cm" svg:x="27.407cm" svg:y="8.29cm" svg:viewBox="0 0 526 350" draw:points="526,176 0,0 0,350">
          <text:p/>
        </draw:polygon>
        <draw:line draw:style-name="gr6" draw:text-style-name="P6" draw:layer="layout" svg:x1="27.922cm" svg:y1="9.175cm" svg:x2="26.518cm" svg:y2="9.175cm">
          <text:p/>
        </draw:line>
        <draw:polygon draw:style-name="gr7" draw:text-style-name="P7" draw:layer="layout" svg:width="0.526cm" svg:height="0.349cm" svg:x="26.017cm" svg:y="8.999cm" svg:viewBox="0 0 527 350" draw:points="0,176 527,350 527,0">
          <text:p/>
        </draw:polygon>
        <draw:frame draw:style-name="gr8" draw:text-style-name="P5" draw:layer="layout" svg:width="1.374cm" svg:height="0.712cm" svg:x="23.491cm" svg:y="9.024cm">
          <draw:text-box>
            <text:p text:style-name="P4"><text:span text:style-name="T1">Core</text:span></text:p>
          </draw:text-box>
        </draw:frame>
        <draw:frame draw:style-name="gr9" draw:text-style-name="P8" draw:layer="layout" svg:width="1.255cm" svg:height="0.628cm" svg:x="26.268cm" svg:y="9.533cm">
          <draw:text-box>
            <text:p text:style-name="P4"><text:span text:style-name="T2">PCIe</text:span></text:p>
          </draw:text-box>
        </draw:frame>
        <draw:polygon draw:style-name="gr10" draw:text-style-name="P2" draw:layer="layout" svg:width="11.303cm" svg:height="15.748cm" svg:x="8.491cm" svg:y="3.206cm" svg:viewBox="0 0 11304 15749" draw:points="5651,15749 0,15749 0,0 11304,0 11304,15749">
          <text:p/>
        </draw:polygon>
        <draw:polygon draw:style-name="gr11" draw:text-style-name="P6" draw:layer="layout" svg:width="11.303cm" svg:height="15.748cm" svg:x="8.491cm" svg:y="3.206cm" svg:viewBox="0 0 11304 15749" draw:points="5651,15749 0,15749 0,0 11304,0 11304,15749">
          <text:p/>
        </draw:polygon>
        <draw:polygon draw:style-name="gr12" draw:text-style-name="P9" draw:layer="layout" svg:width="9.017cm" svg:height="5.08cm" svg:x="8.752cm" svg:y="11.08cm" svg:viewBox="0 0 9018 5081" draw:points="4512,5081 0,5081 0,0 9018,0 9018,5081">
          <text:p/>
        </draw:polygon>
        <draw:frame draw:style-name="gr13" draw:text-style-name="P8" draw:layer="layout" svg:width="1.975cm" svg:height="0.628cm" svg:x="26.268cm" svg:y="10.168cm">
          <draw:text-box>
            <text:p text:style-name="P4"><text:span text:style-name="T2">Gen3x8</text:span></text:p>
          </draw:text-box>
        </draw:frame>
        <draw:polygon draw:style-name="gr3" draw:text-style-name="P3" draw:layer="layout" svg:width="2.54cm" svg:height="1.778cm" svg:x="5.012cm" svg:y="5.492cm" svg:viewBox="0 0 2541 1779" draw:points="1270,1779 0,1779 0,0 2541,0 2541,1779">
          <text:p/>
        </draw:polygon>
        <draw:frame draw:style-name="gr14" draw:text-style-name="P5" draw:layer="layout" svg:width="3.791cm" svg:height="0.712cm" svg:x="9.006cm" svg:y="3.486cm">
          <draw:text-box>
            <text:p text:style-name="P4"><text:span text:style-name="T1">Wupper_core</text:span></text:p>
          </draw:text-box>
        </draw:frame>
        <draw:frame draw:style-name="gr15" draw:text-style-name="P8" draw:layer="layout" svg:width="1.755cm" svg:height="0.628cm" svg:x="5.408cm" svg:y="5.747cm">
          <draw:text-box>
            <text:p text:style-name="P4"><text:span text:style-name="T2">ToHost</text:span></text:p>
          </draw:text-box>
        </draw:frame>
        <draw:polygon draw:style-name="gr3" draw:text-style-name="P3" draw:layer="layout" svg:width="2.54cm" svg:height="1.778cm" svg:x="5.012cm" svg:y="8.032cm" svg:viewBox="0 0 2541 1779" draw:points="1270,1779 0,1779 0,0 2541,0 2541,1779">
          <text:p/>
        </draw:polygon>
        <draw:frame draw:style-name="gr16" draw:text-style-name="P8" draw:layer="layout" svg:width="1.28cm" svg:height="0.628cm" svg:x="5.644cm" svg:y="6.382cm">
          <draw:text-box>
            <text:p text:style-name="P4"><text:span text:style-name="T2">FIFO</text:span></text:p>
          </draw:text-box>
        </draw:frame>
        <draw:frame draw:style-name="gr17" draw:text-style-name="P8" draw:layer="layout" svg:width="2.474cm" svg:height="0.628cm" svg:x="5.048cm" svg:y="8.287cm">
          <draw:text-box>
            <text:p text:style-name="P4"><text:span text:style-name="T2">FromHost</text:span></text:p>
          </draw:text-box>
        </draw:frame>
        <draw:line draw:style-name="gr6" draw:text-style-name="P6" draw:layer="layout" svg:x1="5.012cm" svg:y1="8.921cm" svg:x2="4.628cm" svg:y2="8.921cm">
          <text:p/>
        </draw:line>
        <draw:polygon draw:style-name="gr7" draw:text-style-name="P7" draw:layer="layout" svg:width="0.674cm" svg:height="0.449cm" svg:x="3.986cm" svg:y="8.695cm" svg:viewBox="0 0 675 450" draw:points="0,227 675,450 675,0">
          <text:p/>
        </draw:polygon>
        <draw:polygon draw:style-name="gr12" draw:text-style-name="P9" draw:layer="layout" svg:width="8.509cm" svg:height="6.35cm" svg:x="8.752cm" svg:y="4.476cm" svg:viewBox="0 0 8510 6351" draw:points="4259,6351 0,6351 0,0 8510,0 8510,6351">
          <text:p/>
        </draw:polygon>
        <draw:polygon draw:style-name="gr3" draw:text-style-name="P3" draw:layer="layout" svg:width="2.783cm" svg:height="1.778cm" svg:x="9.091cm" svg:y="5.492cm" svg:viewBox="0 0 2784 1779" draw:points="1394,1779 0,1779 0,0 2784,0 2784,1779">
          <text:p/>
        </draw:polygon>
        <draw:frame draw:style-name="gr16" draw:text-style-name="P8" draw:layer="layout" svg:width="1.28cm" svg:height="0.628cm" svg:x="5.644cm" svg:y="8.922cm">
          <draw:text-box>
            <text:p text:style-name="P4"><text:span text:style-name="T2">FIFO</text:span></text:p>
          </draw:text-box>
        </draw:frame>
        <draw:frame draw:style-name="gr18" draw:text-style-name="P5" draw:layer="layout" svg:width="1.975cm" svg:height="0.712cm" svg:x="9.497cm" svg:y="5.669cm">
          <draw:text-box>
            <text:p text:style-name="P4"><text:span text:style-name="T1">ToHost</text:span></text:p>
          </draw:text-box>
        </draw:frame>
        <draw:polygon draw:style-name="gr3" draw:text-style-name="P3" draw:layer="layout" svg:width="2.783cm" svg:height="1.778cm" svg:x="9.091cm" svg:y="8.032cm" svg:viewBox="0 0 2784 1779" draw:points="1394,1779 0,1779 0,0 2784,0 2784,1779">
          <text:p/>
        </draw:polygon>
        <draw:frame draw:style-name="gr19" draw:text-style-name="P5" draw:layer="layout" svg:width="2.267cm" svg:height="0.712cm" svg:x="9.349cm" svg:y="6.382cm">
          <draw:text-box>
            <text:p text:style-name="P4"><text:span text:style-name="T1">FIFO ctl</text:span></text:p>
          </draw:text-box>
        </draw:frame>
        <draw:frame draw:style-name="gr20" draw:text-style-name="P8" draw:layer="layout" svg:width="2.631cm" svg:height="0.628cm" svg:x="9.169cm" svg:y="8.287cm">
          <draw:text-box>
            <text:p text:style-name="P4"><text:span text:style-name="T2">FromHost </text:span></text:p>
          </draw:text-box>
        </draw:frame>
        <draw:polygon draw:style-name="gr3" draw:text-style-name="P3" draw:layer="layout" svg:width="3.302cm" svg:height="2.032cm" svg:x="13.634cm" svg:y="5.365cm" svg:viewBox="0 0 3303 2033" draw:points="1652,2033 0,2033 0,0 3303,0 3303,2033">
          <text:p/>
        </draw:polygon>
        <draw:frame draw:style-name="gr21" draw:text-style-name="P8" draw:layer="layout" svg:width="2.004cm" svg:height="0.628cm" svg:x="9.483cm" svg:y="8.922cm">
          <draw:text-box>
            <text:p text:style-name="P4"><text:span text:style-name="T2">FIFO ctl</text:span></text:p>
          </draw:text-box>
        </draw:frame>
        <draw:frame draw:style-name="gr22" draw:text-style-name="P8" draw:layer="layout" svg:width="1.005cm" svg:height="0.628cm" svg:x="14.785cm" svg:y="5.43cm">
          <draw:text-box>
            <text:p text:style-name="P4"><text:span text:style-name="T2">Add</text:span></text:p>
          </draw:text-box>
        </draw:frame>
        <draw:frame draw:style-name="gr23" draw:text-style-name="P8" draw:layer="layout" svg:width="2.965cm" svg:height="0.628cm" svg:x="13.804cm" svg:y="6.065cm">
          <draw:text-box>
            <text:p text:style-name="P4"><text:span text:style-name="T2">Read/Write </text:span></text:p>
          </draw:text-box>
        </draw:frame>
        <draw:line draw:style-name="gr6" draw:text-style-name="P6" draw:layer="layout" svg:x1="16.936cm" svg:y1="6.381cm" svg:x2="21.692cm" svg:y2="6.381cm">
          <text:p/>
        </draw:line>
        <draw:polygon draw:style-name="gr7" draw:text-style-name="P7" draw:layer="layout" svg:width="0.673cm" svg:height="0.449cm" svg:x="21.664cm" svg:y="6.155cm" svg:viewBox="0 0 674 450" draw:points="674,226 0,0 0,450">
          <text:p/>
        </draw:polygon>
        <draw:polygon draw:style-name="gr3" draw:text-style-name="P3" draw:layer="layout" svg:width="3.302cm" svg:height="2.032cm" svg:x="13.634cm" svg:y="7.905cm" svg:viewBox="0 0 3303 2033" draw:points="1652,2033 0,2033 0,0 3303,0 3303,2033">
          <text:p/>
        </draw:polygon>
        <draw:frame draw:style-name="gr15" draw:text-style-name="P8" draw:layer="layout" svg:width="1.755cm" svg:height="0.628cm" svg:x="14.407cm" svg:y="6.7cm">
          <draw:text-box>
            <text:p text:style-name="P4"><text:span text:style-name="T2">header</text:span></text:p>
          </draw:text-box>
        </draw:frame>
        <draw:frame draw:style-name="gr24" draw:text-style-name="P8" draw:layer="layout" svg:width="1.319cm" svg:height="0.628cm" svg:x="14.63cm" svg:y="8.287cm">
          <draw:text-box>
            <text:p text:style-name="P4"><text:span text:style-name="T2">Strip </text:span></text:p>
          </draw:text-box>
        </draw:frame>
        <draw:line draw:style-name="gr6" draw:text-style-name="P6" draw:layer="layout" svg:x1="11.874cm" svg:y1="6.381cm" svg:x2="12.989cm" svg:y2="6.381cm">
          <text:p/>
        </draw:line>
        <draw:polygon draw:style-name="gr7" draw:text-style-name="P7" draw:layer="layout" svg:width="0.673cm" svg:height="0.449cm" svg:x="12.961cm" svg:y="6.155cm" svg:viewBox="0 0 674 450" draw:points="674,226 0,0 0,450">
          <text:p/>
        </draw:polygon>
        <draw:line draw:style-name="gr6" draw:text-style-name="P6" draw:layer="layout" svg:x1="13.634cm" svg:y1="8.921cm" svg:x2="12.52cm" svg:y2="8.921cm">
          <text:p/>
        </draw:line>
        <draw:polygon draw:style-name="gr7" draw:text-style-name="P7" draw:layer="layout" svg:width="0.674cm" svg:height="0.449cm" svg:x="11.874cm" svg:y="8.695cm" svg:viewBox="0 0 675 450" draw:points="0,227 675,450 675,0">
          <text:p/>
        </draw:polygon>
        <draw:polyline draw:style-name="gr6" draw:text-style-name="P6" draw:layer="layout" svg:width="4.755cm" svg:height="1.397cm" svg:x="17.582cm" svg:y="7.524cm" svg:viewBox="0 0 4756 1398" draw:points="4756,0 974,0 974,1398 0,1398">
          <text:p/>
        </draw:polyline>
        <draw:polygon draw:style-name="gr7" draw:text-style-name="P7" draw:layer="layout" svg:width="0.674cm" svg:height="0.449cm" svg:x="16.936cm" svg:y="8.695cm" svg:viewBox="0 0 675 450" draw:points="0,227 675,450 675,0">
          <text:p/>
        </draw:polygon>
        <draw:line draw:style-name="gr6" draw:text-style-name="P6" draw:layer="layout" svg:x1="7.552cm" svg:y1="6.381cm" svg:x2="8.445cm" svg:y2="6.381cm">
          <text:p/>
        </draw:line>
        <draw:polygon draw:style-name="gr7" draw:text-style-name="P7" draw:layer="layout" svg:width="0.674cm" svg:height="0.449cm" svg:x="8.417cm" svg:y="6.155cm" svg:viewBox="0 0 675 450" draw:points="675,226 0,0 0,450">
          <text:p/>
        </draw:polygon>
        <draw:line draw:style-name="gr6" draw:text-style-name="P6" draw:layer="layout" svg:x1="9.091cm" svg:y1="8.921cm" svg:x2="8.198cm" svg:y2="8.921cm">
          <text:p/>
        </draw:line>
        <draw:polygon draw:style-name="gr7" draw:text-style-name="P7" draw:layer="layout" svg:width="0.674cm" svg:height="0.449cm" svg:x="7.552cm" svg:y="8.695cm" svg:viewBox="0 0 675 450" draw:points="0,227 675,450 675,0">
          <text:p/>
        </draw:polygon>
        <draw:frame draw:style-name="gr15" draw:text-style-name="P8" draw:layer="layout" svg:width="1.755cm" svg:height="0.628cm" svg:x="14.411cm" svg:y="8.922cm">
          <draw:text-box>
            <text:p text:style-name="P4"><text:span text:style-name="T2">header</text:span></text:p>
          </draw:text-box>
        </draw:frame>
        <draw:frame draw:style-name="gr25" draw:text-style-name="P8" draw:layer="layout" svg:width="1.822cm" svg:height="0.628cm" svg:x="20.087cm" svg:y="5.472cm">
          <draw:text-box>
            <text:p text:style-name="P4"><text:span text:style-name="T2">axis_rq</text:span></text:p>
          </draw:text-box>
        </draw:frame>
        <draw:polygon draw:style-name="gr3" draw:text-style-name="P3" draw:layer="layout" svg:width="3.302cm" svg:height="1.524cm" svg:x="13.634cm" svg:y="12.096cm" svg:viewBox="0 0 3303 1525" draw:points="1652,1525 0,1525 0,0 3303,0 3303,1525">
          <text:p/>
        </draw:polygon>
        <draw:frame draw:style-name="gr26" draw:text-style-name="P8" draw:layer="layout" svg:width="1.793cm" svg:height="0.628cm" svg:x="20.101cm" svg:y="6.665cm">
          <draw:text-box>
            <text:p text:style-name="P4"><text:span text:style-name="T2">axis_rc</text:span></text:p>
          </draw:text-box>
        </draw:frame>
        <draw:frame draw:style-name="gr27" draw:text-style-name="P8" draw:layer="layout" svg:width="2.809cm" svg:height="0.628cm" svg:x="13.882cm" svg:y="12.224cm">
          <draw:text-box>
            <text:p text:style-name="P4"><text:span text:style-name="T2">Read/Write</text:span></text:p>
          </draw:text-box>
        </draw:frame>
        <draw:polygon draw:style-name="gr3" draw:text-style-name="P3" draw:layer="layout" svg:width="3.302cm" svg:height="2.032cm" svg:x="13.634cm" svg:y="16.612cm" svg:viewBox="0 0 3303 2033" draw:points="1652,2033 0,2033 0,0 3303,0 3303,2033">
          <text:p/>
        </draw:polygon>
        <draw:frame draw:style-name="gr28" draw:text-style-name="P8" draw:layer="layout" svg:width="2.762cm" svg:height="0.628cm" svg:x="13.907cm" svg:y="12.859cm">
          <draw:text-box>
            <text:p text:style-name="P4"><text:span text:style-name="T2">descriptors</text:span></text:p>
          </draw:text-box>
        </draw:frame>
        <draw:frame draw:style-name="gr29" draw:text-style-name="P8" draw:layer="layout" svg:width="1.065cm" svg:height="0.628cm" svg:x="14.757cm" svg:y="16.677cm">
          <draw:text-box>
            <text:p text:style-name="P4"><text:span text:style-name="T2">IO / </text:span></text:p>
          </draw:text-box>
        </draw:frame>
        <draw:frame draw:style-name="gr30" draw:text-style-name="P8" draw:layer="layout" svg:width="2.165cm" svg:height="0.628cm" svg:x="14.206cm" svg:y="17.312cm">
          <draw:text-box>
            <text:p text:style-name="P4"><text:span text:style-name="T2">external </text:span></text:p>
          </draw:text-box>
        </draw:frame>
        <draw:polyline draw:style-name="gr31" draw:text-style-name="P6" draw:layer="layout" svg:width="4.862cm" svg:height="3.278cm" svg:x="16.936cm" svg:y="9.302cm" svg:viewBox="0 0 4863 3279" draw:points="0,3279 2002,3279 2002,0 4863,0">
          <text:p/>
        </draw:polyline>
        <draw:polygon draw:style-name="gr7" draw:text-style-name="P7" draw:layer="layout" svg:width="0.564cm" svg:height="0.377cm" svg:x="21.773cm" svg:y="9.112cm" svg:viewBox="0 0 565 378" draw:points="565,191 0,0 0,378">
          <text:p/>
        </draw:polygon>
        <draw:polyline draw:style-name="gr31" draw:text-style-name="P6" draw:layer="layout" svg:width="4.862cm" svg:height="7.867cm" svg:x="16.936cm" svg:y="9.302cm" svg:viewBox="0 0 4863 7868" draw:points="0,7868 2002,7868 2002,0 4863,0">
          <text:p/>
        </draw:polyline>
        <draw:polygon draw:style-name="gr7" draw:text-style-name="P7" draw:layer="layout" svg:width="0.564cm" svg:height="0.377cm" svg:x="21.773cm" svg:y="9.112cm" svg:viewBox="0 0 565 378" draw:points="565,191 0,0 0,378">
          <text:p/>
        </draw:polygon>
        <draw:frame draw:style-name="gr30" draw:text-style-name="P8" draw:layer="layout" svg:width="2.165cm" svg:height="0.628cm" svg:x="14.206cm" svg:y="17.947cm">
          <draw:text-box>
            <text:p text:style-name="P4"><text:span text:style-name="T2">registers</text:span></text:p>
          </draw:text-box>
        </draw:frame>
        <draw:polyline draw:style-name="gr31" draw:text-style-name="P6" draw:layer="layout" svg:width="4.861cm" svg:height="2.886cm" svg:x="17.476cm" svg:y="10.318cm" svg:viewBox="0 0 4862 2887" draw:points="4862,0 2159,0 2159,2887 0,2887">
          <text:p/>
        </draw:polyline>
        <draw:polygon draw:style-name="gr7" draw:text-style-name="P7" draw:layer="layout" svg:width="0.565cm" svg:height="0.378cm" svg:x="16.936cm" svg:y="13.013cm" svg:viewBox="0 0 566 379" draw:points="0,191 566,379 566,0">
          <text:p/>
        </draw:polygon>
        <draw:polyline draw:style-name="gr31" draw:text-style-name="P6" draw:layer="layout" svg:width="4.861cm" svg:height="7.772cm" svg:x="17.476cm" svg:y="10.318cm" svg:viewBox="0 0 4862 7773" draw:points="4862,0 2159,0 2159,7773 0,7773">
          <text:p/>
        </draw:polyline>
        <draw:polygon draw:style-name="gr7" draw:text-style-name="P7" draw:layer="layout" svg:width="0.565cm" svg:height="0.374cm" svg:x="16.936cm" svg:y="17.903cm" svg:viewBox="0 0 566 375" draw:points="0,187 566,375 566,0">
          <text:p/>
        </draw:polygon>
        <draw:frame draw:style-name="gr32" draw:text-style-name="P8" draw:layer="layout" svg:width="1.89cm" svg:height="0.628cm" svg:x="20.052cm" svg:y="8.439cm">
          <draw:text-box>
            <text:p text:style-name="P4"><text:span text:style-name="T2">axis_cc</text:span></text:p>
          </draw:text-box>
        </draw:frame>
        <draw:polygon draw:style-name="gr3" draw:text-style-name="P3" draw:layer="layout" svg:width="3.683cm" svg:height="1.778cm" svg:x="22.334cm" svg:y="3.079cm" svg:viewBox="0 0 3684 1779" draw:points="1842,1779 0,1779 0,0 3684,0 3684,1779">
          <text:p/>
        </draw:polygon>
        <draw:frame draw:style-name="gr33" draw:text-style-name="P8" draw:layer="layout" svg:width="1.92cm" svg:height="0.628cm" svg:x="20.038cm" svg:y="9.607cm">
          <draw:text-box>
            <text:p text:style-name="P4"><text:span text:style-name="T2">axis_cq</text:span></text:p>
          </draw:text-box>
        </draw:frame>
        <draw:frame draw:style-name="gr34" draw:text-style-name="P8" draw:layer="layout" svg:width="2.254cm" svg:height="0.628cm" svg:x="23.051cm" svg:y="3.334cm">
          <draw:text-box>
            <text:p text:style-name="P4"><text:span text:style-name="T2">Interrupt </text:span></text:p>
          </draw:text-box>
        </draw:frame>
        <draw:polyline draw:style-name="gr31" draw:text-style-name="P6" draw:layer="layout" svg:width="6.513cm" svg:height="1.397cm" svg:x="15.285cm" svg:y="3.968cm" svg:viewBox="0 0 6514 1398" draw:points="0,1398 0,0 6514,0">
          <text:p/>
        </draw:polyline>
        <draw:polygon draw:style-name="gr7" draw:text-style-name="P7" draw:layer="layout" svg:width="0.561cm" svg:height="0.377cm" svg:x="21.773cm" svg:y="3.778cm" svg:viewBox="0 0 562 378" draw:points="562,191 0,0 0,378">
          <text:p/>
        </draw:polygon>
        <draw:line draw:style-name="gr31" draw:text-style-name="P6" draw:layer="layout" svg:x1="24.175cm" svg:y1="4.857cm" svg:x2="24.175cm" svg:y2="5.588cm">
          <text:p/>
        </draw:line>
        <draw:polygon draw:style-name="gr7" draw:text-style-name="P7" draw:layer="layout" svg:width="0.378cm" svg:height="0.564cm" svg:x="23.988cm" svg:y="5.563cm" svg:viewBox="0 0 379 565" draw:points="187,565 379,0 0,0">
          <text:p/>
        </draw:polygon>
        <draw:path draw:style-name="gr35" draw:text-style-name="P3" draw:layer="layout" svg:width="1.909cm" svg:height="1.651cm" svg:x="2.204cm" svg:y="16.739cm" svg:viewBox="0 0 1910 1652" svg:d="M173 547c-35-205 127-399 293-399 53 0 106 21 152 49 43-91 121-148 209-148 56 4 120 32 166 81 28-81 98-130 169-130 60 0 116 35 152 88 42-56 102-88 166-88 102 0 190 84 208 208 98 32 173 141 173 268 0 35-4 74-22 109 43 61 71 139 71 213 0 176-117 325-261 349 0 170-113 300-254 300-50 0-95-17-138-46-35 145-151 251-285 251-96 0-191-60-244-159-53 35-28 60-177 60-124 0-233-78-293-205-141-3-215-102-215-225 0-60 17-113 53-156-60-35-96-109-96-194 0-116 74-212 173-226zM0 0zM1910 1652z">
          <text:p/>
        </draw:path>
        <draw:path draw:style-name="gr11" draw:text-style-name="P6" draw:layer="layout" svg:width="1.909cm" svg:height="1.651cm" svg:x="2.204cm" svg:y="16.739cm" svg:viewBox="0 0 1910 1652" svg:d="M173 547c-35-205 127-399 293-399 53 0 106 21 152 49 43-91 121-148 209-148 56 4 120 32 166 81 28-81 98-130 169-130 60 0 116 35 152 88 42-56 102-88 166-88 102 0 190 84 208 208 98 32 173 141 173 268 0 35-4 74-22 109 43 61 71 139 71 213 0 176-117 325-261 349 0 170-113 300-254 300-50 0-95-17-138-46-35 145-151 251-285 251-96 0-191-60-244-159-53 35-28 60-177 60-124 0-233-78-293-205-141-3-215-102-215-225 0-60 17-113 53-156-60-35-96-109-96-194 0-116 74-212 173-226z">
          <text:p/>
        </draw:path>
        <draw:polygon draw:style-name="gr11" draw:text-style-name="P6" draw:layer="layout" svg:width="0cm" svg:height="0cm" svg:x="2.204cm" svg:y="16.739cm" svg:viewBox="0 0 0 0" draw:points="0,0">
          <text:p/>
        </draw:polygon>
        <draw:polygon draw:style-name="gr11" draw:text-style-name="P6" draw:layer="layout" svg:width="0cm" svg:height="0cm" svg:x="4.113cm" svg:y="18.39cm" svg:viewBox="0 0 0 0" draw:points="0,0">
          <text:p/>
        </draw:polygon>
        <draw:path draw:style-name="gr11" draw:text-style-name="P6" draw:layer="layout" svg:width="0.011cm" svg:height="0.056cm" svg:x="2.377cm" svg:y="17.286cm" svg:viewBox="0 0 12 57" svg:d="M0 0c0 17 7 42 12 57">
          <text:p/>
        </draw:path>
        <draw:polygon draw:style-name="gr11" draw:text-style-name="P6" draw:layer="layout" svg:width="0cm" svg:height="0cm" svg:x="2.204cm" svg:y="16.739cm" svg:viewBox="0 0 0 0" draw:points="0,0">
          <text:p/>
        </draw:polygon>
        <draw:polygon draw:style-name="gr11" draw:text-style-name="P6" draw:layer="layout" svg:width="0cm" svg:height="0cm" svg:x="4.113cm" svg:y="18.39cm" svg:viewBox="0 0 0 0" draw:points="0,0">
          <text:p/>
        </draw:polygon>
        <draw:path draw:style-name="gr11" draw:text-style-name="P6" draw:layer="layout" svg:width="0.06cm" svg:height="0.057cm" svg:x="2.822cm" svg:y="16.936cm" svg:viewBox="0 0 61 58" svg:d="M0 0c17 15 43 37 61 58">
          <text:p/>
        </draw:path>
        <draw:polygon draw:style-name="gr11" draw:text-style-name="P6" draw:layer="layout" svg:width="0cm" svg:height="0cm" svg:x="2.204cm" svg:y="16.739cm" svg:viewBox="0 0 0 0" draw:points="0,0">
          <text:p/>
        </draw:polygon>
        <draw:polygon draw:style-name="gr11" draw:text-style-name="P6" draw:layer="layout" svg:width="0cm" svg:height="0cm" svg:x="4.113cm" svg:y="18.39cm" svg:viewBox="0 0 0 0" draw:points="0,0">
          <text:p/>
        </draw:polygon>
        <draw:path draw:style-name="gr11" draw:text-style-name="P6" draw:layer="layout" svg:width="0.018cm" svg:height="0.053cm" svg:x="3.178cm" svg:y="16.869cm" svg:viewBox="0 0 19 54" svg:d="M19 0c-7 15-15 37-19 54">
          <text:p/>
        </draw:path>
        <draw:polygon draw:style-name="gr11" draw:text-style-name="P6" draw:layer="layout" svg:width="0cm" svg:height="0cm" svg:x="2.204cm" svg:y="16.739cm" svg:viewBox="0 0 0 0" draw:points="0,0">
          <text:p/>
        </draw:polygon>
        <draw:polygon draw:style-name="gr11" draw:text-style-name="P6" draw:layer="layout" svg:width="0cm" svg:height="0cm" svg:x="4.113cm" svg:y="18.39cm" svg:viewBox="0 0 0 0" draw:points="0,0">
          <text:p/>
        </draw:polygon>
        <draw:path draw:style-name="gr11" draw:text-style-name="P6" draw:layer="layout" svg:width="0.029cm" svg:height="0.064cm" svg:x="3.488cm" svg:y="16.827cm" svg:viewBox="0 0 30 65" svg:d="M30 0c-15 18-22 43-30 65">
          <text:p/>
        </draw:path>
        <draw:polygon draw:style-name="gr11" draw:text-style-name="P6" draw:layer="layout" svg:width="0cm" svg:height="0cm" svg:x="2.204cm" svg:y="16.739cm" svg:viewBox="0 0 0 0" draw:points="0,0">
          <text:p/>
        </draw:polygon>
        <draw:polygon draw:style-name="gr11" draw:text-style-name="P6" draw:layer="layout" svg:width="0cm" svg:height="0cm" svg:x="4.113cm" svg:y="18.39cm" svg:viewBox="0 0 0 0" draw:points="0,0">
          <text:p/>
        </draw:polygon>
        <draw:path draw:style-name="gr11" draw:text-style-name="P6" draw:layer="layout" svg:width="0.008cm" svg:height="0.049cm" svg:x="3.891cm" svg:y="16.947cm" svg:viewBox="0 0 9 50" svg:d="M0 0c4 14 12 43 8 50">
          <text:p/>
        </draw:path>
        <draw:polygon draw:style-name="gr11" draw:text-style-name="P6" draw:layer="layout" svg:width="0cm" svg:height="0cm" svg:x="2.204cm" svg:y="16.739cm" svg:viewBox="0 0 0 0" draw:points="0,0">
          <text:p/>
        </draw:polygon>
        <draw:polygon draw:style-name="gr11" draw:text-style-name="P6" draw:layer="layout" svg:width="0cm" svg:height="0cm" svg:x="4.113cm" svg:y="18.39cm" svg:viewBox="0 0 0 0" draw:points="0,0">
          <text:p/>
        </draw:polygon>
        <draw:path draw:style-name="gr11" draw:text-style-name="P6" draw:layer="layout" svg:width="0.063cm" svg:height="0.103cm" svg:x="3.979cm" svg:y="17.324cm" svg:viewBox="0 0 64 104" svg:d="M64 0c-14 39-35 76-64 104">
          <text:p/>
        </draw:path>
        <draw:polygon draw:style-name="gr11" draw:text-style-name="P6" draw:layer="layout" svg:width="0cm" svg:height="0cm" svg:x="2.204cm" svg:y="16.739cm" svg:viewBox="0 0 0 0" draw:points="0,0">
          <text:p/>
        </draw:polygon>
        <draw:polygon draw:style-name="gr11" draw:text-style-name="P6" draw:layer="layout" svg:width="0cm" svg:height="0cm" svg:x="4.113cm" svg:y="18.39cm" svg:viewBox="0 0 0 0" draw:points="0,0">
          <text:p/>
        </draw:polygon>
        <draw:path draw:style-name="gr11" draw:text-style-name="P6" draw:layer="layout" svg:width="0.146cm" svg:height="0.271cm" svg:x="3.707cm" svg:y="17.614cm" svg:viewBox="0 0 147 272" svg:d="M146 272c7-60-33-216-146-272">
          <text:p/>
        </draw:path>
        <draw:polygon draw:style-name="gr11" draw:text-style-name="P6" draw:layer="layout" svg:width="0cm" svg:height="0cm" svg:x="2.204cm" svg:y="16.739cm" svg:viewBox="0 0 0 0" draw:points="0,0">
          <text:p/>
        </draw:polygon>
        <draw:polygon draw:style-name="gr11" draw:text-style-name="P6" draw:layer="layout" svg:width="0cm" svg:height="0cm" svg:x="4.113cm" svg:y="18.39cm" svg:viewBox="0 0 0 0" draw:points="0,0">
          <text:p/>
        </draw:polygon>
        <draw:path draw:style-name="gr11" draw:text-style-name="P6" draw:layer="layout" svg:width="0.014cm" svg:height="0.074cm" svg:x="3.46cm" svg:y="18.065cm" svg:viewBox="0 0 15 75" svg:d="M0 75c8-24 12-50 15-75">
          <text:p/>
        </draw:path>
        <draw:polygon draw:style-name="gr11" draw:text-style-name="P6" draw:layer="layout" svg:width="0cm" svg:height="0cm" svg:x="2.204cm" svg:y="16.739cm" svg:viewBox="0 0 0 0" draw:points="0,0">
          <text:p/>
        </draw:polygon>
        <draw:polygon draw:style-name="gr11" draw:text-style-name="P6" draw:layer="layout" svg:width="0cm" svg:height="0cm" svg:x="4.113cm" svg:y="18.39cm" svg:viewBox="0 0 0 0" draw:points="0,0">
          <text:p/>
        </draw:polygon>
        <draw:path draw:style-name="gr11" draw:text-style-name="P6" draw:layer="layout" svg:width="0.032cm" svg:height="0.067cm" svg:x="2.899cm" svg:y="18.164cm" svg:viewBox="0 0 33 68" svg:d="M33 68c-15-21-26-43-33-68">
          <text:p/>
        </draw:path>
        <draw:polygon draw:style-name="gr11" draw:text-style-name="P6" draw:layer="layout" svg:width="0cm" svg:height="0cm" svg:x="2.204cm" svg:y="16.739cm" svg:viewBox="0 0 0 0" draw:points="0,0">
          <text:p/>
        </draw:polygon>
        <draw:polygon draw:style-name="gr11" draw:text-style-name="P6" draw:layer="layout" svg:width="0cm" svg:height="0cm" svg:x="4.113cm" svg:y="18.39cm" svg:viewBox="0 0 0 0" draw:points="0,0">
          <text:p/>
        </draw:polygon>
        <draw:path draw:style-name="gr11" draw:text-style-name="P6" draw:layer="layout" svg:width="0.049cm" svg:height="0.014cm" svg:x="2.462cm" svg:y="18.072cm" svg:viewBox="0 0 50 15" svg:d="M0 15c15-3 33-8 50-15">
          <text:p/>
        </draw:path>
        <draw:polygon draw:style-name="gr11" draw:text-style-name="P6" draw:layer="layout" svg:width="0cm" svg:height="0cm" svg:x="2.204cm" svg:y="16.739cm" svg:viewBox="0 0 0 0" draw:points="0,0">
          <text:p/>
        </draw:polygon>
        <draw:polygon draw:style-name="gr11" draw:text-style-name="P6" draw:layer="layout" svg:width="0cm" svg:height="0cm" svg:x="4.113cm" svg:y="18.39cm" svg:viewBox="0 0 0 0" draw:points="0,0">
          <text:p/>
        </draw:polygon>
        <draw:path draw:style-name="gr11" draw:text-style-name="P6" draw:layer="layout" svg:width="0.109cm" svg:height="0.033cm" svg:x="2.3cm" svg:y="17.705cm" svg:viewBox="0 0 110 34" svg:d="M0 0c28 18 64 40 110 32">
          <text:p/>
        </draw:path>
        <draw:polygon draw:style-name="gr11" draw:text-style-name="P6" draw:layer="layout" svg:width="0cm" svg:height="0cm" svg:x="2.204cm" svg:y="16.739cm" svg:viewBox="0 0 0 0" draw:points="0,0">
          <text:p/>
        </draw:polygon>
        <draw:polygon draw:style-name="gr11" draw:text-style-name="P6" draw:layer="layout" svg:width="0cm" svg:height="0cm" svg:x="4.113cm" svg:y="18.39cm" svg:viewBox="0 0 0 0" draw:points="0,0">
          <text:p/>
        </draw:polygon>
        <draw:polygon draw:style-name="gr3" draw:text-style-name="P3" draw:layer="layout" svg:width="3.302cm" svg:height="2.032cm" svg:x="13.634cm" svg:y="14.001cm" svg:viewBox="0 0 3303 2033" draw:points="1652,2033 0,2033 0,0 3303,0 3303,2033">
          <text:p/>
        </draw:polygon>
        <draw:frame draw:style-name="gr36" draw:text-style-name="P8" draw:layer="layout" svg:width="2.322cm" svg:height="0.628cm" svg:x="23.019cm" svg:y="3.969cm">
          <draw:text-box>
            <text:p text:style-name="P4"><text:span text:style-name="T2">controller</text:span></text:p>
          </draw:text-box>
        </draw:frame>
        <draw:frame draw:style-name="gr27" draw:text-style-name="P8" draw:layer="layout" svg:width="2.809cm" svg:height="0.628cm" svg:x="13.882cm" svg:y="14.383cm">
          <draw:text-box>
            <text:p text:style-name="P4"><text:span text:style-name="T2">Read/Write</text:span></text:p>
          </draw:text-box>
        </draw:frame>
        <draw:polyline draw:style-name="gr31" draw:text-style-name="P6" draw:layer="layout" svg:width="4.862cm" svg:height="5.253cm" svg:x="16.936cm" svg:y="9.302cm" svg:viewBox="0 0 4863 5254" draw:points="0,5254 2002,5254 2002,0 4863,0">
          <text:p/>
        </draw:polyline>
        <draw:polygon draw:style-name="gr7" draw:text-style-name="P7" draw:layer="layout" svg:width="0.564cm" svg:height="0.377cm" svg:x="21.773cm" svg:y="9.112cm" svg:viewBox="0 0 565 378" draw:points="565,191 0,0 0,378">
          <text:p/>
        </draw:polygon>
        <draw:polyline draw:style-name="gr31" draw:text-style-name="P6" draw:layer="layout" svg:width="4.861cm" svg:height="5.158cm" svg:x="17.476cm" svg:y="10.318cm" svg:viewBox="0 0 4862 5159" draw:points="4862,0 2159,0 2159,5159 0,5159">
          <text:p/>
        </draw:polyline>
        <draw:polygon draw:style-name="gr7" draw:text-style-name="P7" draw:layer="layout" svg:width="0.565cm" svg:height="0.374cm" svg:x="16.936cm" svg:y="15.289cm" svg:viewBox="0 0 566 375" draw:points="0,187 566,375 566,0">
          <text:p/>
        </draw:polygon>
        <draw:polyline draw:style-name="gr31" draw:text-style-name="P6" draw:layer="layout" svg:width="0.762cm" svg:height="5.969cm" svg:x="12.872cm" svg:y="6.889cm" svg:viewBox="0 0 763 5970" draw:points="763,5970 0,5970 0,0 223,0">
          <text:p/>
        </draw:polyline>
        <draw:polygon draw:style-name="gr7" draw:text-style-name="P7" draw:layer="layout" svg:width="0.564cm" svg:height="0.377cm" svg:x="13.07cm" svg:y="6.699cm" svg:viewBox="0 0 565 378" draw:points="565,190 0,0 0,378">
          <text:p/>
        </draw:polygon>
        <draw:polyline draw:style-name="gr31" draw:text-style-name="P6" draw:layer="layout" svg:width="1.04cm" svg:height="7.747cm" svg:x="12.594cm" svg:y="7.27cm" svg:viewBox="0 0 1041 7748" draw:points="1041,0 0,0 0,7748 502,7748">
          <text:p/>
        </draw:polyline>
        <draw:polygon draw:style-name="gr7" draw:text-style-name="P7" draw:layer="layout" svg:width="0.564cm" svg:height="0.377cm" svg:x="13.07cm" svg:y="14.827cm" svg:viewBox="0 0 565 378" draw:points="565,191 0,0 0,378">
          <text:p/>
        </draw:polygon>
        <draw:polyline draw:style-name="gr31" draw:text-style-name="P6" draw:layer="layout" svg:width="1.04cm" svg:height="5.351cm" svg:x="12.594cm" svg:y="9.666cm" svg:viewBox="0 0 1041 5352" draw:points="1041,0 0,0 0,5352 502,5352">
          <text:p/>
        </draw:polyline>
        <draw:polygon draw:style-name="gr7" draw:text-style-name="P7" draw:layer="layout" svg:width="0.564cm" svg:height="0.377cm" svg:x="13.07cm" svg:y="14.827cm" svg:viewBox="0 0 565 378" draw:points="565,191 0,0 0,378">
          <text:p/>
        </draw:polygon>
        <draw:frame draw:style-name="gr37" draw:text-style-name="P8" draw:layer="layout" svg:width="1.509cm" svg:height="0.628cm" svg:x="14.531cm" svg:y="15.018cm">
          <draw:text-box>
            <text:p text:style-name="P4"><text:span text:style-name="T2">status</text:span></text:p>
          </draw:text-box>
        </draw:frame>
        <draw:frame draw:style-name="gr38" draw:text-style-name="P8" draw:layer="layout" svg:width="4.197cm" svg:height="0.628cm" svg:x="9.109cm" svg:y="4.661cm">
          <draw:text-box>
            <text:p text:style-name="P4"><text:span text:style-name="T2">DMA_read_write</text:span></text:p>
          </draw:text-box>
        </draw:frame>
        <draw:polygon draw:style-name="gr3" draw:text-style-name="P3" draw:layer="layout" svg:width="2.413cm" svg:height="2.286cm" svg:x="9.405cm" svg:y="16.358cm" svg:viewBox="0 0 2414 2287" draw:points="1206,2287 0,2287 0,0 2414,0 2414,2287">
          <text:p/>
        </draw:polygon>
        <draw:frame draw:style-name="gr39" draw:text-style-name="P8" draw:layer="layout" svg:width="3.262cm" svg:height="0.628cm" svg:x="9.109cm" svg:y="11.258cm">
          <draw:text-box>
            <text:p text:style-name="P4"><text:span text:style-name="T2">DMA_control</text:span></text:p>
          </draw:text-box>
        </draw:frame>
        <draw:frame draw:style-name="gr40" draw:text-style-name="P8" draw:layer="layout" svg:width="1.573cm" svg:height="0.628cm" svg:x="9.825cm" svg:y="16.867cm">
          <draw:text-box>
            <text:p text:style-name="P4"><text:span text:style-name="T2">Synch</text:span></text:p>
          </draw:text-box>
        </draw:frame>
        <draw:line draw:style-name="gr31" draw:text-style-name="P6" draw:layer="layout" svg:x1="9.433cm" svg:y1="17.247cm" svg:x2="9.334cm" svg:y2="17.247cm">
          <text:p/>
        </draw:line>
        <draw:line draw:style-name="gr31" draw:text-style-name="P6" draw:layer="layout" svg:x1="9.271cm" svg:y1="17.247cm" svg:x2="9.172cm" svg:y2="17.247cm">
          <text:p/>
        </draw:line>
        <draw:line draw:style-name="gr31" draw:text-style-name="P6" draw:layer="layout" svg:x1="9.112cm" svg:y1="17.247cm" svg:x2="9.009cm" svg:y2="17.247cm">
          <text:p/>
        </draw:line>
        <draw:line draw:style-name="gr31" draw:text-style-name="P6" draw:layer="layout" svg:x1="8.949cm" svg:y1="17.247cm" svg:x2="8.847cm" svg:y2="17.247cm">
          <text:p/>
        </draw:line>
        <draw:line draw:style-name="gr31" draw:text-style-name="P6" draw:layer="layout" svg:x1="8.787cm" svg:y1="17.247cm" svg:x2="8.685cm" svg:y2="17.247cm">
          <text:p/>
        </draw:line>
        <draw:line draw:style-name="gr31" draw:text-style-name="P6" draw:layer="layout" svg:x1="8.625cm" svg:y1="17.247cm" svg:x2="8.526cm" svg:y2="17.247cm">
          <text:p/>
        </draw:line>
        <draw:line draw:style-name="gr31" draw:text-style-name="P6" draw:layer="layout" svg:x1="8.463cm" svg:y1="17.247cm" svg:x2="8.364cm" svg:y2="17.247cm">
          <text:p/>
        </draw:line>
        <draw:line draw:style-name="gr31" draw:text-style-name="P6" draw:layer="layout" svg:x1="8.3cm" svg:y1="17.247cm" svg:x2="8.202cm" svg:y2="17.247cm">
          <text:p/>
        </draw:line>
        <draw:line draw:style-name="gr31" draw:text-style-name="P6" draw:layer="layout" svg:x1="8.142cm" svg:y1="17.247cm" svg:x2="8.039cm" svg:y2="17.247cm">
          <text:p/>
        </draw:line>
        <draw:line draw:style-name="gr31" draw:text-style-name="P6" draw:layer="layout" svg:x1="7.979cm" svg:y1="17.247cm" svg:x2="7.877cm" svg:y2="17.247cm">
          <text:p/>
        </draw:line>
        <draw:line draw:style-name="gr31" draw:text-style-name="P6" draw:layer="layout" svg:x1="7.817cm" svg:y1="17.247cm" svg:x2="7.715cm" svg:y2="17.247cm">
          <text:p/>
        </draw:line>
        <draw:line draw:style-name="gr31" draw:text-style-name="P6" draw:layer="layout" svg:x1="7.655cm" svg:y1="17.247cm" svg:x2="7.556cm" svg:y2="17.247cm">
          <text:p/>
        </draw:line>
        <draw:line draw:style-name="gr31" draw:text-style-name="P6" draw:layer="layout" svg:x1="7.493cm" svg:y1="17.247cm" svg:x2="7.394cm" svg:y2="17.247cm">
          <text:p/>
        </draw:line>
        <draw:line draw:style-name="gr31" draw:text-style-name="P6" draw:layer="layout" svg:x1="7.33cm" svg:y1="17.247cm" svg:x2="7.231cm" svg:y2="17.247cm">
          <text:p/>
        </draw:line>
        <draw:line draw:style-name="gr31" draw:text-style-name="P6" draw:layer="layout" svg:x1="7.171cm" svg:y1="17.247cm" svg:x2="7.069cm" svg:y2="17.247cm">
          <text:p/>
        </draw:line>
        <draw:line draw:style-name="gr31" draw:text-style-name="P6" draw:layer="layout" svg:x1="7.009cm" svg:y1="17.247cm" svg:x2="6.907cm" svg:y2="17.247cm">
          <text:p/>
        </draw:line>
        <draw:line draw:style-name="gr31" draw:text-style-name="P6" draw:layer="layout" svg:x1="6.847cm" svg:y1="17.247cm" svg:x2="6.748cm" svg:y2="17.247cm">
          <text:p/>
        </draw:line>
        <draw:line draw:style-name="gr31" draw:text-style-name="P6" draw:layer="layout" svg:x1="6.685cm" svg:y1="17.247cm" svg:x2="6.586cm" svg:y2="17.247cm">
          <text:p/>
        </draw:line>
        <draw:line draw:style-name="gr31" draw:text-style-name="P6" draw:layer="layout" svg:x1="6.522cm" svg:y1="17.247cm" svg:x2="6.424cm" svg:y2="17.247cm">
          <text:p/>
        </draw:line>
        <draw:line draw:style-name="gr31" draw:text-style-name="P6" draw:layer="layout" svg:x1="6.36cm" svg:y1="17.247cm" svg:x2="6.261cm" svg:y2="17.247cm">
          <text:p/>
        </draw:line>
        <draw:line draw:style-name="gr31" draw:text-style-name="P6" draw:layer="layout" svg:x1="6.201cm" svg:y1="17.247cm" svg:x2="6.099cm" svg:y2="17.247cm">
          <text:p/>
        </draw:line>
        <draw:line draw:style-name="gr31" draw:text-style-name="P6" draw:layer="layout" svg:x1="6.039cm" svg:y1="17.247cm" svg:x2="5.937cm" svg:y2="17.247cm">
          <text:p/>
        </draw:line>
        <draw:line draw:style-name="gr31" draw:text-style-name="P6" draw:layer="layout" svg:x1="5.877cm" svg:y1="17.247cm" svg:x2="5.778cm" svg:y2="17.247cm">
          <text:p/>
        </draw:line>
        <draw:line draw:style-name="gr31" draw:text-style-name="P6" draw:layer="layout" svg:x1="5.715cm" svg:y1="17.247cm" svg:x2="5.616cm" svg:y2="17.247cm">
          <text:p/>
        </draw:line>
        <draw:line draw:style-name="gr31" draw:text-style-name="P6" draw:layer="layout" svg:x1="5.552cm" svg:y1="17.247cm" svg:x2="5.453cm" svg:y2="17.247cm">
          <text:p/>
        </draw:line>
        <draw:line draw:style-name="gr31" draw:text-style-name="P6" draw:layer="layout" svg:x1="5.39cm" svg:y1="17.247cm" svg:x2="5.291cm" svg:y2="17.247cm">
          <text:p/>
        </draw:line>
        <draw:line draw:style-name="gr31" draw:text-style-name="P6" draw:layer="layout" svg:x1="5.231cm" svg:y1="17.247cm" svg:x2="5.129cm" svg:y2="17.247cm">
          <text:p/>
        </draw:line>
        <draw:line draw:style-name="gr31" draw:text-style-name="P6" draw:layer="layout" svg:x1="5.069cm" svg:y1="17.247cm" svg:x2="4.967cm" svg:y2="17.247cm">
          <text:p/>
        </draw:line>
        <draw:line draw:style-name="gr31" draw:text-style-name="P6" draw:layer="layout" svg:x1="4.907cm" svg:y1="17.247cm" svg:x2="4.808cm" svg:y2="17.247cm">
          <text:p/>
        </draw:line>
        <draw:line draw:style-name="gr31" draw:text-style-name="P6" draw:layer="layout" svg:x1="4.744cm" svg:y1="17.247cm" svg:x2="4.649cm" svg:y2="17.247cm">
          <text:p/>
        </draw:line>
        <draw:polygon draw:style-name="gr7" draw:text-style-name="P7" draw:layer="layout" svg:width="0.565cm" svg:height="0.377cm" svg:x="4.109cm" svg:y="17.06cm" svg:viewBox="0 0 566 378" draw:points="0,188 566,378 566,0">
          <text:p/>
        </draw:polygon>
        <draw:line draw:style-name="gr31" draw:text-style-name="P6" draw:layer="layout" svg:x1="3.855cm" svg:y1="18.136cm" svg:x2="3.958cm" svg:y2="18.136cm">
          <text:p/>
        </draw:line>
        <draw:line draw:style-name="gr31" draw:text-style-name="P6" draw:layer="layout" svg:x1="4.018cm" svg:y1="18.136cm" svg:x2="4.12cm" svg:y2="18.136cm">
          <text:p/>
        </draw:line>
        <draw:line draw:style-name="gr31" draw:text-style-name="P6" draw:layer="layout" svg:x1="4.18cm" svg:y1="18.136cm" svg:x2="4.282cm" svg:y2="18.136cm">
          <text:p/>
        </draw:line>
        <draw:line draw:style-name="gr31" draw:text-style-name="P6" draw:layer="layout" svg:x1="4.342cm" svg:y1="18.136cm" svg:x2="4.441cm" svg:y2="18.136cm">
          <text:p/>
        </draw:line>
        <draw:line draw:style-name="gr31" draw:text-style-name="P6" draw:layer="layout" svg:x1="4.504cm" svg:y1="18.136cm" svg:x2="4.603cm" svg:y2="18.136cm">
          <text:p/>
        </draw:line>
        <draw:line draw:style-name="gr31" draw:text-style-name="P6" draw:layer="layout" svg:x1="4.663cm" svg:y1="18.136cm" svg:x2="4.766cm" svg:y2="18.136cm">
          <text:p/>
        </draw:line>
        <draw:line draw:style-name="gr31" draw:text-style-name="P6" draw:layer="layout" svg:x1="4.826cm" svg:y1="18.136cm" svg:x2="4.928cm" svg:y2="18.136cm">
          <text:p/>
        </draw:line>
        <draw:line draw:style-name="gr31" draw:text-style-name="P6" draw:layer="layout" svg:x1="4.988cm" svg:y1="18.136cm" svg:x2="5.09cm" svg:y2="18.136cm">
          <text:p/>
        </draw:line>
        <draw:line draw:style-name="gr31" draw:text-style-name="P6" draw:layer="layout" svg:x1="5.15cm" svg:y1="18.136cm" svg:x2="5.249cm" svg:y2="18.136cm">
          <text:p/>
        </draw:line>
        <draw:line draw:style-name="gr31" draw:text-style-name="P6" draw:layer="layout" svg:x1="5.312cm" svg:y1="18.136cm" svg:x2="5.411cm" svg:y2="18.136cm">
          <text:p/>
        </draw:line>
        <draw:line draw:style-name="gr31" draw:text-style-name="P6" draw:layer="layout" svg:x1="5.475cm" svg:y1="18.136cm" svg:x2="5.573cm" svg:y2="18.136cm">
          <text:p/>
        </draw:line>
        <draw:line draw:style-name="gr31" draw:text-style-name="P6" draw:layer="layout" svg:x1="5.633cm" svg:y1="18.136cm" svg:x2="5.736cm" svg:y2="18.136cm">
          <text:p/>
        </draw:line>
        <draw:line draw:style-name="gr31" draw:text-style-name="P6" draw:layer="layout" svg:x1="5.796cm" svg:y1="18.136cm" svg:x2="5.898cm" svg:y2="18.136cm">
          <text:p/>
        </draw:line>
        <draw:line draw:style-name="gr31" draw:text-style-name="P6" draw:layer="layout" svg:x1="5.958cm" svg:y1="18.136cm" svg:x2="6.06cm" svg:y2="18.136cm">
          <text:p/>
        </draw:line>
        <draw:line draw:style-name="gr31" draw:text-style-name="P6" draw:layer="layout" svg:x1="6.12cm" svg:y1="18.136cm" svg:x2="6.219cm" svg:y2="18.136cm">
          <text:p/>
        </draw:line>
        <draw:line draw:style-name="gr31" draw:text-style-name="P6" draw:layer="layout" svg:x1="6.282cm" svg:y1="18.136cm" svg:x2="6.381cm" svg:y2="18.136cm">
          <text:p/>
        </draw:line>
        <draw:line draw:style-name="gr31" draw:text-style-name="P6" draw:layer="layout" svg:x1="6.445cm" svg:y1="18.136cm" svg:x2="6.544cm" svg:y2="18.136cm">
          <text:p/>
        </draw:line>
        <draw:line draw:style-name="gr31" draw:text-style-name="P6" draw:layer="layout" svg:x1="6.604cm" svg:y1="18.136cm" svg:x2="6.706cm" svg:y2="18.136cm">
          <text:p/>
        </draw:line>
        <draw:line draw:style-name="gr31" draw:text-style-name="P6" draw:layer="layout" svg:x1="6.766cm" svg:y1="18.136cm" svg:x2="6.868cm" svg:y2="18.136cm">
          <text:p/>
        </draw:line>
        <draw:line draw:style-name="gr31" draw:text-style-name="P6" draw:layer="layout" svg:x1="6.928cm" svg:y1="18.136cm" svg:x2="7.027cm" svg:y2="18.136cm">
          <text:p/>
        </draw:line>
        <draw:line draw:style-name="gr31" draw:text-style-name="P6" draw:layer="layout" svg:x1="7.09cm" svg:y1="18.136cm" svg:x2="7.189cm" svg:y2="18.136cm">
          <text:p/>
        </draw:line>
        <draw:line draw:style-name="gr31" draw:text-style-name="P6" draw:layer="layout" svg:x1="7.253cm" svg:y1="18.136cm" svg:x2="7.351cm" svg:y2="18.136cm">
          <text:p/>
        </draw:line>
        <draw:line draw:style-name="gr31" draw:text-style-name="P6" draw:layer="layout" svg:x1="7.415cm" svg:y1="18.136cm" svg:x2="7.514cm" svg:y2="18.136cm">
          <text:p/>
        </draw:line>
        <draw:line draw:style-name="gr31" draw:text-style-name="P6" draw:layer="layout" svg:x1="7.574cm" svg:y1="18.136cm" svg:x2="7.676cm" svg:y2="18.136cm">
          <text:p/>
        </draw:line>
        <draw:line draw:style-name="gr31" draw:text-style-name="P6" draw:layer="layout" svg:x1="7.736cm" svg:y1="18.136cm" svg:x2="7.838cm" svg:y2="18.136cm">
          <text:p/>
        </draw:line>
        <draw:line draw:style-name="gr31" draw:text-style-name="P6" draw:layer="layout" svg:x1="7.898cm" svg:y1="18.136cm" svg:x2="7.997cm" svg:y2="18.136cm">
          <text:p/>
        </draw:line>
        <draw:line draw:style-name="gr31" draw:text-style-name="P6" draw:layer="layout" svg:x1="8.06cm" svg:y1="18.136cm" svg:x2="8.159cm" svg:y2="18.136cm">
          <text:p/>
        </draw:line>
        <draw:line draw:style-name="gr31" draw:text-style-name="P6" draw:layer="layout" svg:x1="8.223cm" svg:y1="18.136cm" svg:x2="8.322cm" svg:y2="18.136cm">
          <text:p/>
        </draw:line>
        <draw:line draw:style-name="gr31" draw:text-style-name="P6" draw:layer="layout" svg:x1="8.385cm" svg:y1="18.136cm" svg:x2="8.484cm" svg:y2="18.136cm">
          <text:p/>
        </draw:line>
        <draw:line draw:style-name="gr31" draw:text-style-name="P6" draw:layer="layout" svg:x1="8.544cm" svg:y1="18.136cm" svg:x2="8.646cm" svg:y2="18.136cm">
          <text:p/>
        </draw:line>
        <draw:line draw:style-name="gr31" draw:text-style-name="P6" draw:layer="layout" svg:x1="8.706cm" svg:y1="18.136cm" svg:x2="8.808cm" svg:y2="18.136cm">
          <text:p/>
        </draw:line>
        <draw:line draw:style-name="gr31" draw:text-style-name="P6" draw:layer="layout" svg:x1="8.868cm" svg:y1="18.136cm" svg:x2="8.893cm" svg:y2="18.136cm">
          <text:p/>
        </draw:line>
        <draw:polygon draw:style-name="gr7" draw:text-style-name="P7" draw:layer="layout" svg:width="0.565cm" svg:height="0.374cm" svg:x="8.868cm" svg:y="17.949cm" svg:viewBox="0 0 566 375" draw:points="566,188 0,0 0,375">
          <text:p/>
        </draw:polygon>
        <draw:polyline draw:style-name="gr31" draw:text-style-name="P6" draw:layer="layout" svg:width="1.276cm" svg:height="0cm" svg:x="12.357cm" svg:y="17.247cm" svg:viewBox="0 0 1277 0" draw:points="1277,0 371,0 0,0">
          <text:p/>
        </draw:polyline>
        <draw:polygon draw:style-name="gr7" draw:text-style-name="P7" draw:layer="layout" svg:width="0.564cm" svg:height="0.377cm" svg:x="11.818cm" svg:y="17.06cm" svg:viewBox="0 0 565 378" draw:points="0,188 565,378 565,0">
          <text:p/>
        </draw:polygon>
        <draw:polyline draw:style-name="gr31" draw:text-style-name="P6" draw:layer="layout" svg:width="1.279cm" svg:height="0cm" svg:x="11.818cm" svg:y="18.136cm" svg:viewBox="0 0 1280 0" draw:points="0,0 910,0 1280,0">
          <text:p/>
        </draw:polyline>
        <draw:polygon draw:style-name="gr7" draw:text-style-name="P7" draw:layer="layout" svg:width="0.564cm" svg:height="0.374cm" svg:x="13.07cm" svg:y="17.949cm" svg:viewBox="0 0 565 375" draw:points="565,188 0,0 0,375">
          <text:p/>
        </draw:polygon>
        <draw:frame draw:style-name="gr41" draw:text-style-name="P8" draw:layer="layout" svg:width="1.382cm" svg:height="0.628cm" svg:x="9.924cm" svg:y="17.502cm">
          <draw:text-box>
            <text:p text:style-name="P4"><text:span text:style-name="T2">stage</text:span></text:p>
          </draw:text-box>
        </draw:frame>
        <draw:line draw:style-name="gr6" draw:text-style-name="P6" draw:layer="layout" svg:x1="3.986cm" svg:y1="6.381cm" svg:x2="4.367cm" svg:y2="6.381cm">
          <text:p/>
        </draw:line>
        <draw:polygon draw:style-name="gr7" draw:text-style-name="P7" draw:layer="layout" svg:width="0.673cm" svg:height="0.449cm" svg:x="4.339cm" svg:y="6.155cm" svg:viewBox="0 0 674 450" draw:points="674,226 0,0 0,450">
          <text:p/>
        </draw:polygon>
        <draw:path draw:style-name="gr35" draw:text-style-name="P3" draw:layer="layout" svg:width="1.655cm" svg:height="1.778cm" svg:x="2.331cm" svg:y="5.492cm" svg:viewBox="0 0 1656 1779" svg:d="M149 586c-32-219 113-427 258-427 42 0 88 21 127 53 39-99 106-159 184-159 49 0 102 32 141 85 28-88 88-138 148-138 53 0 102 36 134 92 35-56 88-92 141-92 88 0 166 92 180 223 88 35 152 151 152 289 0 39-4 81-18 116 35 67 60 149 60 234 0 187-99 346-226 374 0 180-99 321-222 321-42 0-81-18-117-49-31 158-134 271-246 271-85 0-166-67-216-173-46 39-21 64-148 64-109 0-204-85-257-219-125-3-185-109-185-243 0-64 14-120 43-166-50-42-82-120-82-208 0-128 64-234 149-248zM0 0zM1656 1779z">
          <text:p/>
        </draw:path>
        <draw:path draw:style-name="gr11" draw:text-style-name="P6" draw:layer="layout" svg:width="1.655cm" svg:height="1.778cm" svg:x="2.331cm" svg:y="5.492cm" svg:viewBox="0 0 1656 1779" svg:d="M149 586c-32-219 113-427 258-427 42 0 88 21 127 53 39-99 106-159 184-159 49 0 102 32 141 85 28-88 88-138 148-138 53 0 102 36 134 92 35-56 88-92 141-92 88 0 166 92 180 223 88 35 152 151 152 289 0 39-4 81-18 116 35 67 60 149 60 234 0 187-99 346-226 374 0 180-99 321-222 321-42 0-81-18-117-49-31 158-134 271-246 271-85 0-166-67-216-173-46 39-21 64-148 64-109 0-204-85-257-219-125-3-185-109-185-243 0-64 14-120 43-166-50-42-82-120-82-208 0-128 64-234 149-248z">
          <text:p/>
        </draw:path>
        <draw:polygon draw:style-name="gr11" draw:text-style-name="P6" draw:layer="layout" svg:width="0cm" svg:height="0cm" svg:x="2.331cm" svg:y="5.492cm" svg:viewBox="0 0 0 0" draw:points="0,0">
          <text:p/>
        </draw:polygon>
        <draw:polygon draw:style-name="gr11" draw:text-style-name="P6" draw:layer="layout" svg:width="0cm" svg:height="0cm" svg:x="3.986cm" svg:y="7.27cm" svg:viewBox="0 0 0 0" draw:points="0,0">
          <text:p/>
        </draw:polygon>
        <draw:path draw:style-name="gr11" draw:text-style-name="P6" draw:layer="layout" svg:width="0.01cm" svg:height="0.063cm" svg:x="2.48cm" svg:y="6.078cm" svg:viewBox="0 0 11 64" svg:d="M0 0c3 22 11 47 11 64">
          <text:p/>
        </draw:path>
        <draw:polygon draw:style-name="gr11" draw:text-style-name="P6" draw:layer="layout" svg:width="0cm" svg:height="0cm" svg:x="2.331cm" svg:y="5.492cm" svg:viewBox="0 0 0 0" draw:points="0,0">
          <text:p/>
        </draw:polygon>
        <draw:polygon draw:style-name="gr11" draw:text-style-name="P6" draw:layer="layout" svg:width="0cm" svg:height="0cm" svg:x="3.986cm" svg:y="7.27cm" svg:viewBox="0 0 0 0" draw:points="0,0">
          <text:p/>
        </draw:polygon>
        <draw:path draw:style-name="gr11" draw:text-style-name="P6" draw:layer="layout" svg:width="0.053cm" svg:height="0.06cm" svg:x="2.864cm" svg:y="5.704cm" svg:viewBox="0 0 54 61" svg:d="M0 0c18 14 40 39 54 61">
          <text:p/>
        </draw:path>
        <draw:polygon draw:style-name="gr11" draw:text-style-name="P6" draw:layer="layout" svg:width="0cm" svg:height="0cm" svg:x="2.331cm" svg:y="5.492cm" svg:viewBox="0 0 0 0" draw:points="0,0">
          <text:p/>
        </draw:polygon>
        <draw:polygon draw:style-name="gr11" draw:text-style-name="P6" draw:layer="layout" svg:width="0cm" svg:height="0cm" svg:x="3.986cm" svg:y="7.27cm" svg:viewBox="0 0 0 0" draw:points="0,0">
          <text:p/>
        </draw:polygon>
        <draw:path draw:style-name="gr11" draw:text-style-name="P6" draw:layer="layout" svg:width="0.014cm" svg:height="0.056cm" svg:x="3.175cm" svg:y="5.63cm" svg:viewBox="0 0 15 57" svg:d="M15 0c-4 17-12 39-15 57">
          <text:p/>
        </draw:path>
        <draw:polygon draw:style-name="gr11" draw:text-style-name="P6" draw:layer="layout" svg:width="0cm" svg:height="0cm" svg:x="2.331cm" svg:y="5.492cm" svg:viewBox="0 0 0 0" draw:points="0,0">
          <text:p/>
        </draw:polygon>
        <draw:polygon draw:style-name="gr11" draw:text-style-name="P6" draw:layer="layout" svg:width="0cm" svg:height="0cm" svg:x="3.986cm" svg:y="7.27cm" svg:viewBox="0 0 0 0" draw:points="0,0">
          <text:p/>
        </draw:polygon>
        <draw:path draw:style-name="gr11" draw:text-style-name="P6" draw:layer="layout" svg:width="0.025cm" svg:height="0.071cm" svg:x="3.446cm" svg:y="5.584cm" svg:viewBox="0 0 26 72" svg:d="M26 0c-15 21-19 46-26 72">
          <text:p/>
        </draw:path>
        <draw:polygon draw:style-name="gr11" draw:text-style-name="P6" draw:layer="layout" svg:width="0cm" svg:height="0cm" svg:x="2.331cm" svg:y="5.492cm" svg:viewBox="0 0 0 0" draw:points="0,0">
          <text:p/>
        </draw:polygon>
        <draw:polygon draw:style-name="gr11" draw:text-style-name="P6" draw:layer="layout" svg:width="0cm" svg:height="0cm" svg:x="3.986cm" svg:y="7.27cm" svg:viewBox="0 0 0 0" draw:points="0,0">
          <text:p/>
        </draw:polygon>
        <draw:path draw:style-name="gr11" draw:text-style-name="P6" draw:layer="layout" svg:width="0.008cm" svg:height="0.052cm" svg:x="3.792cm" svg:y="5.715cm" svg:viewBox="0 0 9 53" svg:d="M0 0c3 14 11 46 8 53">
          <text:p/>
        </draw:path>
        <draw:polygon draw:style-name="gr11" draw:text-style-name="P6" draw:layer="layout" svg:width="0cm" svg:height="0cm" svg:x="2.331cm" svg:y="5.492cm" svg:viewBox="0 0 0 0" draw:points="0,0">
          <text:p/>
        </draw:polygon>
        <draw:polygon draw:style-name="gr11" draw:text-style-name="P6" draw:layer="layout" svg:width="0cm" svg:height="0cm" svg:x="3.986cm" svg:y="7.27cm" svg:viewBox="0 0 0 0" draw:points="0,0">
          <text:p/>
        </draw:polygon>
        <draw:path draw:style-name="gr11" draw:text-style-name="P6" draw:layer="layout" svg:width="0.057cm" svg:height="0.11cm" svg:x="3.869cm" svg:y="6.12cm" svg:viewBox="0 0 58 111" svg:d="M58 0c-14 44-32 79-58 111">
          <text:p/>
        </draw:path>
        <draw:polygon draw:style-name="gr11" draw:text-style-name="P6" draw:layer="layout" svg:width="0cm" svg:height="0cm" svg:x="2.331cm" svg:y="5.492cm" svg:viewBox="0 0 0 0" draw:points="0,0">
          <text:p/>
        </draw:polygon>
        <draw:polygon draw:style-name="gr11" draw:text-style-name="P6" draw:layer="layout" svg:width="0cm" svg:height="0cm" svg:x="3.986cm" svg:y="7.27cm" svg:viewBox="0 0 0 0" draw:points="0,0">
          <text:p/>
        </draw:polygon>
        <draw:path draw:style-name="gr11" draw:text-style-name="P6" draw:layer="layout" svg:width="0.128cm" svg:height="0.293cm" svg:x="3.633cm" svg:y="6.434cm" svg:viewBox="0 0 129 294" svg:d="M128 294c7-67-29-234-128-294">
          <text:p/>
        </draw:path>
        <draw:polygon draw:style-name="gr11" draw:text-style-name="P6" draw:layer="layout" svg:width="0cm" svg:height="0cm" svg:x="2.331cm" svg:y="5.492cm" svg:viewBox="0 0 0 0" draw:points="0,0">
          <text:p/>
        </draw:polygon>
        <draw:polygon draw:style-name="gr11" draw:text-style-name="P6" draw:layer="layout" svg:width="0cm" svg:height="0cm" svg:x="3.986cm" svg:y="7.27cm" svg:viewBox="0 0 0 0" draw:points="0,0">
          <text:p/>
        </draw:polygon>
        <draw:path draw:style-name="gr11" draw:text-style-name="P6" draw:layer="layout" svg:width="0.011cm" svg:height="0.078cm" svg:x="3.421cm" svg:y="6.921cm" svg:viewBox="0 0 12 79" svg:d="M0 79c9-29 9-54 12-79">
          <text:p/>
        </draw:path>
        <draw:polygon draw:style-name="gr11" draw:text-style-name="P6" draw:layer="layout" svg:width="0cm" svg:height="0cm" svg:x="2.331cm" svg:y="5.492cm" svg:viewBox="0 0 0 0" draw:points="0,0">
          <text:p/>
        </draw:polygon>
        <draw:polygon draw:style-name="gr11" draw:text-style-name="P6" draw:layer="layout" svg:width="0cm" svg:height="0cm" svg:x="3.986cm" svg:y="7.27cm" svg:viewBox="0 0 0 0" draw:points="0,0">
          <text:p/>
        </draw:polygon>
        <draw:path draw:style-name="gr11" draw:text-style-name="P6" draw:layer="layout" svg:width="0.024cm" svg:height="0.07cm" svg:x="2.935cm" svg:y="7.027cm" svg:viewBox="0 0 25 71" svg:d="M25 71c-10-21-17-45-25-71">
          <text:p/>
        </draw:path>
        <draw:polygon draw:style-name="gr11" draw:text-style-name="P6" draw:layer="layout" svg:width="0cm" svg:height="0cm" svg:x="2.331cm" svg:y="5.492cm" svg:viewBox="0 0 0 0" draw:points="0,0">
          <text:p/>
        </draw:polygon>
        <draw:polygon draw:style-name="gr11" draw:text-style-name="P6" draw:layer="layout" svg:width="0cm" svg:height="0cm" svg:x="3.986cm" svg:y="7.27cm" svg:viewBox="0 0 0 0" draw:points="0,0">
          <text:p/>
        </draw:polygon>
        <draw:path draw:style-name="gr11" draw:text-style-name="P6" draw:layer="layout" svg:width="0.042cm" svg:height="0.014cm" svg:x="2.554cm" svg:y="6.928cm" svg:viewBox="0 0 43 15" svg:d="M0 15c14-3 28-8 43-15">
          <text:p/>
        </draw:path>
        <draw:polygon draw:style-name="gr11" draw:text-style-name="P6" draw:layer="layout" svg:width="0cm" svg:height="0cm" svg:x="2.331cm" svg:y="5.492cm" svg:viewBox="0 0 0 0" draw:points="0,0">
          <text:p/>
        </draw:polygon>
        <draw:polygon draw:style-name="gr11" draw:text-style-name="P6" draw:layer="layout" svg:width="0cm" svg:height="0cm" svg:x="3.986cm" svg:y="7.27cm" svg:viewBox="0 0 0 0" draw:points="0,0">
          <text:p/>
        </draw:polygon>
        <draw:path draw:style-name="gr11" draw:text-style-name="P6" draw:layer="layout" svg:width="0.098cm" svg:height="0.034cm" svg:x="2.413cm" svg:y="6.533cm" svg:viewBox="0 0 99 35" svg:d="M0 0c28 22 56 40 99 33">
          <text:p/>
        </draw:path>
        <draw:polygon draw:style-name="gr11" draw:text-style-name="P6" draw:layer="layout" svg:width="0cm" svg:height="0cm" svg:x="2.331cm" svg:y="5.492cm" svg:viewBox="0 0 0 0" draw:points="0,0">
          <text:p/>
        </draw:polygon>
        <draw:polygon draw:style-name="gr11" draw:text-style-name="P6" draw:layer="layout" svg:width="0cm" svg:height="0cm" svg:x="3.986cm" svg:y="7.27cm" svg:viewBox="0 0 0 0" draw:points="0,0">
          <text:p/>
        </draw:polygon>
        <draw:path draw:style-name="gr35" draw:text-style-name="P3" draw:layer="layout" svg:width="1.655cm" svg:height="1.778cm" svg:x="2.331cm" svg:y="8.032cm" svg:viewBox="0 0 1656 1779" svg:d="M149 586c-32-219 113-427 258-427 42 0 88 21 127 53 39-99 106-159 184-159 49 0 102 32 141 85 28-88 88-138 148-138 53 0 102 36 134 92 35-56 88-92 141-92 88 0 166 92 180 223 88 35 152 151 152 289 0 39-4 81-18 116 35 67 60 148 60 233 0 187-99 346-226 374 0 180-99 321-222 321-42 0-81-18-117-49-31 158-134 272-246 272-85 0-166-68-216-174-46 39-21 64-148 64-109 0-204-85-257-219-125-3-185-109-185-243 0-64 14-120 43-166-50-42-82-120-82-208 0-127 64-233 149-247zM0 0zM1656 1779z">
          <text:p/>
        </draw:path>
        <draw:path draw:style-name="gr11" draw:text-style-name="P6" draw:layer="layout" svg:width="1.655cm" svg:height="1.778cm" svg:x="2.331cm" svg:y="8.032cm" svg:viewBox="0 0 1656 1779" svg:d="M149 586c-32-219 113-427 258-427 42 0 88 21 127 53 39-99 106-159 184-159 49 0 102 32 141 85 28-88 88-138 148-138 53 0 102 36 134 92 35-56 88-92 141-92 88 0 166 92 180 223 88 35 152 151 152 289 0 39-4 81-18 116 35 67 60 148 60 233 0 187-99 346-226 374 0 180-99 321-222 321-42 0-81-18-117-49-31 158-134 272-246 272-85 0-166-68-216-174-46 39-21 64-148 64-109 0-204-85-257-219-125-3-185-109-185-243 0-64 14-120 43-166-50-42-82-120-82-208 0-127 64-233 149-247z">
          <text:p/>
        </draw:path>
        <draw:polygon draw:style-name="gr11" draw:text-style-name="P6" draw:layer="layout" svg:width="0cm" svg:height="0cm" svg:x="2.331cm" svg:y="8.032cm" svg:viewBox="0 0 0 0" draw:points="0,0">
          <text:p/>
        </draw:polygon>
        <draw:polygon draw:style-name="gr11" draw:text-style-name="P6" draw:layer="layout" svg:width="0cm" svg:height="0cm" svg:x="3.986cm" svg:y="9.81cm" svg:viewBox="0 0 0 0" draw:points="0,0">
          <text:p/>
        </draw:polygon>
        <draw:path draw:style-name="gr11" draw:text-style-name="P6" draw:layer="layout" svg:width="0.01cm" svg:height="0.063cm" svg:x="2.48cm" svg:y="8.618cm" svg:viewBox="0 0 11 64" svg:d="M0 0c3 21 11 47 11 64">
          <text:p/>
        </draw:path>
        <draw:polygon draw:style-name="gr11" draw:text-style-name="P6" draw:layer="layout" svg:width="0cm" svg:height="0cm" svg:x="2.331cm" svg:y="8.032cm" svg:viewBox="0 0 0 0" draw:points="0,0">
          <text:p/>
        </draw:polygon>
        <draw:polygon draw:style-name="gr11" draw:text-style-name="P6" draw:layer="layout" svg:width="0cm" svg:height="0cm" svg:x="3.986cm" svg:y="9.81cm" svg:viewBox="0 0 0 0" draw:points="0,0">
          <text:p/>
        </draw:polygon>
        <draw:path draw:style-name="gr11" draw:text-style-name="P6" draw:layer="layout" svg:width="0.053cm" svg:height="0.06cm" svg:x="2.864cm" svg:y="8.244cm" svg:viewBox="0 0 54 61" svg:d="M0 0c18 14 40 39 54 61">
          <text:p/>
        </draw:path>
        <draw:polygon draw:style-name="gr11" draw:text-style-name="P6" draw:layer="layout" svg:width="0cm" svg:height="0cm" svg:x="2.331cm" svg:y="8.032cm" svg:viewBox="0 0 0 0" draw:points="0,0">
          <text:p/>
        </draw:polygon>
        <draw:polygon draw:style-name="gr11" draw:text-style-name="P6" draw:layer="layout" svg:width="0cm" svg:height="0cm" svg:x="3.986cm" svg:y="9.81cm" svg:viewBox="0 0 0 0" draw:points="0,0">
          <text:p/>
        </draw:polygon>
        <draw:path draw:style-name="gr11" draw:text-style-name="P6" draw:layer="layout" svg:width="0.014cm" svg:height="0.056cm" svg:x="3.175cm" svg:y="8.17cm" svg:viewBox="0 0 15 57" svg:d="M15 0c-4 17-12 40-15 57">
          <text:p/>
        </draw:path>
        <draw:polygon draw:style-name="gr11" draw:text-style-name="P6" draw:layer="layout" svg:width="0cm" svg:height="0cm" svg:x="2.331cm" svg:y="8.032cm" svg:viewBox="0 0 0 0" draw:points="0,0">
          <text:p/>
        </draw:polygon>
        <draw:polygon draw:style-name="gr11" draw:text-style-name="P6" draw:layer="layout" svg:width="0cm" svg:height="0cm" svg:x="3.986cm" svg:y="9.81cm" svg:viewBox="0 0 0 0" draw:points="0,0">
          <text:p/>
        </draw:polygon>
        <draw:path draw:style-name="gr11" draw:text-style-name="P6" draw:layer="layout" svg:width="0.025cm" svg:height="0.071cm" svg:x="3.446cm" svg:y="8.124cm" svg:viewBox="0 0 26 72" svg:d="M26 0c-15 21-19 47-26 72">
          <text:p/>
        </draw:path>
        <draw:polygon draw:style-name="gr11" draw:text-style-name="P6" draw:layer="layout" svg:width="0cm" svg:height="0cm" svg:x="2.331cm" svg:y="8.032cm" svg:viewBox="0 0 0 0" draw:points="0,0">
          <text:p/>
        </draw:polygon>
        <draw:polygon draw:style-name="gr11" draw:text-style-name="P6" draw:layer="layout" svg:width="0cm" svg:height="0cm" svg:x="3.986cm" svg:y="9.81cm" svg:viewBox="0 0 0 0" draw:points="0,0">
          <text:p/>
        </draw:polygon>
        <draw:path draw:style-name="gr11" draw:text-style-name="P6" draw:layer="layout" svg:width="0.008cm" svg:height="0.052cm" svg:x="3.792cm" svg:y="8.255cm" svg:viewBox="0 0 9 53" svg:d="M0 0c3 14 11 46 8 53">
          <text:p/>
        </draw:path>
        <draw:polygon draw:style-name="gr11" draw:text-style-name="P6" draw:layer="layout" svg:width="0cm" svg:height="0cm" svg:x="2.331cm" svg:y="8.032cm" svg:viewBox="0 0 0 0" draw:points="0,0">
          <text:p/>
        </draw:polygon>
        <draw:polygon draw:style-name="gr11" draw:text-style-name="P6" draw:layer="layout" svg:width="0cm" svg:height="0cm" svg:x="3.986cm" svg:y="9.81cm" svg:viewBox="0 0 0 0" draw:points="0,0">
          <text:p/>
        </draw:polygon>
        <draw:path draw:style-name="gr11" draw:text-style-name="P6" draw:layer="layout" svg:width="0.057cm" svg:height="0.11cm" svg:x="3.869cm" svg:y="8.66cm" svg:viewBox="0 0 58 111" svg:d="M58 0c-14 44-32 79-58 111">
          <text:p/>
        </draw:path>
        <draw:polygon draw:style-name="gr11" draw:text-style-name="P6" draw:layer="layout" svg:width="0cm" svg:height="0cm" svg:x="2.331cm" svg:y="8.032cm" svg:viewBox="0 0 0 0" draw:points="0,0">
          <text:p/>
        </draw:polygon>
        <draw:polygon draw:style-name="gr11" draw:text-style-name="P6" draw:layer="layout" svg:width="0cm" svg:height="0cm" svg:x="3.986cm" svg:y="9.81cm" svg:viewBox="0 0 0 0" draw:points="0,0">
          <text:p/>
        </draw:polygon>
        <draw:path draw:style-name="gr11" draw:text-style-name="P6" draw:layer="layout" svg:width="0.128cm" svg:height="0.293cm" svg:x="3.633cm" svg:y="8.974cm" svg:viewBox="0 0 129 294" svg:d="M128 294c7-67-29-234-128-294">
          <text:p/>
        </draw:path>
        <draw:polygon draw:style-name="gr11" draw:text-style-name="P6" draw:layer="layout" svg:width="0cm" svg:height="0cm" svg:x="2.331cm" svg:y="8.032cm" svg:viewBox="0 0 0 0" draw:points="0,0">
          <text:p/>
        </draw:polygon>
        <draw:polygon draw:style-name="gr11" draw:text-style-name="P6" draw:layer="layout" svg:width="0cm" svg:height="0cm" svg:x="3.986cm" svg:y="9.81cm" svg:viewBox="0 0 0 0" draw:points="0,0">
          <text:p/>
        </draw:polygon>
        <draw:path draw:style-name="gr11" draw:text-style-name="P6" draw:layer="layout" svg:width="0.011cm" svg:height="0.078cm" svg:x="3.421cm" svg:y="9.461cm" svg:viewBox="0 0 12 79" svg:d="M0 79c9-29 9-54 12-79">
          <text:p/>
        </draw:path>
        <draw:polygon draw:style-name="gr11" draw:text-style-name="P6" draw:layer="layout" svg:width="0cm" svg:height="0cm" svg:x="2.331cm" svg:y="8.032cm" svg:viewBox="0 0 0 0" draw:points="0,0">
          <text:p/>
        </draw:polygon>
        <draw:polygon draw:style-name="gr11" draw:text-style-name="P6" draw:layer="layout" svg:width="0cm" svg:height="0cm" svg:x="3.986cm" svg:y="9.81cm" svg:viewBox="0 0 0 0" draw:points="0,0">
          <text:p/>
        </draw:polygon>
        <draw:path draw:style-name="gr11" draw:text-style-name="P6" draw:layer="layout" svg:width="0.024cm" svg:height="0.07cm" svg:x="2.935cm" svg:y="9.567cm" svg:viewBox="0 0 25 71" svg:d="M25 71c-10-22-17-46-25-71">
          <text:p/>
        </draw:path>
        <draw:polygon draw:style-name="gr11" draw:text-style-name="P6" draw:layer="layout" svg:width="0cm" svg:height="0cm" svg:x="2.331cm" svg:y="8.032cm" svg:viewBox="0 0 0 0" draw:points="0,0">
          <text:p/>
        </draw:polygon>
        <draw:polygon draw:style-name="gr11" draw:text-style-name="P6" draw:layer="layout" svg:width="0cm" svg:height="0cm" svg:x="3.986cm" svg:y="9.81cm" svg:viewBox="0 0 0 0" draw:points="0,0">
          <text:p/>
        </draw:polygon>
        <draw:path draw:style-name="gr11" draw:text-style-name="P6" draw:layer="layout" svg:width="0.042cm" svg:height="0.014cm" svg:x="2.554cm" svg:y="9.468cm" svg:viewBox="0 0 43 15" svg:d="M0 15c14-3 28-7 43-15">
          <text:p/>
        </draw:path>
        <draw:polygon draw:style-name="gr11" draw:text-style-name="P6" draw:layer="layout" svg:width="0cm" svg:height="0cm" svg:x="2.331cm" svg:y="8.032cm" svg:viewBox="0 0 0 0" draw:points="0,0">
          <text:p/>
        </draw:polygon>
        <draw:polygon draw:style-name="gr11" draw:text-style-name="P6" draw:layer="layout" svg:width="0cm" svg:height="0cm" svg:x="3.986cm" svg:y="9.81cm" svg:viewBox="0 0 0 0" draw:points="0,0">
          <text:p/>
        </draw:polygon>
        <draw:path draw:style-name="gr11" draw:text-style-name="P6" draw:layer="layout" svg:width="0.098cm" svg:height="0.034cm" svg:x="2.413cm" svg:y="9.073cm" svg:viewBox="0 0 99 35" svg:d="M0 0c28 22 56 40 99 33">
          <text:p/>
        </draw:path>
        <draw:polygon draw:style-name="gr11" draw:text-style-name="P6" draw:layer="layout" svg:width="0cm" svg:height="0cm" svg:x="2.331cm" svg:y="8.032cm" svg:viewBox="0 0 0 0" draw:points="0,0">
          <text:p/>
        </draw:polygon>
        <draw:polygon draw:style-name="gr11" draw:text-style-name="P6" draw:layer="layout" svg:width="0cm" svg:height="0cm" svg:x="3.986cm" svg:y="9.81cm" svg:viewBox="0 0 0 0" draw:points="0,0">
          <text:p/>
        </draw:polygon>
        <draw:polygon draw:style-name="gr3" draw:text-style-name="P3" draw:layer="layout" svg:width="3.302cm" svg:height="0.755cm" svg:x="13.634cm" svg:y="11.394cm" svg:viewBox="0 0 3303 756" draw:points="1652,756 0,756 0,0 3303,0 3303,756">
          <text:p/>
        </draw:polygon>
        <draw:frame draw:style-name="gr42" draw:text-style-name="P8" draw:layer="layout" svg:width="5.239cm" svg:height="0.628cm" svg:x="2.064cm" svg:y="18.553cm">
          <draw:text-box>
            <text:p text:style-name="P4"><text:span text:style-name="T2">40 MHz Clock region</text:span></text:p>
          </draw:text-box>
        </draw:frame>
        <draw:polyline draw:style-name="gr31" draw:text-style-name="P6" draw:layer="layout" svg:width="4.861cm" svg:height="1.316cm" svg:x="17.476cm" svg:y="10.318cm" svg:viewBox="0 0 4862 1317" draw:points="4862,0 2159,0 2159,1317 0,1317">
          <text:p/>
        </draw:polyline>
        <draw:polygon draw:style-name="gr7" draw:text-style-name="P7" draw:layer="layout" svg:width="0.565cm" svg:height="0.374cm" svg:x="16.936cm" svg:y="11.447cm" svg:viewBox="0 0 566 375" draw:points="0,187 566,375 566,0">
          <text:p/>
        </draw:polygon>
        <draw:line draw:style-name="gr43" draw:text-style-name="P6" draw:layer="layout" svg:x1="9.253cm" svg:y1="19.307cm" svg:x2="8.745cm" svg:y2="19.307cm">
          <text:p/>
        </draw:line>
        <draw:line draw:style-name="gr43" draw:text-style-name="P6" draw:layer="layout" svg:x1="8.237cm" svg:y1="19.307cm" svg:x2="7.729cm" svg:y2="19.307cm">
          <text:p/>
        </draw:line>
        <draw:line draw:style-name="gr43" draw:text-style-name="P6" draw:layer="layout" svg:x1="7.221cm" svg:y1="19.307cm" svg:x2="6.713cm" svg:y2="19.307cm">
          <text:p/>
        </draw:line>
        <draw:line draw:style-name="gr43" draw:text-style-name="P6" draw:layer="layout" svg:x1="6.205cm" svg:y1="19.307cm" svg:x2="5.697cm" svg:y2="19.307cm">
          <text:p/>
        </draw:line>
        <draw:line draw:style-name="gr43" draw:text-style-name="P6" draw:layer="layout" svg:x1="5.189cm" svg:y1="19.307cm" svg:x2="4.681cm" svg:y2="19.307cm">
          <text:p/>
        </draw:line>
        <draw:line draw:style-name="gr43" draw:text-style-name="P6" draw:layer="layout" svg:x1="4.173cm" svg:y1="19.307cm" svg:x2="3.665cm" svg:y2="19.307cm">
          <text:p/>
        </draw:line>
        <draw:line draw:style-name="gr43" draw:text-style-name="P6" draw:layer="layout" svg:x1="3.157cm" svg:y1="19.307cm" svg:x2="2.649cm" svg:y2="19.307cm">
          <text:p/>
        </draw:line>
        <draw:line draw:style-name="gr43" draw:text-style-name="P6" draw:layer="layout" svg:x1="2.141cm" svg:y1="19.307cm" svg:x2="1.633cm" svg:y2="19.307cm">
          <text:p/>
        </draw:line>
        <draw:line draw:style-name="gr43" draw:text-style-name="P6" draw:layer="layout" svg:x1="1.633cm" svg:y1="18.799cm" svg:x2="1.633cm" svg:y2="18.291cm">
          <text:p/>
        </draw:line>
        <draw:line draw:style-name="gr43" draw:text-style-name="P6" draw:layer="layout" svg:x1="1.633cm" svg:y1="17.783cm" svg:x2="1.633cm" svg:y2="17.275cm">
          <text:p/>
        </draw:line>
        <draw:polyline draw:style-name="gr43" draw:text-style-name="P6" draw:layer="layout" svg:width="0.028cm" svg:height="0.48cm" svg:x="1.633cm" svg:y="16.287cm" svg:viewBox="0 0 29 481" draw:points="0,481 0,0 29,0">
          <text:p/>
        </draw:polyline>
        <draw:line draw:style-name="gr43" draw:text-style-name="P6" draw:layer="layout" svg:x1="2.169cm" svg:y1="16.287cm" svg:x2="2.677cm" svg:y2="16.287cm">
          <text:p/>
        </draw:line>
        <draw:line draw:style-name="gr43" draw:text-style-name="P6" draw:layer="layout" svg:x1="3.185cm" svg:y1="16.287cm" svg:x2="3.693cm" svg:y2="16.287cm">
          <text:p/>
        </draw:line>
        <draw:line draw:style-name="gr43" draw:text-style-name="P6" draw:layer="layout" svg:x1="4.201cm" svg:y1="16.287cm" svg:x2="4.709cm" svg:y2="16.287cm">
          <text:p/>
        </draw:line>
        <draw:line draw:style-name="gr43" draw:text-style-name="P6" draw:layer="layout" svg:x1="5.217cm" svg:y1="16.287cm" svg:x2="5.725cm" svg:y2="16.287cm">
          <text:p/>
        </draw:line>
        <draw:line draw:style-name="gr43" draw:text-style-name="P6" draw:layer="layout" svg:x1="6.233cm" svg:y1="16.287cm" svg:x2="6.741cm" svg:y2="16.287cm">
          <text:p/>
        </draw:line>
        <draw:line draw:style-name="gr43" draw:text-style-name="P6" draw:layer="layout" svg:x1="7.249cm" svg:y1="16.287cm" svg:x2="7.757cm" svg:y2="16.287cm">
          <text:p/>
        </draw:line>
        <draw:line draw:style-name="gr43" draw:text-style-name="P6" draw:layer="layout" svg:x1="8.265cm" svg:y1="16.287cm" svg:x2="8.773cm" svg:y2="16.287cm">
          <text:p/>
        </draw:line>
        <draw:line draw:style-name="gr43" draw:text-style-name="P6" draw:layer="layout" svg:x1="9.281cm" svg:y1="16.287cm" svg:x2="9.789cm" svg:y2="16.287cm">
          <text:p/>
        </draw:line>
        <draw:line draw:style-name="gr43" draw:text-style-name="P6" draw:layer="layout" svg:x1="10.297cm" svg:y1="16.287cm" svg:x2="10.805cm" svg:y2="16.287cm">
          <text:p/>
        </draw:line>
        <draw:line draw:style-name="gr43" draw:text-style-name="P6" draw:layer="layout" svg:x1="11.313cm" svg:y1="16.287cm" svg:x2="11.821cm" svg:y2="16.287cm">
          <text:p/>
        </draw:line>
        <draw:line draw:style-name="gr43" draw:text-style-name="P6" draw:layer="layout" svg:x1="12.329cm" svg:y1="16.287cm" svg:x2="12.837cm" svg:y2="16.287cm">
          <text:p/>
        </draw:line>
        <draw:line draw:style-name="gr43" draw:text-style-name="P6" draw:layer="layout" svg:x1="13.345cm" svg:y1="16.287cm" svg:x2="13.853cm" svg:y2="16.287cm">
          <text:p/>
        </draw:line>
        <draw:line draw:style-name="gr43" draw:text-style-name="P6" draw:layer="layout" svg:x1="14.361cm" svg:y1="16.287cm" svg:x2="14.869cm" svg:y2="16.287cm">
          <text:p/>
        </draw:line>
        <draw:line draw:style-name="gr43" draw:text-style-name="P6" draw:layer="layout" svg:x1="15.377cm" svg:y1="16.287cm" svg:x2="15.885cm" svg:y2="16.287cm">
          <text:p/>
        </draw:line>
        <draw:polyline draw:style-name="gr43" draw:text-style-name="P6" draw:layer="layout" svg:width="0.48cm" svg:height="0.025cm" svg:x="16.393cm" svg:y="16.287cm" svg:viewBox="0 0 481 26" draw:points="0,0 481,0 481,26">
          <text:p/>
        </draw:polyline>
        <draw:line draw:style-name="gr43" draw:text-style-name="P6" draw:layer="layout" svg:x1="16.873cm" svg:y1="16.82cm" svg:x2="16.873cm" svg:y2="17.328cm">
          <text:p/>
        </draw:line>
        <draw:line draw:style-name="gr43" draw:text-style-name="P6" draw:layer="layout" svg:x1="16.873cm" svg:y1="17.836cm" svg:x2="16.873cm" svg:y2="18.344cm">
          <text:p/>
        </draw:line>
        <draw:polyline draw:style-name="gr43" draw:text-style-name="P6" draw:layer="layout" svg:width="0.053cm" svg:height="0.455cm" svg:x="16.82cm" svg:y="18.852cm" svg:viewBox="0 0 54 456" draw:points="54,0 54,456 0,456">
          <text:p/>
        </draw:polyline>
        <draw:line draw:style-name="gr43" draw:text-style-name="P6" draw:layer="layout" svg:x1="16.312cm" svg:y1="19.307cm" svg:x2="15.804cm" svg:y2="19.307cm">
          <text:p/>
        </draw:line>
        <draw:line draw:style-name="gr43" draw:text-style-name="P6" draw:layer="layout" svg:x1="15.296cm" svg:y1="19.307cm" svg:x2="14.788cm" svg:y2="19.307cm">
          <text:p/>
        </draw:line>
        <draw:line draw:style-name="gr43" draw:text-style-name="P6" draw:layer="layout" svg:x1="14.28cm" svg:y1="19.307cm" svg:x2="13.772cm" svg:y2="19.307cm">
          <text:p/>
        </draw:line>
        <draw:line draw:style-name="gr43" draw:text-style-name="P6" draw:layer="layout" svg:x1="13.264cm" svg:y1="19.307cm" svg:x2="12.756cm" svg:y2="19.307cm">
          <text:p/>
        </draw:line>
        <draw:line draw:style-name="gr43" draw:text-style-name="P6" draw:layer="layout" svg:x1="12.248cm" svg:y1="19.307cm" svg:x2="11.74cm" svg:y2="19.307cm">
          <text:p/>
        </draw:line>
        <draw:line draw:style-name="gr43" draw:text-style-name="P6" draw:layer="layout" svg:x1="11.232cm" svg:y1="19.307cm" svg:x2="10.724cm" svg:y2="19.307cm">
          <text:p/>
        </draw:line>
        <draw:line draw:style-name="gr43" draw:text-style-name="P6" draw:layer="layout" svg:x1="10.216cm" svg:y1="19.307cm" svg:x2="9.708cm" svg:y2="19.307cm">
          <text:p/>
        </draw:line>
        <draw:polyline draw:style-name="gr44" draw:text-style-name="P6" draw:layer="layout" svg:width="0.762cm" svg:height="4.883cm" svg:x="12.872cm" svg:y="6.889cm" svg:viewBox="0 0 763 4884" draw:points="763,4884 0,4884 0,0 763,0">
          <text:p/>
        </draw:polyline>
        <draw:frame draw:style-name="gr45" draw:text-style-name="P8" draw:layer="layout" svg:width="1.759cm" svg:height="0.628cm" svg:x="14.407cm" svg:y="11.455cm">
          <draw:text-box>
            <text:p text:style-name="P4"><text:span text:style-name="T2">Enable</text:span></text:p>
          </draw:text-box>
        </draw:frame>
        <draw:frame draw:style-name="gr46" draw:text-style-name="P8" draw:layer="layout" svg:width="2.186cm" svg:height="0.628cm" svg:x="1.588cm" svg:y="2.495cm">
          <draw:text-box>
            <text:p text:style-name="P4"><text:span text:style-name="T3">Legend:</text:span></text:p>
          </draw:text-box>
        </draw:frame>
        <draw:frame draw:style-name="gr47" draw:text-style-name="P8" draw:layer="layout" svg:width="3.732cm" svg:height="0.628cm" svg:x="2.928cm" svg:y="3.197cm">
          <draw:text-box>
            <text:p text:style-name="P4"><text:span text:style-name="T2">Main data path</text:span></text:p>
          </draw:text-box>
        </draw:frame>
        <draw:frame draw:style-name="gr48" draw:text-style-name="P8" draw:layer="layout" svg:width="3.232cm" svg:height="0.628cm" svg:x="2.928cm" svg:y="3.797cm">
          <draw:text-box>
            <text:p text:style-name="P4"><text:span text:style-name="T2">Slow control </text:span></text:p>
          </draw:text-box>
        </draw:frame>
        <draw:line draw:style-name="gr44" draw:text-style-name="P6" draw:layer="layout" svg:x1="1.675cm" svg:y1="4.085cm" svg:x2="1.774cm" svg:y2="4.085cm">
          <text:p/>
        </draw:line>
        <draw:line draw:style-name="gr44" draw:text-style-name="P6" draw:layer="layout" svg:x1="1.834cm" svg:y1="4.085cm" svg:x2="1.933cm" svg:y2="4.085cm">
          <text:p/>
        </draw:line>
        <draw:line draw:style-name="gr44" draw:text-style-name="P6" draw:layer="layout" svg:x1="1.993cm" svg:y1="4.085cm" svg:x2="2.091cm" svg:y2="4.085cm">
          <text:p/>
        </draw:line>
        <draw:line draw:style-name="gr44" draw:text-style-name="P6" draw:layer="layout" svg:x1="2.151cm" svg:y1="4.085cm" svg:x2="2.25cm" svg:y2="4.085cm">
          <text:p/>
        </draw:line>
        <draw:line draw:style-name="gr44" draw:text-style-name="P6" draw:layer="layout" svg:x1="2.31cm" svg:y1="4.085cm" svg:x2="2.409cm" svg:y2="4.085cm">
          <text:p/>
        </draw:line>
        <draw:line draw:style-name="gr44" draw:text-style-name="P6" draw:layer="layout" svg:x1="2.469cm" svg:y1="4.085cm" svg:x2="2.568cm" svg:y2="4.085cm">
          <text:p/>
        </draw:line>
        <draw:line draw:style-name="gr44" draw:text-style-name="P6" draw:layer="layout" svg:x1="2.628cm" svg:y1="4.085cm" svg:x2="2.677cm" svg:y2="4.085cm">
          <text:p/>
        </draw:line>
        <draw:line draw:style-name="gr6" draw:text-style-name="P6" draw:layer="layout" svg:x1="1.675cm" svg:y1="3.485cm" svg:x2="2.677cm" svg:y2="3.485cm">
          <text:p/>
        </draw:line>
        <draw:frame draw:style-name="gr49" draw:text-style-name="P8" draw:layer="layout" svg:width="2.978cm" svg:height="0.628cm" svg:x="2.928cm" svg:y="4.432cm">
          <draw:text-box>
            <text:p text:style-name="P4"><text:span text:style-name="T2">and monitor</text:span></text:p>
          </draw:text-box>
        </draw:frame>
        <draw:polyline draw:style-name="gr43" draw:text-style-name="P6" draw:layer="layout" svg:width="1.015cm" svg:height="0cm" svg:x="17.508cm" svg:y="16.16cm" svg:viewBox="0 0 1016 0" draw:points="1016,0 508,0 0,0">
          <text:p/>
        </draw:polyline>
        <draw:line draw:style-name="gr43" draw:text-style-name="P6" draw:layer="layout" svg:x1="17cm" svg:y1="16.16cm" svg:x2="16.492cm" svg:y2="16.16cm">
          <text:p/>
        </draw:line>
        <draw:line draw:style-name="gr43" draw:text-style-name="P6" draw:layer="layout" svg:x1="15.984cm" svg:y1="16.16cm" svg:x2="15.476cm" svg:y2="16.16cm">
          <text:p/>
        </draw:line>
        <draw:line draw:style-name="gr43" draw:text-style-name="P6" draw:layer="layout" svg:x1="14.968cm" svg:y1="16.16cm" svg:x2="14.46cm" svg:y2="16.16cm">
          <text:p/>
        </draw:line>
        <draw:line draw:style-name="gr43" draw:text-style-name="P6" draw:layer="layout" svg:x1="13.952cm" svg:y1="16.16cm" svg:x2="13.444cm" svg:y2="16.16cm">
          <text:p/>
        </draw:line>
        <draw:line draw:style-name="gr43" draw:text-style-name="P6" draw:layer="layout" svg:x1="12.936cm" svg:y1="16.16cm" svg:x2="12.428cm" svg:y2="16.16cm">
          <text:p/>
        </draw:line>
        <draw:line draw:style-name="gr43" draw:text-style-name="P6" draw:layer="layout" svg:x1="11.92cm" svg:y1="16.16cm" svg:x2="11.412cm" svg:y2="16.16cm">
          <text:p/>
        </draw:line>
        <draw:polyline draw:style-name="gr43" draw:text-style-name="P6" draw:layer="layout" svg:width="0.381cm" svg:height="0.127cm" svg:x="10.523cm" svg:y="16.033cm" svg:viewBox="0 0 382 128" draw:points="382,128 0,128 0,0">
          <text:p/>
        </draw:polyline>
        <draw:line draw:style-name="gr43" draw:text-style-name="P6" draw:layer="layout" svg:x1="10.523cm" svg:y1="15.525cm" svg:x2="10.523cm" svg:y2="15.017cm">
          <text:p/>
        </draw:line>
        <draw:line draw:style-name="gr43" draw:text-style-name="P6" draw:layer="layout" svg:x1="10.523cm" svg:y1="14.509cm" svg:x2="10.523cm" svg:y2="14.001cm">
          <text:p/>
        </draw:line>
        <draw:line draw:style-name="gr43" draw:text-style-name="P6" draw:layer="layout" svg:x1="10.523cm" svg:y1="13.493cm" svg:x2="10.523cm" svg:y2="12.985cm">
          <text:p/>
        </draw:line>
        <draw:line draw:style-name="gr43" draw:text-style-name="P6" draw:layer="layout" svg:x1="10.523cm" svg:y1="12.477cm" svg:x2="10.523cm" svg:y2="11.969cm">
          <text:p/>
        </draw:line>
        <draw:line draw:style-name="gr43" draw:text-style-name="P6" draw:layer="layout" svg:x1="10.523cm" svg:y1="11.461cm" svg:x2="10.523cm" svg:y2="10.953cm">
          <text:p/>
        </draw:line>
        <draw:line draw:style-name="gr43" draw:text-style-name="P6" draw:layer="layout" svg:x1="10.523cm" svg:y1="10.445cm" svg:x2="10.523cm" svg:y2="9.937cm">
          <text:p/>
        </draw:line>
        <draw:line draw:style-name="gr43" draw:text-style-name="P6" draw:layer="layout" svg:x1="10.523cm" svg:y1="9.429cm" svg:x2="10.523cm" svg:y2="8.921cm">
          <text:p/>
        </draw:line>
        <draw:line draw:style-name="gr43" draw:text-style-name="P6" draw:layer="layout" svg:x1="10.523cm" svg:y1="8.413cm" svg:x2="10.523cm" svg:y2="7.905cm">
          <text:p/>
        </draw:line>
        <draw:line draw:style-name="gr43" draw:text-style-name="P6" draw:layer="layout" svg:x1="10.523cm" svg:y1="7.397cm" svg:x2="10.523cm" svg:y2="6.889cm">
          <text:p/>
        </draw:line>
        <draw:line draw:style-name="gr43" draw:text-style-name="P6" draw:layer="layout" svg:x1="10.523cm" svg:y1="6.381cm" svg:x2="10.523cm" svg:y2="5.873cm">
          <text:p/>
        </draw:line>
        <draw:line draw:style-name="gr43" draw:text-style-name="P6" draw:layer="layout" svg:x1="10.523cm" svg:y1="5.365cm" svg:x2="10.523cm" svg:y2="4.857cm">
          <text:p/>
        </draw:line>
        <draw:line draw:style-name="gr43" draw:text-style-name="P6" draw:layer="layout" svg:x1="10.523cm" svg:y1="4.349cm" svg:x2="10.523cm" svg:y2="3.841cm">
          <text:p/>
        </draw:line>
        <draw:line draw:style-name="gr43" draw:text-style-name="P6" draw:layer="layout" svg:x1="10.523cm" svg:y1="3.333cm" svg:x2="10.523cm" svg:y2="2.825cm">
          <text:p/>
        </draw:line>
        <draw:line draw:style-name="gr43" draw:text-style-name="P6" draw:layer="layout" svg:x1="10.65cm" svg:y1="2.444cm" svg:x2="11.158cm" svg:y2="2.444cm">
          <text:p/>
        </draw:line>
        <draw:line draw:style-name="gr43" draw:text-style-name="P6" draw:layer="layout" svg:x1="11.666cm" svg:y1="2.444cm" svg:x2="12.174cm" svg:y2="2.444cm">
          <text:p/>
        </draw:line>
        <draw:line draw:style-name="gr43" draw:text-style-name="P6" draw:layer="layout" svg:x1="12.682cm" svg:y1="2.444cm" svg:x2="13.19cm" svg:y2="2.444cm">
          <text:p/>
        </draw:line>
        <draw:line draw:style-name="gr43" draw:text-style-name="P6" draw:layer="layout" svg:x1="13.698cm" svg:y1="2.444cm" svg:x2="14.206cm" svg:y2="2.444cm">
          <text:p/>
        </draw:line>
        <draw:line draw:style-name="gr43" draw:text-style-name="P6" draw:layer="layout" svg:x1="14.714cm" svg:y1="2.444cm" svg:x2="15.222cm" svg:y2="2.444cm">
          <text:p/>
        </draw:line>
        <draw:line draw:style-name="gr43" draw:text-style-name="P6" draw:layer="layout" svg:x1="15.73cm" svg:y1="2.444cm" svg:x2="16.238cm" svg:y2="2.444cm">
          <text:p/>
        </draw:line>
        <draw:line draw:style-name="gr43" draw:text-style-name="P6" draw:layer="layout" svg:x1="16.746cm" svg:y1="2.444cm" svg:x2="17.254cm" svg:y2="2.444cm">
          <text:p/>
        </draw:line>
        <draw:line draw:style-name="gr43" draw:text-style-name="P6" draw:layer="layout" svg:x1="17.762cm" svg:y1="2.444cm" svg:x2="18.27cm" svg:y2="2.444cm">
          <text:p/>
        </draw:line>
        <draw:line draw:style-name="gr43" draw:text-style-name="P6" draw:layer="layout" svg:x1="18.778cm" svg:y1="2.444cm" svg:x2="19.286cm" svg:y2="2.444cm">
          <text:p/>
        </draw:line>
        <draw:line draw:style-name="gr43" draw:text-style-name="P6" draw:layer="layout" svg:x1="19.794cm" svg:y1="2.444cm" svg:x2="20.302cm" svg:y2="2.444cm">
          <text:p/>
        </draw:line>
        <draw:line draw:style-name="gr43" draw:text-style-name="P6" draw:layer="layout" svg:x1="20.81cm" svg:y1="2.444cm" svg:x2="21.318cm" svg:y2="2.444cm">
          <text:p/>
        </draw:line>
        <draw:line draw:style-name="gr43" draw:text-style-name="P6" draw:layer="layout" svg:x1="21.826cm" svg:y1="2.444cm" svg:x2="22.334cm" svg:y2="2.444cm">
          <text:p/>
        </draw:line>
        <draw:line draw:style-name="gr43" draw:text-style-name="P6" draw:layer="layout" svg:x1="22.842cm" svg:y1="2.444cm" svg:x2="23.35cm" svg:y2="2.444cm">
          <text:p/>
        </draw:line>
        <draw:line draw:style-name="gr43" draw:text-style-name="P6" draw:layer="layout" svg:x1="23.858cm" svg:y1="2.444cm" svg:x2="24.366cm" svg:y2="2.444cm">
          <text:p/>
        </draw:line>
        <draw:line draw:style-name="gr43" draw:text-style-name="P6" draw:layer="layout" svg:x1="24.874cm" svg:y1="2.444cm" svg:x2="25.382cm" svg:y2="2.444cm">
          <text:p/>
        </draw:line>
        <draw:line draw:style-name="gr43" draw:text-style-name="P6" draw:layer="layout" svg:x1="25.509cm" svg:y1="2.825cm" svg:x2="25.509cm" svg:y2="3.333cm">
          <text:p/>
        </draw:line>
        <draw:line draw:style-name="gr43" draw:text-style-name="P6" draw:layer="layout" svg:x1="25.509cm" svg:y1="3.841cm" svg:x2="25.509cm" svg:y2="4.349cm">
          <text:p/>
        </draw:line>
        <draw:line draw:style-name="gr43" draw:text-style-name="P6" draw:layer="layout" svg:x1="25.509cm" svg:y1="4.857cm" svg:x2="25.509cm" svg:y2="5.365cm">
          <text:p/>
        </draw:line>
        <draw:line draw:style-name="gr43" draw:text-style-name="P6" draw:layer="layout" svg:x1="25.509cm" svg:y1="5.873cm" svg:x2="25.509cm" svg:y2="6.381cm">
          <text:p/>
        </draw:line>
        <draw:line draw:style-name="gr43" draw:text-style-name="P6" draw:layer="layout" svg:x1="25.509cm" svg:y1="6.889cm" svg:x2="25.509cm" svg:y2="7.397cm">
          <text:p/>
        </draw:line>
        <draw:line draw:style-name="gr43" draw:text-style-name="P6" draw:layer="layout" svg:x1="25.509cm" svg:y1="7.905cm" svg:x2="25.509cm" svg:y2="8.413cm">
          <text:p/>
        </draw:line>
        <draw:line draw:style-name="gr43" draw:text-style-name="P6" draw:layer="layout" svg:x1="25.509cm" svg:y1="8.921cm" svg:x2="25.509cm" svg:y2="9.429cm">
          <text:p/>
        </draw:line>
        <draw:line draw:style-name="gr43" draw:text-style-name="P6" draw:layer="layout" svg:x1="25.509cm" svg:y1="9.937cm" svg:x2="25.509cm" svg:y2="10.445cm">
          <text:p/>
        </draw:line>
        <draw:line draw:style-name="gr43" draw:text-style-name="P6" draw:layer="layout" svg:x1="25.509cm" svg:y1="10.953cm" svg:x2="25.509cm" svg:y2="11.461cm">
          <text:p/>
        </draw:line>
        <draw:line draw:style-name="gr43" draw:text-style-name="P6" draw:layer="layout" svg:x1="25.509cm" svg:y1="11.969cm" svg:x2="25.509cm" svg:y2="12.477cm">
          <text:p/>
        </draw:line>
        <draw:line draw:style-name="gr43" draw:text-style-name="P6" draw:layer="layout" svg:x1="25.509cm" svg:y1="12.985cm" svg:x2="25.509cm" svg:y2="13.493cm">
          <text:p/>
        </draw:line>
        <draw:line draw:style-name="gr43" draw:text-style-name="P6" draw:layer="layout" svg:x1="25.509cm" svg:y1="14.001cm" svg:x2="25.509cm" svg:y2="14.509cm">
          <text:p/>
        </draw:line>
        <draw:line draw:style-name="gr43" draw:text-style-name="P6" draw:layer="layout" svg:x1="25.509cm" svg:y1="15.017cm" svg:x2="25.509cm" svg:y2="15.525cm">
          <text:p/>
        </draw:line>
        <draw:polyline draw:style-name="gr43" draw:text-style-name="P6" draw:layer="layout" svg:width="0.381cm" svg:height="0.127cm" svg:x="25.128cm" svg:y="16.033cm" svg:viewBox="0 0 382 128" draw:points="382,0 382,128 0,128">
          <text:p/>
        </draw:polyline>
        <draw:line draw:style-name="gr43" draw:text-style-name="P6" draw:layer="layout" svg:x1="24.62cm" svg:y1="16.16cm" svg:x2="24.112cm" svg:y2="16.16cm">
          <text:p/>
        </draw:line>
        <draw:line draw:style-name="gr43" draw:text-style-name="P6" draw:layer="layout" svg:x1="23.604cm" svg:y1="16.16cm" svg:x2="23.096cm" svg:y2="16.16cm">
          <text:p/>
        </draw:line>
        <draw:line draw:style-name="gr43" draw:text-style-name="P6" draw:layer="layout" svg:x1="22.588cm" svg:y1="16.16cm" svg:x2="22.08cm" svg:y2="16.16cm">
          <text:p/>
        </draw:line>
        <draw:line draw:style-name="gr43" draw:text-style-name="P6" draw:layer="layout" svg:x1="21.572cm" svg:y1="16.16cm" svg:x2="21.064cm" svg:y2="16.16cm">
          <text:p/>
        </draw:line>
        <draw:line draw:style-name="gr43" draw:text-style-name="P6" draw:layer="layout" svg:x1="20.556cm" svg:y1="16.16cm" svg:x2="20.048cm" svg:y2="16.16cm">
          <text:p/>
        </draw:line>
        <draw:line draw:style-name="gr43" draw:text-style-name="P6" draw:layer="layout" svg:x1="19.54cm" svg:y1="16.16cm" svg:x2="19.032cm" svg:y2="16.16cm">
          <text:p/>
        </draw:line>
        <draw:frame draw:style-name="gr50" draw:text-style-name="P5" draw:layer="layout" svg:width="9.544cm" svg:height="0.712cm" svg:x="1.122cm" svg:y="1.179cm">
          <draw:text-box>
            <text:p text:style-name="P4"><text:span text:style-name="T1">Wupper </text:span><text:span text:style-name="T4">functional</text:span><text:span text:style-name="T1"> block diagram</text:span></text:p>
          </draw:text-box>
        </draw:frame>
        <draw:frame draw:style-name="gr51" draw:text-style-name="P8" draw:layer="layout" svg:width="5.552cm" svg:height="0.628cm" svg:x="10.77cm" svg:y="2.541cm">
          <draw:text-box>
            <text:p text:style-name="P4"><text:span text:style-name="T2">250 MHz Clock region</text:span></text:p>
          </draw:text-box>
        </draw:frame>
        <draw:frame draw:style-name="gr52" draw:text-style-name="P5" draw:layer="layout" svg:width="2.356cm" svg:height="0.712cm" svg:x="23.262cm" svg:y="18.246cm">
          <draw:text-box>
            <text:p text:style-name="P4"><text:span text:style-name="T4">Wupper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9.7cm" svg:height="20.997cm" svg:x="0cm" svg:y="0cm" svg:viewBox="0 0 29701 20998" draw:points="0,0 29701,0 29701,20998 0,20998">
          <text:p/>
        </draw:polygon>
        <draw:polygon draw:style-name="gr3" draw:text-style-name="P3" draw:layer="layout" svg:width="3.683cm" svg:height="5.08cm" svg:x="22.334cm" svg:y="5.824cm" svg:viewBox="0 0 3684 5081" draw:points="1842,5081 0,5081 0,0 3684,0 3684,5081">
          <text:p/>
        </draw:polygon>
        <draw:frame draw:style-name="gr4" draw:text-style-name="P5" draw:layer="layout" svg:width="1.513cm" svg:height="0.712cm" svg:x="23.421cm" svg:y="7.303cm">
          <draw:text-box>
            <text:p text:style-name="P4"><text:span text:style-name="T1">Xilinx</text:span></text:p>
          </draw:text-box>
        </draw:frame>
        <draw:frame draw:style-name="gr5" draw:text-style-name="P5" draw:layer="layout" svg:width="1.412cm" svg:height="0.712cm" svg:x="23.47cm" svg:y="8.012cm">
          <draw:text-box>
            <text:p text:style-name="P4"><text:span text:style-name="T1">PCIe</text:span></text:p>
          </draw:text-box>
        </draw:frame>
        <draw:line draw:style-name="gr6" draw:text-style-name="P6" draw:layer="layout" svg:x1="26.027cm" svg:y1="8.166cm" svg:x2="27.432cm" svg:y2="8.166cm">
          <text:p/>
        </draw:line>
        <draw:polygon draw:style-name="gr7" draw:text-style-name="P7" draw:layer="layout" svg:width="0.525cm" svg:height="0.349cm" svg:x="27.407cm" svg:y="7.99cm" svg:viewBox="0 0 526 350" draw:points="526,176 0,0 0,350">
          <text:p/>
        </draw:polygon>
        <draw:line draw:style-name="gr6" draw:text-style-name="P6" draw:layer="layout" svg:x1="27.922cm" svg:y1="8.872cm" svg:x2="26.518cm" svg:y2="8.872cm">
          <text:p/>
        </draw:line>
        <draw:polygon draw:style-name="gr7" draw:text-style-name="P7" draw:layer="layout" svg:width="0.526cm" svg:height="0.349cm" svg:x="26.017cm" svg:y="8.699cm" svg:viewBox="0 0 527 350" draw:points="0,173 527,350 527,0">
          <text:p/>
        </draw:polygon>
        <draw:frame draw:style-name="gr8" draw:text-style-name="P5" draw:layer="layout" svg:width="1.374cm" svg:height="0.712cm" svg:x="23.491cm" svg:y="8.725cm">
          <draw:text-box>
            <text:p text:style-name="P4"><text:span text:style-name="T1">Core</text:span></text:p>
          </draw:text-box>
        </draw:frame>
        <draw:frame draw:style-name="gr9" draw:text-style-name="P8" draw:layer="layout" svg:width="1.255cm" svg:height="0.628cm" svg:x="26.268cm" svg:y="9.233cm">
          <draw:text-box>
            <text:p text:style-name="P4"><text:span text:style-name="T2">PCIe</text:span></text:p>
          </draw:text-box>
        </draw:frame>
        <draw:polygon draw:style-name="gr2" draw:text-style-name="P2" draw:layer="layout" svg:width="11.303cm" svg:height="15.748cm" svg:x="8.491cm" svg:y="2.903cm" svg:viewBox="0 0 11304 15749" draw:points="5651,15749 0,15749 0,0 11304,0 11304,15749">
          <text:p/>
        </draw:polygon>
        <draw:polygon draw:style-name="gr12" draw:text-style-name="P9" draw:layer="layout" svg:width="9.017cm" svg:height="7.62cm" svg:x="8.752cm" svg:y="10.777cm" svg:viewBox="0 0 9018 7621" draw:points="4512,7621 0,7621 0,0 9018,0 9018,7621">
          <text:p/>
        </draw:polygon>
        <draw:frame draw:style-name="gr53" draw:text-style-name="P8" draw:layer="layout" svg:width="2.131cm" svg:height="0.628cm" svg:x="26.268cm" svg:y="9.868cm">
          <draw:text-box>
            <text:p text:style-name="P4"><text:span text:style-name="T2">Gen3 x8</text:span></text:p>
          </draw:text-box>
        </draw:frame>
        <draw:polygon draw:style-name="gr3" draw:text-style-name="P3" draw:layer="layout" svg:width="2.54cm" svg:height="1.778cm" svg:x="5.012cm" svg:y="5.189cm" svg:viewBox="0 0 2541 1779" draw:points="1270,1779 0,1779 0,0 2541,0 2541,1779">
          <text:p/>
        </draw:polygon>
        <draw:frame draw:style-name="gr14" draw:text-style-name="P5" draw:layer="layout" svg:width="3.791cm" svg:height="0.712cm" svg:x="9.504cm" svg:y="3.285cm">
          <draw:text-box>
            <text:p text:style-name="P4"><text:span text:style-name="T1">Wupper_core</text:span></text:p>
          </draw:text-box>
        </draw:frame>
        <draw:frame draw:style-name="gr15" draw:text-style-name="P8" draw:layer="layout" svg:width="1.755cm" svg:height="0.628cm" svg:x="5.408cm" svg:y="5.448cm">
          <draw:text-box>
            <text:p text:style-name="P4"><text:span text:style-name="T2">ToHost</text:span></text:p>
          </draw:text-box>
        </draw:frame>
        <draw:polygon draw:style-name="gr3" draw:text-style-name="P3" draw:layer="layout" svg:width="2.54cm" svg:height="1.778cm" svg:x="5.012cm" svg:y="7.729cm" svg:viewBox="0 0 2541 1779" draw:points="1270,1779 0,1779 0,0 2541,0 2541,1779">
          <text:p/>
        </draw:polygon>
        <draw:frame draw:style-name="gr16" draw:text-style-name="P8" draw:layer="layout" svg:width="1.28cm" svg:height="0.628cm" svg:x="5.644cm" svg:y="6.083cm">
          <draw:text-box>
            <text:p text:style-name="P4"><text:span text:style-name="T2">FIFO</text:span></text:p>
          </draw:text-box>
        </draw:frame>
        <draw:frame draw:style-name="gr17" draw:text-style-name="P8" draw:layer="layout" svg:width="2.474cm" svg:height="0.628cm" svg:x="5.048cm" svg:y="7.988cm">
          <draw:text-box>
            <text:p text:style-name="P4"><text:span text:style-name="T2">FromHost</text:span></text:p>
          </draw:text-box>
        </draw:frame>
        <draw:line draw:style-name="gr6" draw:text-style-name="P6" draw:layer="layout" svg:x1="5.012cm" svg:y1="8.618cm" svg:x2="4.628cm" svg:y2="8.618cm">
          <text:p/>
        </draw:line>
        <draw:polygon draw:style-name="gr7" draw:text-style-name="P7" draw:layer="layout" svg:width="0.674cm" svg:height="0.448cm" svg:x="3.986cm" svg:y="8.396cm" svg:viewBox="0 0 675 449" draw:points="0,222 675,449 675,0">
          <text:p/>
        </draw:polygon>
        <draw:polygon draw:style-name="gr12" draw:text-style-name="P9" draw:layer="layout" svg:width="8.509cm" svg:height="6.35cm" svg:x="8.752cm" svg:y="4.173cm" svg:viewBox="0 0 8510 6351" draw:points="4259,6351 0,6351 0,0 8510,0 8510,6351">
          <text:p/>
        </draw:polygon>
        <draw:polygon draw:style-name="gr3" draw:text-style-name="P3" draw:layer="layout" svg:width="2.413cm" svg:height="1.778cm" svg:x="9.387cm" svg:y="5.189cm" svg:viewBox="0 0 2414 1779" draw:points="1210,1779 0,1779 0,0 2414,0 2414,1779">
          <text:p/>
        </draw:polygon>
        <draw:frame draw:style-name="gr16" draw:text-style-name="P8" draw:layer="layout" svg:width="1.28cm" svg:height="0.628cm" svg:x="5.644cm" svg:y="8.623cm">
          <draw:text-box>
            <text:p text:style-name="P4"><text:span text:style-name="T2">FIFO</text:span></text:p>
          </draw:text-box>
        </draw:frame>
        <draw:frame draw:style-name="gr18" draw:text-style-name="P5" draw:layer="layout" svg:width="1.975cm" svg:height="0.712cm" svg:x="9.61cm" svg:y="5.37cm">
          <draw:text-box>
            <text:p text:style-name="P4"><text:span text:style-name="T1">ToHost</text:span></text:p>
          </draw:text-box>
        </draw:frame>
        <draw:polygon draw:style-name="gr3" draw:text-style-name="P3" draw:layer="layout" svg:width="2.413cm" svg:height="1.778cm" svg:x="9.387cm" svg:y="7.729cm" svg:viewBox="0 0 2414 1779" draw:points="1210,1779 0,1779 0,0 2414,0 2414,1779">
          <text:p/>
        </draw:polygon>
        <draw:frame draw:style-name="gr19" draw:text-style-name="P5" draw:layer="layout" svg:width="2.267cm" svg:height="0.712cm" svg:x="9.462cm" svg:y="6.082cm">
          <draw:text-box>
            <text:p text:style-name="P4"><text:span text:style-name="T1">FIFO ctl</text:span></text:p>
          </draw:text-box>
        </draw:frame>
        <draw:frame draw:style-name="gr17" draw:text-style-name="P8" draw:layer="layout" svg:width="2.474cm" svg:height="0.628cm" svg:x="9.359cm" svg:y="7.988cm">
          <draw:text-box>
            <text:p text:style-name="P4"><text:span text:style-name="T2">FromHost</text:span></text:p>
          </draw:text-box>
        </draw:frame>
        <draw:polygon draw:style-name="gr3" draw:text-style-name="P3" draw:layer="layout" svg:width="3.302cm" svg:height="2.032cm" svg:x="13.634cm" svg:y="5.062cm" svg:viewBox="0 0 3303 2033" draw:points="1652,2033 0,2033 0,0 3303,0 3303,2033">
          <text:p/>
        </draw:polygon>
        <draw:frame draw:style-name="gr21" draw:text-style-name="P8" draw:layer="layout" svg:width="2.004cm" svg:height="0.628cm" svg:x="9.596cm" svg:y="8.623cm">
          <draw:text-box>
            <text:p text:style-name="P4"><text:span text:style-name="T2">FIFO ctl</text:span></text:p>
          </draw:text-box>
        </draw:frame>
        <draw:frame draw:style-name="gr22" draw:text-style-name="P8" draw:layer="layout" svg:width="1.005cm" svg:height="0.628cm" svg:x="14.785cm" svg:y="5.13cm">
          <draw:text-box>
            <text:p text:style-name="P4"><text:span text:style-name="T2">Add</text:span></text:p>
          </draw:text-box>
        </draw:frame>
        <draw:frame draw:style-name="gr23" draw:text-style-name="P8" draw:layer="layout" svg:width="2.965cm" svg:height="0.628cm" svg:x="13.804cm" svg:y="5.765cm">
          <draw:text-box>
            <text:p text:style-name="P4"><text:span text:style-name="T2">Read/Write </text:span></text:p>
          </draw:text-box>
        </draw:frame>
        <draw:line draw:style-name="gr6" draw:text-style-name="P6" draw:layer="layout" svg:x1="16.936cm" svg:y1="6.078cm" svg:x2="21.692cm" svg:y2="6.078cm">
          <text:p/>
        </draw:line>
        <draw:polygon draw:style-name="gr7" draw:text-style-name="P7" draw:layer="layout" svg:width="0.673cm" svg:height="0.448cm" svg:x="21.664cm" svg:y="5.856cm" svg:viewBox="0 0 674 449" draw:points="674,223 0,0 0,449">
          <text:p/>
        </draw:polygon>
        <draw:polygon draw:style-name="gr3" draw:text-style-name="P3" draw:layer="layout" svg:width="3.302cm" svg:height="2.032cm" svg:x="13.634cm" svg:y="7.602cm" svg:viewBox="0 0 3303 2033" draw:points="1652,2033 0,2033 0,0 3303,0 3303,2033">
          <text:p/>
        </draw:polygon>
        <draw:frame draw:style-name="gr15" draw:text-style-name="P8" draw:layer="layout" svg:width="1.755cm" svg:height="0.628cm" svg:x="14.407cm" svg:y="6.4cm">
          <draw:text-box>
            <text:p text:style-name="P4"><text:span text:style-name="T2">header</text:span></text:p>
          </draw:text-box>
        </draw:frame>
        <draw:frame draw:style-name="gr24" draw:text-style-name="P8" draw:layer="layout" svg:width="1.319cm" svg:height="0.628cm" svg:x="14.63cm" svg:y="7.988cm">
          <draw:text-box>
            <text:p text:style-name="P4"><text:span text:style-name="T2">Strip </text:span></text:p>
          </draw:text-box>
        </draw:frame>
        <draw:line draw:style-name="gr6" draw:text-style-name="P6" draw:layer="layout" svg:x1="11.803cm" svg:y1="6.078cm" svg:x2="12.989cm" svg:y2="6.078cm">
          <text:p/>
        </draw:line>
        <draw:polygon draw:style-name="gr7" draw:text-style-name="P7" draw:layer="layout" svg:width="0.673cm" svg:height="0.448cm" svg:x="12.961cm" svg:y="5.856cm" svg:viewBox="0 0 674 449" draw:points="674,223 0,0 0,449">
          <text:p/>
        </draw:polygon>
        <draw:line draw:style-name="gr6" draw:text-style-name="P6" draw:layer="layout" svg:x1="13.634cm" svg:y1="8.618cm" svg:x2="12.446cm" svg:y2="8.618cm">
          <text:p/>
        </draw:line>
        <draw:polygon draw:style-name="gr7" draw:text-style-name="P7" draw:layer="layout" svg:width="0.674cm" svg:height="0.448cm" svg:x="11.803cm" svg:y="8.396cm" svg:viewBox="0 0 675 449" draw:points="0,222 675,449 675,0">
          <text:p/>
        </draw:polygon>
        <draw:polyline draw:style-name="gr6" draw:text-style-name="P6" draw:layer="layout" svg:width="4.755cm" svg:height="1.397cm" svg:x="17.582cm" svg:y="7.221cm" svg:viewBox="0 0 4756 1398" draw:points="4756,0 974,0 974,1398 0,1398">
          <text:p/>
        </draw:polyline>
        <draw:polygon draw:style-name="gr7" draw:text-style-name="P7" draw:layer="layout" svg:width="0.674cm" svg:height="0.448cm" svg:x="16.936cm" svg:y="8.396cm" svg:viewBox="0 0 675 449" draw:points="0,222 675,449 675,0">
          <text:p/>
        </draw:polygon>
        <draw:line draw:style-name="gr6" draw:text-style-name="P6" draw:layer="layout" svg:x1="7.552cm" svg:y1="6.078cm" svg:x2="8.745cm" svg:y2="6.078cm">
          <text:p/>
        </draw:line>
        <draw:polygon draw:style-name="gr7" draw:text-style-name="P7" draw:layer="layout" svg:width="0.673cm" svg:height="0.448cm" svg:x="8.717cm" svg:y="5.856cm" svg:viewBox="0 0 674 449" draw:points="674,223 0,0 0,449">
          <text:p/>
        </draw:polygon>
        <draw:line draw:style-name="gr6" draw:text-style-name="P6" draw:layer="layout" svg:x1="9.39cm" svg:y1="8.618cm" svg:x2="8.198cm" svg:y2="8.618cm">
          <text:p/>
        </draw:line>
        <draw:polygon draw:style-name="gr7" draw:text-style-name="P7" draw:layer="layout" svg:width="0.674cm" svg:height="0.448cm" svg:x="7.552cm" svg:y="8.396cm" svg:viewBox="0 0 675 449" draw:points="0,222 675,449 675,0">
          <text:p/>
        </draw:polygon>
        <draw:frame draw:style-name="gr15" draw:text-style-name="P8" draw:layer="layout" svg:width="1.755cm" svg:height="0.628cm" svg:x="14.411cm" svg:y="8.623cm">
          <draw:text-box>
            <text:p text:style-name="P4"><text:span text:style-name="T2">header</text:span></text:p>
          </draw:text-box>
        </draw:frame>
        <draw:frame draw:style-name="gr25" draw:text-style-name="P8" draw:layer="layout" svg:width="1.822cm" svg:height="0.628cm" svg:x="20.087cm" svg:y="5.172cm">
          <draw:text-box>
            <text:p text:style-name="P4"><text:span text:style-name="T2">axis_rq</text:span></text:p>
          </draw:text-box>
        </draw:frame>
        <draw:polygon draw:style-name="gr3" draw:text-style-name="P3" draw:layer="layout" svg:width="3.302cm" svg:height="1.524cm" svg:x="13.634cm" svg:y="11.793cm" svg:viewBox="0 0 3303 1525" draw:points="1652,1525 0,1525 0,0 3303,0 3303,1525">
          <text:p/>
        </draw:polygon>
        <draw:frame draw:style-name="gr26" draw:text-style-name="P8" draw:layer="layout" svg:width="1.793cm" svg:height="0.628cm" svg:x="20.101cm" svg:y="6.365cm">
          <draw:text-box>
            <text:p text:style-name="P4"><text:span text:style-name="T2">axis_rc</text:span></text:p>
          </draw:text-box>
        </draw:frame>
        <draw:frame draw:style-name="gr27" draw:text-style-name="P8" draw:layer="layout" svg:width="2.809cm" svg:height="0.628cm" svg:x="13.882cm" svg:y="11.925cm">
          <draw:text-box>
            <text:p text:style-name="P4"><text:span text:style-name="T2">Read/Write</text:span></text:p>
          </draw:text-box>
        </draw:frame>
        <draw:polygon draw:style-name="gr3" draw:text-style-name="P3" draw:layer="layout" svg:width="3.302cm" svg:height="2.032cm" svg:x="13.634cm" svg:y="16.111cm" svg:viewBox="0 0 3303 2033" draw:points="1652,2033 0,2033 0,0 3303,0 3303,2033">
          <text:p/>
        </draw:polygon>
        <draw:frame draw:style-name="gr28" draw:text-style-name="P8" draw:layer="layout" svg:width="2.762cm" svg:height="0.628cm" svg:x="13.907cm" svg:y="12.56cm">
          <draw:text-box>
            <text:p text:style-name="P4"><text:span text:style-name="T2">descriptors</text:span></text:p>
          </draw:text-box>
        </draw:frame>
        <draw:frame draw:style-name="gr29" draw:text-style-name="P8" draw:layer="layout" svg:width="1.065cm" svg:height="0.628cm" svg:x="14.757cm" svg:y="16.179cm">
          <draw:text-box>
            <text:p text:style-name="P4"><text:span text:style-name="T2">IO / </text:span></text:p>
          </draw:text-box>
        </draw:frame>
        <draw:frame draw:style-name="gr30" draw:text-style-name="P8" draw:layer="layout" svg:width="2.165cm" svg:height="0.628cm" svg:x="14.206cm" svg:y="16.814cm">
          <draw:text-box>
            <text:p text:style-name="P4"><text:span text:style-name="T2">external </text:span></text:p>
          </draw:text-box>
        </draw:frame>
        <draw:polyline draw:style-name="gr31" draw:text-style-name="P6" draw:layer="layout" svg:width="4.862cm" svg:height="3.281cm" svg:x="16.936cm" svg:y="8.999cm" svg:viewBox="0 0 4863 3282" draw:points="0,3282 2002,3282 2002,0 4863,0">
          <text:p/>
        </draw:polyline>
        <draw:polygon draw:style-name="gr7" draw:text-style-name="P7" draw:layer="layout" svg:width="0.564cm" svg:height="0.377cm" svg:x="21.773cm" svg:y="8.812cm" svg:viewBox="0 0 565 378" draw:points="565,188 0,0 0,378">
          <text:p/>
        </draw:polygon>
        <draw:polyline draw:style-name="gr31" draw:text-style-name="P6" draw:layer="layout" svg:width="4.862cm" svg:height="7.669cm" svg:x="16.936cm" svg:y="8.999cm" svg:viewBox="0 0 4863 7670" draw:points="0,7670 2002,7670 2002,0 4863,0">
          <text:p/>
        </draw:polyline>
        <draw:polygon draw:style-name="gr7" draw:text-style-name="P7" draw:layer="layout" svg:width="0.564cm" svg:height="0.377cm" svg:x="21.773cm" svg:y="8.812cm" svg:viewBox="0 0 565 378" draw:points="565,188 0,0 0,378">
          <text:p/>
        </draw:polygon>
        <draw:frame draw:style-name="gr30" draw:text-style-name="P8" draw:layer="layout" svg:width="2.165cm" svg:height="0.628cm" svg:x="14.206cm" svg:y="17.449cm">
          <draw:text-box>
            <text:p text:style-name="P4"><text:span text:style-name="T2">registers</text:span></text:p>
          </draw:text-box>
        </draw:frame>
        <draw:polyline draw:style-name="gr31" draw:text-style-name="P6" draw:layer="layout" svg:width="4.861cm" svg:height="2.889cm" svg:x="17.476cm" svg:y="10.015cm" svg:viewBox="0 0 4862 2890" draw:points="4862,0 2159,0 2159,2890 0,2890">
          <text:p/>
        </draw:polyline>
        <draw:polygon draw:style-name="gr7" draw:text-style-name="P7" draw:layer="layout" svg:width="0.565cm" svg:height="0.377cm" svg:x="16.936cm" svg:y="12.714cm" svg:viewBox="0 0 566 378" draw:points="0,190 566,378 566,0">
          <text:p/>
        </draw:polygon>
        <draw:polyline draw:style-name="gr31" draw:text-style-name="P6" draw:layer="layout" svg:width="4.861cm" svg:height="7.574cm" svg:x="17.476cm" svg:y="10.015cm" svg:viewBox="0 0 4862 7575" draw:points="4862,0 2159,0 2159,7575 0,7575">
          <text:p/>
        </draw:polyline>
        <draw:polygon draw:style-name="gr7" draw:text-style-name="P7" draw:layer="layout" svg:width="0.565cm" svg:height="0.374cm" svg:x="16.936cm" svg:y="17.402cm" svg:viewBox="0 0 566 375" draw:points="0,187 566,375 566,0">
          <text:p/>
        </draw:polygon>
        <draw:frame draw:style-name="gr32" draw:text-style-name="P8" draw:layer="layout" svg:width="1.89cm" svg:height="0.628cm" svg:x="20.052cm" svg:y="8.139cm">
          <draw:text-box>
            <text:p text:style-name="P4"><text:span text:style-name="T2">axis_cc</text:span></text:p>
          </draw:text-box>
        </draw:frame>
        <draw:polygon draw:style-name="gr3" draw:text-style-name="P3" draw:layer="layout" svg:width="3.683cm" svg:height="1.778cm" svg:x="22.334cm" svg:y="2.776cm" svg:viewBox="0 0 3684 1779" draw:points="1842,1779 0,1779 0,0 3684,0 3684,1779">
          <text:p/>
        </draw:polygon>
        <draw:frame draw:style-name="gr33" draw:text-style-name="P8" draw:layer="layout" svg:width="1.92cm" svg:height="0.628cm" svg:x="20.038cm" svg:y="9.307cm">
          <draw:text-box>
            <text:p text:style-name="P4"><text:span text:style-name="T2">axis_cq</text:span></text:p>
          </draw:text-box>
        </draw:frame>
        <draw:frame draw:style-name="gr34" draw:text-style-name="P8" draw:layer="layout" svg:width="2.254cm" svg:height="0.628cm" svg:x="23.051cm" svg:y="3.035cm">
          <draw:text-box>
            <text:p text:style-name="P4"><text:span text:style-name="T2">Interrupt </text:span></text:p>
          </draw:text-box>
        </draw:frame>
        <draw:polyline draw:style-name="gr31" draw:text-style-name="P6" draw:layer="layout" svg:width="6.513cm" svg:height="1.397cm" svg:x="15.285cm" svg:y="3.665cm" svg:viewBox="0 0 6514 1398" draw:points="0,1398 0,0 6514,0">
          <text:p/>
        </draw:polyline>
        <draw:polygon draw:style-name="gr7" draw:text-style-name="P7" draw:layer="layout" svg:width="0.561cm" svg:height="0.377cm" svg:x="21.773cm" svg:y="3.478cm" svg:viewBox="0 0 562 378" draw:points="562,188 0,0 0,378">
          <text:p/>
        </draw:polygon>
        <draw:line draw:style-name="gr31" draw:text-style-name="P6" draw:layer="layout" svg:x1="24.175cm" svg:y1="4.554cm" svg:x2="24.175cm" svg:y2="5.288cm">
          <text:p/>
        </draw:line>
        <draw:polygon draw:style-name="gr7" draw:text-style-name="P7" draw:layer="layout" svg:width="0.378cm" svg:height="0.561cm" svg:x="23.988cm" svg:y="5.263cm" svg:viewBox="0 0 379 562" draw:points="187,562 379,0 0,0">
          <text:p/>
        </draw:polygon>
        <draw:path draw:style-name="gr35" draw:text-style-name="P3" draw:layer="layout" svg:width="1.909cm" svg:height="1.651cm" svg:x="2.204cm" svg:y="16.238cm" svg:viewBox="0 0 1910 1652" svg:d="M173 547c-35-205 127-395 293-395 53-4 106 17 152 45 43-91 121-148 209-148 56 4 120 32 166 81 28-81 98-130 169-130 60 0 116 35 152 88 42-53 102-88 166-88 102 0 190 88 208 208 98 32 173 141 173 268 0 39-4 74-22 109 43 64 71 138 71 216 0 176-117 322-261 346 0 170-113 300-254 300-50 0-95-14-138-46-35 149-151 251-285 251-96 0-191-60-244-159-53 39-28 60-177 60-124 0-233-78-293-201-141-4-215-106-215-229 0-58 17-114 53-157-60-35-96-109-96-194 0-116 74-211 173-225zM0 0zM1910 1652z">
          <text:p/>
        </draw:path>
        <draw:path draw:style-name="gr11" draw:text-style-name="P6" draw:layer="layout" svg:width="1.909cm" svg:height="1.651cm" svg:x="2.204cm" svg:y="16.238cm" svg:viewBox="0 0 1910 1652" svg:d="M173 547c-35-205 127-395 293-395 53-4 106 17 152 45 43-91 121-148 209-148 56 4 120 32 166 81 28-81 98-130 169-130 60 0 116 35 152 88 42-53 102-88 166-88 102 0 190 88 208 208 98 32 173 141 173 268 0 39-4 74-22 109 43 64 71 138 71 216 0 176-117 322-261 346 0 170-113 300-254 300-50 0-95-14-138-46-35 149-151 251-285 251-96 0-191-60-244-159-53 39-28 60-177 60-124 0-233-78-293-201-141-4-215-106-215-229 0-58 17-114 53-157-60-35-96-109-96-194 0-116 74-211 173-225z">
          <text:p/>
        </draw:path>
        <draw:polygon draw:style-name="gr11" draw:text-style-name="P6" draw:layer="layout" svg:width="0cm" svg:height="0cm" svg:x="2.204cm" svg:y="16.238cm" svg:viewBox="0 0 0 0" draw:points="0,0">
          <text:p/>
        </draw:polygon>
        <draw:polygon draw:style-name="gr11" draw:text-style-name="P6" draw:layer="layout" svg:width="0cm" svg:height="0cm" svg:x="4.113cm" svg:y="17.889cm" svg:viewBox="0 0 0 0" draw:points="0,0">
          <text:p/>
        </draw:polygon>
        <draw:path draw:style-name="gr11" draw:text-style-name="P6" draw:layer="layout" svg:width="0.011cm" svg:height="0.061cm" svg:x="2.377cm" svg:y="16.785cm" svg:viewBox="0 0 12 62" svg:d="M0 0c0 22 7 43 12 62">
          <text:p/>
        </draw:path>
        <draw:polygon draw:style-name="gr11" draw:text-style-name="P6" draw:layer="layout" svg:width="0cm" svg:height="0cm" svg:x="2.204cm" svg:y="16.238cm" svg:viewBox="0 0 0 0" draw:points="0,0">
          <text:p/>
        </draw:polygon>
        <draw:polygon draw:style-name="gr11" draw:text-style-name="P6" draw:layer="layout" svg:width="0cm" svg:height="0cm" svg:x="4.113cm" svg:y="17.889cm" svg:viewBox="0 0 0 0" draw:points="0,0">
          <text:p/>
        </draw:polygon>
        <draw:path draw:style-name="gr11" draw:text-style-name="P6" draw:layer="layout" svg:width="0.06cm" svg:height="0.058cm" svg:x="2.822cm" svg:y="16.435cm" svg:viewBox="0 0 61 59" svg:d="M0 0c17 19 43 37 61 59">
          <text:p/>
        </draw:path>
        <draw:polygon draw:style-name="gr11" draw:text-style-name="P6" draw:layer="layout" svg:width="0cm" svg:height="0cm" svg:x="2.204cm" svg:y="16.238cm" svg:viewBox="0 0 0 0" draw:points="0,0">
          <text:p/>
        </draw:polygon>
        <draw:polygon draw:style-name="gr11" draw:text-style-name="P6" draw:layer="layout" svg:width="0cm" svg:height="0cm" svg:x="4.113cm" svg:y="17.889cm" svg:viewBox="0 0 0 0" draw:points="0,0">
          <text:p/>
        </draw:polygon>
        <draw:path draw:style-name="gr11" draw:text-style-name="P6" draw:layer="layout" svg:width="0.018cm" svg:height="0.053cm" svg:x="3.178cm" svg:y="16.368cm" svg:viewBox="0 0 19 54" svg:d="M19 0c-7 18-15 36-19 54">
          <text:p/>
        </draw:path>
        <draw:polygon draw:style-name="gr11" draw:text-style-name="P6" draw:layer="layout" svg:width="0cm" svg:height="0cm" svg:x="2.204cm" svg:y="16.238cm" svg:viewBox="0 0 0 0" draw:points="0,0">
          <text:p/>
        </draw:polygon>
        <draw:polygon draw:style-name="gr11" draw:text-style-name="P6" draw:layer="layout" svg:width="0cm" svg:height="0cm" svg:x="4.113cm" svg:y="17.889cm" svg:viewBox="0 0 0 0" draw:points="0,0">
          <text:p/>
        </draw:polygon>
        <draw:path draw:style-name="gr11" draw:text-style-name="P6" draw:layer="layout" svg:width="0.029cm" svg:height="0.067cm" svg:x="3.488cm" svg:y="16.326cm" svg:viewBox="0 0 30 68" svg:d="M30 0c-15 21-22 42-30 68">
          <text:p/>
        </draw:path>
        <draw:polygon draw:style-name="gr11" draw:text-style-name="P6" draw:layer="layout" svg:width="0cm" svg:height="0cm" svg:x="2.204cm" svg:y="16.238cm" svg:viewBox="0 0 0 0" draw:points="0,0">
          <text:p/>
        </draw:polygon>
        <draw:polygon draw:style-name="gr11" draw:text-style-name="P6" draw:layer="layout" svg:width="0cm" svg:height="0cm" svg:x="4.113cm" svg:y="17.889cm" svg:viewBox="0 0 0 0" draw:points="0,0">
          <text:p/>
        </draw:polygon>
        <draw:path draw:style-name="gr11" draw:text-style-name="P6" draw:layer="layout" svg:width="0.008cm" svg:height="0.049cm" svg:x="3.891cm" svg:y="16.446cm" svg:viewBox="0 0 9 50" svg:d="M0 0c4 14 12 42 8 50">
          <text:p/>
        </draw:path>
        <draw:polygon draw:style-name="gr11" draw:text-style-name="P6" draw:layer="layout" svg:width="0cm" svg:height="0cm" svg:x="2.204cm" svg:y="16.238cm" svg:viewBox="0 0 0 0" draw:points="0,0">
          <text:p/>
        </draw:polygon>
        <draw:polygon draw:style-name="gr11" draw:text-style-name="P6" draw:layer="layout" svg:width="0cm" svg:height="0cm" svg:x="4.113cm" svg:y="17.889cm" svg:viewBox="0 0 0 0" draw:points="0,0">
          <text:p/>
        </draw:polygon>
        <draw:path draw:style-name="gr11" draw:text-style-name="P6" draw:layer="layout" svg:width="0.063cm" svg:height="0.103cm" svg:x="3.979cm" svg:y="16.823cm" svg:viewBox="0 0 64 104" svg:d="M64 0c-14 39-35 76-64 104">
          <text:p/>
        </draw:path>
        <draw:polygon draw:style-name="gr11" draw:text-style-name="P6" draw:layer="layout" svg:width="0cm" svg:height="0cm" svg:x="2.204cm" svg:y="16.238cm" svg:viewBox="0 0 0 0" draw:points="0,0">
          <text:p/>
        </draw:polygon>
        <draw:polygon draw:style-name="gr11" draw:text-style-name="P6" draw:layer="layout" svg:width="0cm" svg:height="0cm" svg:x="4.113cm" svg:y="17.889cm" svg:viewBox="0 0 0 0" draw:points="0,0">
          <text:p/>
        </draw:polygon>
        <draw:path draw:style-name="gr11" draw:text-style-name="P6" draw:layer="layout" svg:width="0.146cm" svg:height="0.271cm" svg:x="3.707cm" svg:y="17.113cm" svg:viewBox="0 0 147 272" svg:d="M146 272c7-60-33-212-146-272">
          <text:p/>
        </draw:path>
        <draw:polygon draw:style-name="gr11" draw:text-style-name="P6" draw:layer="layout" svg:width="0cm" svg:height="0cm" svg:x="2.204cm" svg:y="16.238cm" svg:viewBox="0 0 0 0" draw:points="0,0">
          <text:p/>
        </draw:polygon>
        <draw:polygon draw:style-name="gr11" draw:text-style-name="P6" draw:layer="layout" svg:width="0cm" svg:height="0cm" svg:x="4.113cm" svg:y="17.889cm" svg:viewBox="0 0 0 0" draw:points="0,0">
          <text:p/>
        </draw:polygon>
        <draw:path draw:style-name="gr11" draw:text-style-name="P6" draw:layer="layout" svg:width="0.014cm" svg:height="0.074cm" svg:x="3.46cm" svg:y="17.564cm" svg:viewBox="0 0 15 75" svg:d="M0 75c8-24 12-49 15-75">
          <text:p/>
        </draw:path>
        <draw:polygon draw:style-name="gr11" draw:text-style-name="P6" draw:layer="layout" svg:width="0cm" svg:height="0cm" svg:x="2.204cm" svg:y="16.238cm" svg:viewBox="0 0 0 0" draw:points="0,0">
          <text:p/>
        </draw:polygon>
        <draw:polygon draw:style-name="gr11" draw:text-style-name="P6" draw:layer="layout" svg:width="0cm" svg:height="0cm" svg:x="4.113cm" svg:y="17.889cm" svg:viewBox="0 0 0 0" draw:points="0,0">
          <text:p/>
        </draw:polygon>
        <draw:path draw:style-name="gr11" draw:text-style-name="P6" draw:layer="layout" svg:width="0.032cm" svg:height="0.067cm" svg:x="2.899cm" svg:y="17.663cm" svg:viewBox="0 0 33 68" svg:d="M33 68c-15-22-26-43-33-68">
          <text:p/>
        </draw:path>
        <draw:polygon draw:style-name="gr11" draw:text-style-name="P6" draw:layer="layout" svg:width="0cm" svg:height="0cm" svg:x="2.204cm" svg:y="16.238cm" svg:viewBox="0 0 0 0" draw:points="0,0">
          <text:p/>
        </draw:polygon>
        <draw:polygon draw:style-name="gr11" draw:text-style-name="P6" draw:layer="layout" svg:width="0cm" svg:height="0cm" svg:x="4.113cm" svg:y="17.889cm" svg:viewBox="0 0 0 0" draw:points="0,0">
          <text:p/>
        </draw:polygon>
        <draw:path draw:style-name="gr11" draw:text-style-name="P6" draw:layer="layout" svg:width="0.049cm" svg:height="0.018cm" svg:x="2.462cm" svg:y="17.571cm" svg:viewBox="0 0 50 19" svg:d="M0 19c15-5 33-12 50-19">
          <text:p/>
        </draw:path>
        <draw:polygon draw:style-name="gr11" draw:text-style-name="P6" draw:layer="layout" svg:width="0cm" svg:height="0cm" svg:x="2.204cm" svg:y="16.238cm" svg:viewBox="0 0 0 0" draw:points="0,0">
          <text:p/>
        </draw:polygon>
        <draw:polygon draw:style-name="gr11" draw:text-style-name="P6" draw:layer="layout" svg:width="0cm" svg:height="0cm" svg:x="4.113cm" svg:y="17.889cm" svg:viewBox="0 0 0 0" draw:points="0,0">
          <text:p/>
        </draw:polygon>
        <draw:path draw:style-name="gr11" draw:text-style-name="P6" draw:layer="layout" svg:width="0.109cm" svg:height="0.034cm" svg:x="2.3cm" svg:y="17.204cm" svg:viewBox="0 0 110 35" svg:d="M0 0c28 23 64 41 110 33">
          <text:p/>
        </draw:path>
        <draw:polygon draw:style-name="gr11" draw:text-style-name="P6" draw:layer="layout" svg:width="0cm" svg:height="0cm" svg:x="2.204cm" svg:y="16.238cm" svg:viewBox="0 0 0 0" draw:points="0,0">
          <text:p/>
        </draw:polygon>
        <draw:polygon draw:style-name="gr11" draw:text-style-name="P6" draw:layer="layout" svg:width="0cm" svg:height="0cm" svg:x="4.113cm" svg:y="17.889cm" svg:viewBox="0 0 0 0" draw:points="0,0">
          <text:p/>
        </draw:polygon>
        <draw:polygon draw:style-name="gr3" draw:text-style-name="P3" draw:layer="layout" svg:width="3.302cm" svg:height="2.032cm" svg:x="13.634cm" svg:y="13.698cm" svg:viewBox="0 0 3303 2033" draw:points="1652,2033 0,2033 0,0 3303,0 3303,2033">
          <text:p/>
        </draw:polygon>
        <draw:frame draw:style-name="gr36" draw:text-style-name="P8" draw:layer="layout" svg:width="2.322cm" svg:height="0.628cm" svg:x="23.019cm" svg:y="3.67cm">
          <draw:text-box>
            <text:p text:style-name="P4"><text:span text:style-name="T2">controller</text:span></text:p>
          </draw:text-box>
        </draw:frame>
        <draw:frame draw:style-name="gr27" draw:text-style-name="P8" draw:layer="layout" svg:width="2.809cm" svg:height="0.628cm" svg:x="13.882cm" svg:y="14.084cm">
          <draw:text-box>
            <text:p text:style-name="P4"><text:span text:style-name="T2">Read/Write</text:span></text:p>
          </draw:text-box>
        </draw:frame>
        <draw:polyline draw:style-name="gr31" draw:text-style-name="P6" draw:layer="layout" svg:width="4.862cm" svg:height="5.256cm" svg:x="16.936cm" svg:y="8.999cm" svg:viewBox="0 0 4863 5257" draw:points="0,5257 2002,5257 2002,0 4863,0">
          <text:p/>
        </draw:polyline>
        <draw:polygon draw:style-name="gr7" draw:text-style-name="P7" draw:layer="layout" svg:width="0.564cm" svg:height="0.377cm" svg:x="21.773cm" svg:y="8.812cm" svg:viewBox="0 0 565 378" draw:points="565,188 0,0 0,378">
          <text:p/>
        </draw:polygon>
        <draw:polyline draw:style-name="gr31" draw:text-style-name="P6" draw:layer="layout" svg:width="4.861cm" svg:height="5.161cm" svg:x="17.476cm" svg:y="10.015cm" svg:viewBox="0 0 4862 5162" draw:points="4862,0 2159,0 2159,5162 0,5162">
          <text:p/>
        </draw:polyline>
        <draw:polygon draw:style-name="gr7" draw:text-style-name="P7" draw:layer="layout" svg:width="0.565cm" svg:height="0.374cm" svg:x="16.936cm" svg:y="14.989cm" svg:viewBox="0 0 566 375" draw:points="0,188 566,375 566,0">
          <text:p/>
        </draw:polygon>
        <draw:polyline draw:style-name="gr31" draw:text-style-name="P6" draw:layer="layout" svg:width="0.762cm" svg:height="5.969cm" svg:x="12.872cm" svg:y="6.586cm" svg:viewBox="0 0 763 5970" draw:points="763,5970 0,5970 0,0 223,0">
          <text:p/>
        </draw:polyline>
        <draw:polygon draw:style-name="gr7" draw:text-style-name="P7" draw:layer="layout" svg:width="0.564cm" svg:height="0.377cm" svg:x="13.07cm" svg:y="6.399cm" svg:viewBox="0 0 565 378" draw:points="565,187 0,0 0,378">
          <text:p/>
        </draw:polygon>
        <draw:polyline draw:style-name="gr31" draw:text-style-name="P6" draw:layer="layout" svg:width="1.04cm" svg:height="7.747cm" svg:x="12.594cm" svg:y="6.967cm" svg:viewBox="0 0 1041 7748" draw:points="1041,0 0,0 0,7748 502,7748">
          <text:p/>
        </draw:polyline>
        <draw:polygon draw:style-name="gr7" draw:text-style-name="P7" draw:layer="layout" svg:width="0.564cm" svg:height="0.377cm" svg:x="13.07cm" svg:y="14.527cm" svg:viewBox="0 0 565 378" draw:points="565,187 0,0 0,378">
          <text:p/>
        </draw:polygon>
        <draw:polyline draw:style-name="gr31" draw:text-style-name="P6" draw:layer="layout" svg:width="1.04cm" svg:height="5.348cm" svg:x="12.594cm" svg:y="9.366cm" svg:viewBox="0 0 1041 5349" draw:points="1041,0 0,0 0,5349 502,5349">
          <text:p/>
        </draw:polyline>
        <draw:polygon draw:style-name="gr7" draw:text-style-name="P7" draw:layer="layout" svg:width="0.564cm" svg:height="0.377cm" svg:x="13.07cm" svg:y="14.527cm" svg:viewBox="0 0 565 378" draw:points="565,187 0,0 0,378">
          <text:p/>
        </draw:polygon>
        <draw:frame draw:style-name="gr37" draw:text-style-name="P8" draw:layer="layout" svg:width="1.509cm" svg:height="0.628cm" svg:x="14.531cm" svg:y="14.719cm">
          <draw:text-box>
            <text:p text:style-name="P4"><text:span text:style-name="T2">status</text:span></text:p>
          </draw:text-box>
        </draw:frame>
        <draw:frame draw:style-name="gr38" draw:text-style-name="P8" draw:layer="layout" svg:width="4.197cm" svg:height="0.628cm" svg:x="9.109cm" svg:y="4.361cm">
          <draw:text-box>
            <text:p text:style-name="P4"><text:span text:style-name="T2">DMA_read_write</text:span></text:p>
          </draw:text-box>
        </draw:frame>
        <draw:polygon draw:style-name="gr3" draw:text-style-name="P3" draw:layer="layout" svg:width="2.413cm" svg:height="2.286cm" svg:x="9.405cm" svg:y="15.857cm" svg:viewBox="0 0 2414 2287" draw:points="1206,2287 0,2287 0,0 2414,0 2414,2287">
          <text:p/>
        </draw:polygon>
        <draw:frame draw:style-name="gr39" draw:text-style-name="P8" draw:layer="layout" svg:width="3.262cm" svg:height="0.628cm" svg:x="9.109cm" svg:y="10.958cm">
          <draw:text-box>
            <text:p text:style-name="P4"><text:span text:style-name="T2">DMA_control</text:span></text:p>
          </draw:text-box>
        </draw:frame>
        <draw:frame draw:style-name="gr40" draw:text-style-name="P8" draw:layer="layout" svg:width="1.573cm" svg:height="0.628cm" svg:x="9.825cm" svg:y="16.37cm">
          <draw:text-box>
            <text:p text:style-name="P4"><text:span text:style-name="T2">Synch</text:span></text:p>
          </draw:text-box>
        </draw:frame>
        <draw:line draw:style-name="gr31" draw:text-style-name="P6" draw:layer="layout" svg:x1="9.433cm" svg:y1="16.749cm" svg:x2="9.334cm" svg:y2="16.749cm">
          <text:p/>
        </draw:line>
        <draw:line draw:style-name="gr31" draw:text-style-name="P6" draw:layer="layout" svg:x1="9.271cm" svg:y1="16.749cm" svg:x2="9.172cm" svg:y2="16.749cm">
          <text:p/>
        </draw:line>
        <draw:line draw:style-name="gr31" draw:text-style-name="P6" draw:layer="layout" svg:x1="9.112cm" svg:y1="16.749cm" svg:x2="9.009cm" svg:y2="16.749cm">
          <text:p/>
        </draw:line>
        <draw:line draw:style-name="gr31" draw:text-style-name="P6" draw:layer="layout" svg:x1="8.949cm" svg:y1="16.749cm" svg:x2="8.847cm" svg:y2="16.749cm">
          <text:p/>
        </draw:line>
        <draw:line draw:style-name="gr31" draw:text-style-name="P6" draw:layer="layout" svg:x1="8.787cm" svg:y1="16.749cm" svg:x2="8.685cm" svg:y2="16.749cm">
          <text:p/>
        </draw:line>
        <draw:line draw:style-name="gr31" draw:text-style-name="P6" draw:layer="layout" svg:x1="8.625cm" svg:y1="16.749cm" svg:x2="8.526cm" svg:y2="16.749cm">
          <text:p/>
        </draw:line>
        <draw:line draw:style-name="gr31" draw:text-style-name="P6" draw:layer="layout" svg:x1="8.463cm" svg:y1="16.749cm" svg:x2="8.364cm" svg:y2="16.749cm">
          <text:p/>
        </draw:line>
        <draw:line draw:style-name="gr31" draw:text-style-name="P6" draw:layer="layout" svg:x1="8.3cm" svg:y1="16.749cm" svg:x2="8.202cm" svg:y2="16.749cm">
          <text:p/>
        </draw:line>
        <draw:line draw:style-name="gr31" draw:text-style-name="P6" draw:layer="layout" svg:x1="8.142cm" svg:y1="16.749cm" svg:x2="8.039cm" svg:y2="16.749cm">
          <text:p/>
        </draw:line>
        <draw:line draw:style-name="gr31" draw:text-style-name="P6" draw:layer="layout" svg:x1="7.979cm" svg:y1="16.749cm" svg:x2="7.877cm" svg:y2="16.749cm">
          <text:p/>
        </draw:line>
        <draw:line draw:style-name="gr31" draw:text-style-name="P6" draw:layer="layout" svg:x1="7.817cm" svg:y1="16.749cm" svg:x2="7.715cm" svg:y2="16.749cm">
          <text:p/>
        </draw:line>
        <draw:line draw:style-name="gr31" draw:text-style-name="P6" draw:layer="layout" svg:x1="7.655cm" svg:y1="16.749cm" svg:x2="7.556cm" svg:y2="16.749cm">
          <text:p/>
        </draw:line>
        <draw:line draw:style-name="gr31" draw:text-style-name="P6" draw:layer="layout" svg:x1="7.493cm" svg:y1="16.749cm" svg:x2="7.394cm" svg:y2="16.749cm">
          <text:p/>
        </draw:line>
        <draw:line draw:style-name="gr31" draw:text-style-name="P6" draw:layer="layout" svg:x1="7.33cm" svg:y1="16.749cm" svg:x2="7.231cm" svg:y2="16.749cm">
          <text:p/>
        </draw:line>
        <draw:line draw:style-name="gr31" draw:text-style-name="P6" draw:layer="layout" svg:x1="7.171cm" svg:y1="16.749cm" svg:x2="7.069cm" svg:y2="16.749cm">
          <text:p/>
        </draw:line>
        <draw:line draw:style-name="gr31" draw:text-style-name="P6" draw:layer="layout" svg:x1="7.009cm" svg:y1="16.749cm" svg:x2="6.907cm" svg:y2="16.749cm">
          <text:p/>
        </draw:line>
        <draw:line draw:style-name="gr31" draw:text-style-name="P6" draw:layer="layout" svg:x1="6.847cm" svg:y1="16.749cm" svg:x2="6.748cm" svg:y2="16.749cm">
          <text:p/>
        </draw:line>
        <draw:line draw:style-name="gr31" draw:text-style-name="P6" draw:layer="layout" svg:x1="6.685cm" svg:y1="16.749cm" svg:x2="6.586cm" svg:y2="16.749cm">
          <text:p/>
        </draw:line>
        <draw:line draw:style-name="gr31" draw:text-style-name="P6" draw:layer="layout" svg:x1="6.522cm" svg:y1="16.749cm" svg:x2="6.424cm" svg:y2="16.749cm">
          <text:p/>
        </draw:line>
        <draw:line draw:style-name="gr31" draw:text-style-name="P6" draw:layer="layout" svg:x1="6.36cm" svg:y1="16.749cm" svg:x2="6.261cm" svg:y2="16.749cm">
          <text:p/>
        </draw:line>
        <draw:line draw:style-name="gr31" draw:text-style-name="P6" draw:layer="layout" svg:x1="6.201cm" svg:y1="16.749cm" svg:x2="6.099cm" svg:y2="16.749cm">
          <text:p/>
        </draw:line>
        <draw:line draw:style-name="gr31" draw:text-style-name="P6" draw:layer="layout" svg:x1="6.039cm" svg:y1="16.749cm" svg:x2="5.937cm" svg:y2="16.749cm">
          <text:p/>
        </draw:line>
        <draw:line draw:style-name="gr31" draw:text-style-name="P6" draw:layer="layout" svg:x1="5.877cm" svg:y1="16.749cm" svg:x2="5.778cm" svg:y2="16.749cm">
          <text:p/>
        </draw:line>
        <draw:line draw:style-name="gr31" draw:text-style-name="P6" draw:layer="layout" svg:x1="5.715cm" svg:y1="16.749cm" svg:x2="5.616cm" svg:y2="16.749cm">
          <text:p/>
        </draw:line>
        <draw:line draw:style-name="gr31" draw:text-style-name="P6" draw:layer="layout" svg:x1="5.552cm" svg:y1="16.749cm" svg:x2="5.453cm" svg:y2="16.749cm">
          <text:p/>
        </draw:line>
        <draw:line draw:style-name="gr31" draw:text-style-name="P6" draw:layer="layout" svg:x1="5.39cm" svg:y1="16.749cm" svg:x2="5.291cm" svg:y2="16.749cm">
          <text:p/>
        </draw:line>
        <draw:line draw:style-name="gr31" draw:text-style-name="P6" draw:layer="layout" svg:x1="5.231cm" svg:y1="16.749cm" svg:x2="5.129cm" svg:y2="16.749cm">
          <text:p/>
        </draw:line>
        <draw:line draw:style-name="gr31" draw:text-style-name="P6" draw:layer="layout" svg:x1="5.069cm" svg:y1="16.749cm" svg:x2="4.967cm" svg:y2="16.749cm">
          <text:p/>
        </draw:line>
        <draw:line draw:style-name="gr31" draw:text-style-name="P6" draw:layer="layout" svg:x1="4.907cm" svg:y1="16.749cm" svg:x2="4.808cm" svg:y2="16.749cm">
          <text:p/>
        </draw:line>
        <draw:line draw:style-name="gr31" draw:text-style-name="P6" draw:layer="layout" svg:x1="4.744cm" svg:y1="16.749cm" svg:x2="4.649cm" svg:y2="16.749cm">
          <text:p/>
        </draw:line>
        <draw:polygon draw:style-name="gr7" draw:text-style-name="P7" draw:layer="layout" svg:width="0.565cm" svg:height="0.377cm" svg:x="4.109cm" svg:y="16.559cm" svg:viewBox="0 0 566 378" draw:points="0,190 566,378 566,0">
          <text:p/>
        </draw:polygon>
        <draw:line draw:style-name="gr31" draw:text-style-name="P6" draw:layer="layout" svg:x1="3.855cm" svg:y1="17.635cm" svg:x2="3.958cm" svg:y2="17.635cm">
          <text:p/>
        </draw:line>
        <draw:line draw:style-name="gr31" draw:text-style-name="P6" draw:layer="layout" svg:x1="4.018cm" svg:y1="17.635cm" svg:x2="4.12cm" svg:y2="17.635cm">
          <text:p/>
        </draw:line>
        <draw:line draw:style-name="gr31" draw:text-style-name="P6" draw:layer="layout" svg:x1="4.18cm" svg:y1="17.635cm" svg:x2="4.282cm" svg:y2="17.635cm">
          <text:p/>
        </draw:line>
        <draw:line draw:style-name="gr31" draw:text-style-name="P6" draw:layer="layout" svg:x1="4.342cm" svg:y1="17.635cm" svg:x2="4.441cm" svg:y2="17.635cm">
          <text:p/>
        </draw:line>
        <draw:line draw:style-name="gr31" draw:text-style-name="P6" draw:layer="layout" svg:x1="4.504cm" svg:y1="17.635cm" svg:x2="4.603cm" svg:y2="17.635cm">
          <text:p/>
        </draw:line>
        <draw:line draw:style-name="gr31" draw:text-style-name="P6" draw:layer="layout" svg:x1="4.663cm" svg:y1="17.635cm" svg:x2="4.766cm" svg:y2="17.635cm">
          <text:p/>
        </draw:line>
        <draw:line draw:style-name="gr31" draw:text-style-name="P6" draw:layer="layout" svg:x1="4.826cm" svg:y1="17.635cm" svg:x2="4.928cm" svg:y2="17.635cm">
          <text:p/>
        </draw:line>
        <draw:line draw:style-name="gr31" draw:text-style-name="P6" draw:layer="layout" svg:x1="4.988cm" svg:y1="17.635cm" svg:x2="5.09cm" svg:y2="17.635cm">
          <text:p/>
        </draw:line>
        <draw:line draw:style-name="gr31" draw:text-style-name="P6" draw:layer="layout" svg:x1="5.15cm" svg:y1="17.635cm" svg:x2="5.249cm" svg:y2="17.635cm">
          <text:p/>
        </draw:line>
        <draw:line draw:style-name="gr31" draw:text-style-name="P6" draw:layer="layout" svg:x1="5.312cm" svg:y1="17.635cm" svg:x2="5.411cm" svg:y2="17.635cm">
          <text:p/>
        </draw:line>
        <draw:line draw:style-name="gr31" draw:text-style-name="P6" draw:layer="layout" svg:x1="5.475cm" svg:y1="17.635cm" svg:x2="5.573cm" svg:y2="17.635cm">
          <text:p/>
        </draw:line>
        <draw:line draw:style-name="gr31" draw:text-style-name="P6" draw:layer="layout" svg:x1="5.633cm" svg:y1="17.635cm" svg:x2="5.736cm" svg:y2="17.635cm">
          <text:p/>
        </draw:line>
        <draw:line draw:style-name="gr31" draw:text-style-name="P6" draw:layer="layout" svg:x1="5.796cm" svg:y1="17.635cm" svg:x2="5.898cm" svg:y2="17.635cm">
          <text:p/>
        </draw:line>
        <draw:line draw:style-name="gr31" draw:text-style-name="P6" draw:layer="layout" svg:x1="5.958cm" svg:y1="17.635cm" svg:x2="6.06cm" svg:y2="17.635cm">
          <text:p/>
        </draw:line>
        <draw:line draw:style-name="gr31" draw:text-style-name="P6" draw:layer="layout" svg:x1="6.12cm" svg:y1="17.635cm" svg:x2="6.219cm" svg:y2="17.635cm">
          <text:p/>
        </draw:line>
        <draw:line draw:style-name="gr31" draw:text-style-name="P6" draw:layer="layout" svg:x1="6.282cm" svg:y1="17.635cm" svg:x2="6.381cm" svg:y2="17.635cm">
          <text:p/>
        </draw:line>
        <draw:line draw:style-name="gr31" draw:text-style-name="P6" draw:layer="layout" svg:x1="6.445cm" svg:y1="17.635cm" svg:x2="6.544cm" svg:y2="17.635cm">
          <text:p/>
        </draw:line>
        <draw:line draw:style-name="gr31" draw:text-style-name="P6" draw:layer="layout" svg:x1="6.604cm" svg:y1="17.635cm" svg:x2="6.706cm" svg:y2="17.635cm">
          <text:p/>
        </draw:line>
        <draw:line draw:style-name="gr31" draw:text-style-name="P6" draw:layer="layout" svg:x1="6.766cm" svg:y1="17.635cm" svg:x2="6.868cm" svg:y2="17.635cm">
          <text:p/>
        </draw:line>
        <draw:line draw:style-name="gr31" draw:text-style-name="P6" draw:layer="layout" svg:x1="6.928cm" svg:y1="17.635cm" svg:x2="7.027cm" svg:y2="17.635cm">
          <text:p/>
        </draw:line>
        <draw:line draw:style-name="gr31" draw:text-style-name="P6" draw:layer="layout" svg:x1="7.09cm" svg:y1="17.635cm" svg:x2="7.189cm" svg:y2="17.635cm">
          <text:p/>
        </draw:line>
        <draw:line draw:style-name="gr31" draw:text-style-name="P6" draw:layer="layout" svg:x1="7.253cm" svg:y1="17.635cm" svg:x2="7.351cm" svg:y2="17.635cm">
          <text:p/>
        </draw:line>
        <draw:line draw:style-name="gr31" draw:text-style-name="P6" draw:layer="layout" svg:x1="7.415cm" svg:y1="17.635cm" svg:x2="7.514cm" svg:y2="17.635cm">
          <text:p/>
        </draw:line>
        <draw:line draw:style-name="gr31" draw:text-style-name="P6" draw:layer="layout" svg:x1="7.574cm" svg:y1="17.635cm" svg:x2="7.676cm" svg:y2="17.635cm">
          <text:p/>
        </draw:line>
        <draw:line draw:style-name="gr31" draw:text-style-name="P6" draw:layer="layout" svg:x1="7.736cm" svg:y1="17.635cm" svg:x2="7.838cm" svg:y2="17.635cm">
          <text:p/>
        </draw:line>
        <draw:line draw:style-name="gr31" draw:text-style-name="P6" draw:layer="layout" svg:x1="7.898cm" svg:y1="17.635cm" svg:x2="7.997cm" svg:y2="17.635cm">
          <text:p/>
        </draw:line>
        <draw:line draw:style-name="gr31" draw:text-style-name="P6" draw:layer="layout" svg:x1="8.06cm" svg:y1="17.635cm" svg:x2="8.159cm" svg:y2="17.635cm">
          <text:p/>
        </draw:line>
        <draw:line draw:style-name="gr31" draw:text-style-name="P6" draw:layer="layout" svg:x1="8.223cm" svg:y1="17.635cm" svg:x2="8.322cm" svg:y2="17.635cm">
          <text:p/>
        </draw:line>
        <draw:line draw:style-name="gr31" draw:text-style-name="P6" draw:layer="layout" svg:x1="8.385cm" svg:y1="17.635cm" svg:x2="8.484cm" svg:y2="17.635cm">
          <text:p/>
        </draw:line>
        <draw:line draw:style-name="gr31" draw:text-style-name="P6" draw:layer="layout" svg:x1="8.544cm" svg:y1="17.635cm" svg:x2="8.646cm" svg:y2="17.635cm">
          <text:p/>
        </draw:line>
        <draw:line draw:style-name="gr31" draw:text-style-name="P6" draw:layer="layout" svg:x1="8.706cm" svg:y1="17.635cm" svg:x2="8.808cm" svg:y2="17.635cm">
          <text:p/>
        </draw:line>
        <draw:line draw:style-name="gr31" draw:text-style-name="P6" draw:layer="layout" svg:x1="8.868cm" svg:y1="17.635cm" svg:x2="8.893cm" svg:y2="17.635cm">
          <text:p/>
        </draw:line>
        <draw:polygon draw:style-name="gr7" draw:text-style-name="P7" draw:layer="layout" svg:width="0.565cm" svg:height="0.374cm" svg:x="8.868cm" svg:y="17.448cm" svg:viewBox="0 0 566 375" draw:points="566,187 0,0 0,375">
          <text:p/>
        </draw:polygon>
        <draw:polyline draw:style-name="gr31" draw:text-style-name="P6" draw:layer="layout" svg:width="1.277cm" svg:height="0.003cm" svg:x="12.357cm" svg:y="16.746cm" svg:viewBox="0 0 1278 4" draw:points="1278,0 371,0 371,4 0,4">
          <text:p/>
        </draw:polyline>
        <draw:polygon draw:style-name="gr7" draw:text-style-name="P7" draw:layer="layout" svg:width="0.564cm" svg:height="0.377cm" svg:x="11.818cm" svg:y="16.559cm" svg:viewBox="0 0 565 378" draw:points="0,190 565,378 565,0">
          <text:p/>
        </draw:polygon>
        <draw:polyline draw:style-name="gr31" draw:text-style-name="P6" draw:layer="layout" svg:width="1.279cm" svg:height="0cm" svg:x="11.818cm" svg:y="17.635cm" svg:viewBox="0 0 1280 0" draw:points="0,0 910,0 1280,0">
          <text:p/>
        </draw:polyline>
        <draw:polygon draw:style-name="gr7" draw:text-style-name="P7" draw:layer="layout" svg:width="0.564cm" svg:height="0.377cm" svg:x="13.07cm" svg:y="17.448cm" svg:viewBox="0 0 565 378" draw:points="565,188 0,0 0,378">
          <text:p/>
        </draw:polygon>
        <draw:frame draw:style-name="gr41" draw:text-style-name="P8" draw:layer="layout" svg:width="1.382cm" svg:height="0.628cm" svg:x="9.924cm" svg:y="17.005cm">
          <draw:text-box>
            <text:p text:style-name="P4"><text:span text:style-name="T2">stage</text:span></text:p>
          </draw:text-box>
        </draw:frame>
        <draw:line draw:style-name="gr6" draw:text-style-name="P6" draw:layer="layout" svg:x1="3.986cm" svg:y1="6.078cm" svg:x2="4.367cm" svg:y2="6.078cm">
          <text:p/>
        </draw:line>
        <draw:polygon draw:style-name="gr7" draw:text-style-name="P7" draw:layer="layout" svg:width="0.673cm" svg:height="0.448cm" svg:x="4.339cm" svg:y="5.856cm" svg:viewBox="0 0 674 449" draw:points="674,223 0,0 0,449">
          <text:p/>
        </draw:polygon>
        <draw:path draw:style-name="gr35" draw:text-style-name="P3" draw:layer="layout" svg:width="1.655cm" svg:height="1.781cm" svg:x="2.331cm" svg:y="5.189cm" svg:viewBox="0 0 1656 1782" svg:d="M149 589c-32-219 113-427 258-427 42 0 88 21 127 53 39-99 106-162 184-162 49 3 102 35 141 88 28-88 88-141 148-141 53 0 102 39 134 95 35-56 88-95 141-95 88 0 166 95 180 226 88 35 152 151 152 289 0 39-4 81-18 116 35 67 60 149 60 233 0 188-99 347-226 375 0 180-99 321-222 321-42 0-81-17-117-49-31 159-134 271-246 271-85 0-166-67-216-172-46 38-21 63-148 63-109 0-204-85-257-219-125-3-185-109-185-243 0-64 14-120 43-167-50-42-82-120-82-208 0-127 64-233 149-247zM0 0zM1656 1782z">
          <text:p/>
        </draw:path>
        <draw:path draw:style-name="gr11" draw:text-style-name="P6" draw:layer="layout" svg:width="1.655cm" svg:height="1.781cm" svg:x="2.331cm" svg:y="5.189cm" svg:viewBox="0 0 1656 1782" svg:d="M149 589c-32-219 113-427 258-427 42 0 88 21 127 53 39-99 106-162 184-162 49 3 102 35 141 88 28-88 88-141 148-141 53 0 102 39 134 95 35-56 88-95 141-95 88 0 166 95 180 226 88 35 152 151 152 289 0 39-4 81-18 116 35 67 60 149 60 233 0 188-99 347-226 375 0 180-99 321-222 321-42 0-81-17-117-49-31 159-134 271-246 271-85 0-166-67-216-172-46 38-21 63-148 63-109 0-204-85-257-219-125-3-185-109-185-243 0-64 14-120 43-167-50-42-82-120-82-208 0-127 64-233 149-247z">
          <text:p/>
        </draw:path>
        <draw:polygon draw:style-name="gr11" draw:text-style-name="P6" draw:layer="layout" svg:width="0cm" svg:height="0cm" svg:x="2.331cm" svg:y="5.189cm" svg:viewBox="0 0 0 0" draw:points="0,0">
          <text:p/>
        </draw:polygon>
        <draw:polygon draw:style-name="gr11" draw:text-style-name="P6" draw:layer="layout" svg:width="0cm" svg:height="0cm" svg:x="3.986cm" svg:y="6.97cm" svg:viewBox="0 0 0 0" draw:points="0,0">
          <text:p/>
        </draw:polygon>
        <draw:path draw:style-name="gr11" draw:text-style-name="P6" draw:layer="layout" svg:width="0.01cm" svg:height="0.064cm" svg:x="2.48cm" svg:y="5.778cm" svg:viewBox="0 0 11 65" svg:d="M0 0c3 21 11 46 11 65">
          <text:p/>
        </draw:path>
        <draw:polygon draw:style-name="gr11" draw:text-style-name="P6" draw:layer="layout" svg:width="0cm" svg:height="0cm" svg:x="2.331cm" svg:y="5.189cm" svg:viewBox="0 0 0 0" draw:points="0,0">
          <text:p/>
        </draw:polygon>
        <draw:polygon draw:style-name="gr11" draw:text-style-name="P6" draw:layer="layout" svg:width="0cm" svg:height="0cm" svg:x="3.986cm" svg:y="6.97cm" svg:viewBox="0 0 0 0" draw:points="0,0">
          <text:p/>
        </draw:polygon>
        <draw:path draw:style-name="gr11" draw:text-style-name="P6" draw:layer="layout" svg:width="0.053cm" svg:height="0.06cm" svg:x="2.864cm" svg:y="5.404cm" svg:viewBox="0 0 54 61" svg:d="M0 0c18 14 40 39 54 61">
          <text:p/>
        </draw:path>
        <draw:polygon draw:style-name="gr11" draw:text-style-name="P6" draw:layer="layout" svg:width="0cm" svg:height="0cm" svg:x="2.331cm" svg:y="5.189cm" svg:viewBox="0 0 0 0" draw:points="0,0">
          <text:p/>
        </draw:polygon>
        <draw:polygon draw:style-name="gr11" draw:text-style-name="P6" draw:layer="layout" svg:width="0cm" svg:height="0cm" svg:x="3.986cm" svg:y="6.97cm" svg:viewBox="0 0 0 0" draw:points="0,0">
          <text:p/>
        </draw:polygon>
        <draw:path draw:style-name="gr11" draw:text-style-name="P6" draw:layer="layout" svg:width="0.014cm" svg:height="0.056cm" svg:x="3.175cm" svg:y="5.33cm" svg:viewBox="0 0 15 57" svg:d="M15 0c-4 18-12 40-15 57">
          <text:p/>
        </draw:path>
        <draw:polygon draw:style-name="gr11" draw:text-style-name="P6" draw:layer="layout" svg:width="0cm" svg:height="0cm" svg:x="2.331cm" svg:y="5.189cm" svg:viewBox="0 0 0 0" draw:points="0,0">
          <text:p/>
        </draw:polygon>
        <draw:polygon draw:style-name="gr11" draw:text-style-name="P6" draw:layer="layout" svg:width="0cm" svg:height="0cm" svg:x="3.986cm" svg:y="6.97cm" svg:viewBox="0 0 0 0" draw:points="0,0">
          <text:p/>
        </draw:polygon>
        <draw:path draw:style-name="gr11" draw:text-style-name="P6" draw:layer="layout" svg:width="0.025cm" svg:height="0.072cm" svg:x="3.446cm" svg:y="5.284cm" svg:viewBox="0 0 26 73" svg:d="M26 0c-15 22-19 47-26 73">
          <text:p/>
        </draw:path>
        <draw:polygon draw:style-name="gr11" draw:text-style-name="P6" draw:layer="layout" svg:width="0cm" svg:height="0cm" svg:x="2.331cm" svg:y="5.189cm" svg:viewBox="0 0 0 0" draw:points="0,0">
          <text:p/>
        </draw:polygon>
        <draw:polygon draw:style-name="gr11" draw:text-style-name="P6" draw:layer="layout" svg:width="0cm" svg:height="0cm" svg:x="3.986cm" svg:y="6.97cm" svg:viewBox="0 0 0 0" draw:points="0,0">
          <text:p/>
        </draw:polygon>
        <draw:path draw:style-name="gr11" draw:text-style-name="P6" draw:layer="layout" svg:width="0.008cm" svg:height="0.053cm" svg:x="3.792cm" svg:y="5.415cm" svg:viewBox="0 0 9 54" svg:d="M0 0c3 14 11 47 8 54">
          <text:p/>
        </draw:path>
        <draw:polygon draw:style-name="gr11" draw:text-style-name="P6" draw:layer="layout" svg:width="0cm" svg:height="0cm" svg:x="2.331cm" svg:y="5.189cm" svg:viewBox="0 0 0 0" draw:points="0,0">
          <text:p/>
        </draw:polygon>
        <draw:polygon draw:style-name="gr11" draw:text-style-name="P6" draw:layer="layout" svg:width="0cm" svg:height="0cm" svg:x="3.986cm" svg:y="6.97cm" svg:viewBox="0 0 0 0" draw:points="0,0">
          <text:p/>
        </draw:polygon>
        <draw:path draw:style-name="gr11" draw:text-style-name="P6" draw:layer="layout" svg:width="0.057cm" svg:height="0.11cm" svg:x="3.869cm" svg:y="5.82cm" svg:viewBox="0 0 58 111" svg:d="M58 0c-14 44-32 79-58 111">
          <text:p/>
        </draw:path>
        <draw:polygon draw:style-name="gr11" draw:text-style-name="P6" draw:layer="layout" svg:width="0cm" svg:height="0cm" svg:x="2.331cm" svg:y="5.189cm" svg:viewBox="0 0 0 0" draw:points="0,0">
          <text:p/>
        </draw:polygon>
        <draw:polygon draw:style-name="gr11" draw:text-style-name="P6" draw:layer="layout" svg:width="0cm" svg:height="0cm" svg:x="3.986cm" svg:y="6.97cm" svg:viewBox="0 0 0 0" draw:points="0,0">
          <text:p/>
        </draw:polygon>
        <draw:path draw:style-name="gr11" draw:text-style-name="P6" draw:layer="layout" svg:width="0.128cm" svg:height="0.293cm" svg:x="3.633cm" svg:y="6.134cm" svg:viewBox="0 0 129 294" svg:d="M128 294c7-67-29-234-128-294">
          <text:p/>
        </draw:path>
        <draw:polygon draw:style-name="gr11" draw:text-style-name="P6" draw:layer="layout" svg:width="0cm" svg:height="0cm" svg:x="2.331cm" svg:y="5.189cm" svg:viewBox="0 0 0 0" draw:points="0,0">
          <text:p/>
        </draw:polygon>
        <draw:polygon draw:style-name="gr11" draw:text-style-name="P6" draw:layer="layout" svg:width="0cm" svg:height="0cm" svg:x="3.986cm" svg:y="6.97cm" svg:viewBox="0 0 0 0" draw:points="0,0">
          <text:p/>
        </draw:polygon>
        <draw:path draw:style-name="gr11" draw:text-style-name="P6" draw:layer="layout" svg:width="0.011cm" svg:height="0.078cm" svg:x="3.421cm" svg:y="6.621cm" svg:viewBox="0 0 12 79" svg:d="M0 79c9-28 9-54 12-79">
          <text:p/>
        </draw:path>
        <draw:polygon draw:style-name="gr11" draw:text-style-name="P6" draw:layer="layout" svg:width="0cm" svg:height="0cm" svg:x="2.331cm" svg:y="5.189cm" svg:viewBox="0 0 0 0" draw:points="0,0">
          <text:p/>
        </draw:polygon>
        <draw:polygon draw:style-name="gr11" draw:text-style-name="P6" draw:layer="layout" svg:width="0cm" svg:height="0cm" svg:x="3.986cm" svg:y="6.97cm" svg:viewBox="0 0 0 0" draw:points="0,0">
          <text:p/>
        </draw:polygon>
        <draw:path draw:style-name="gr11" draw:text-style-name="P6" draw:layer="layout" svg:width="0.024cm" svg:height="0.071cm" svg:x="2.935cm" svg:y="6.727cm" svg:viewBox="0 0 25 72" svg:d="M25 72c-10-22-17-47-25-72">
          <text:p/>
        </draw:path>
        <draw:polygon draw:style-name="gr11" draw:text-style-name="P6" draw:layer="layout" svg:width="0cm" svg:height="0cm" svg:x="2.331cm" svg:y="5.189cm" svg:viewBox="0 0 0 0" draw:points="0,0">
          <text:p/>
        </draw:polygon>
        <draw:polygon draw:style-name="gr11" draw:text-style-name="P6" draw:layer="layout" svg:width="0cm" svg:height="0cm" svg:x="3.986cm" svg:y="6.97cm" svg:viewBox="0 0 0 0" draw:points="0,0">
          <text:p/>
        </draw:polygon>
        <draw:path draw:style-name="gr11" draw:text-style-name="P6" draw:layer="layout" svg:width="0.042cm" svg:height="0.014cm" svg:x="2.554cm" svg:y="6.628cm" svg:viewBox="0 0 43 15" svg:d="M0 15c14-3 28-7 43-15">
          <text:p/>
        </draw:path>
        <draw:polygon draw:style-name="gr11" draw:text-style-name="P6" draw:layer="layout" svg:width="0cm" svg:height="0cm" svg:x="2.331cm" svg:y="5.189cm" svg:viewBox="0 0 0 0" draw:points="0,0">
          <text:p/>
        </draw:polygon>
        <draw:polygon draw:style-name="gr11" draw:text-style-name="P6" draw:layer="layout" svg:width="0cm" svg:height="0cm" svg:x="3.986cm" svg:y="6.97cm" svg:viewBox="0 0 0 0" draw:points="0,0">
          <text:p/>
        </draw:polygon>
        <draw:path draw:style-name="gr11" draw:text-style-name="P6" draw:layer="layout" svg:width="0.098cm" svg:height="0.034cm" svg:x="2.413cm" svg:y="6.233cm" svg:viewBox="0 0 99 35" svg:d="M0 0c28 22 56 40 99 33">
          <text:p/>
        </draw:path>
        <draw:polygon draw:style-name="gr11" draw:text-style-name="P6" draw:layer="layout" svg:width="0cm" svg:height="0cm" svg:x="2.331cm" svg:y="5.189cm" svg:viewBox="0 0 0 0" draw:points="0,0">
          <text:p/>
        </draw:polygon>
        <draw:polygon draw:style-name="gr11" draw:text-style-name="P6" draw:layer="layout" svg:width="0cm" svg:height="0cm" svg:x="3.986cm" svg:y="6.97cm" svg:viewBox="0 0 0 0" draw:points="0,0">
          <text:p/>
        </draw:polygon>
        <draw:path draw:style-name="gr35" draw:text-style-name="P3" draw:layer="layout" svg:width="1.655cm" svg:height="1.781cm" svg:x="2.331cm" svg:y="7.729cm" svg:viewBox="0 0 1656 1782" svg:d="M149 590c-32-219 113-428 258-428 42 0 88 21 127 53 39-99 106-162 184-162 49 3 102 35 141 88 28-88 88-141 148-141 53 0 102 39 134 95 35-56 88-95 141-95 88 0 166 95 180 226 88 35 152 152 152 290 0 39-4 81-18 116 35 67 60 149 60 233 0 187-99 346-226 374 0 180-99 321-222 321-42 0-81-17-117-49-31 159-134 271-246 271-85 0-166-67-216-172-46 38-21 63-148 63-109 0-204-85-257-219-125-3-185-109-185-243 0-64 14-120 43-166-50-42-82-120-82-208 0-127 64-233 149-247zM0 0zM1656 1782z">
          <text:p/>
        </draw:path>
        <draw:path draw:style-name="gr11" draw:text-style-name="P6" draw:layer="layout" svg:width="1.655cm" svg:height="1.781cm" svg:x="2.331cm" svg:y="7.729cm" svg:viewBox="0 0 1656 1782" svg:d="M149 590c-32-219 113-428 258-428 42 0 88 21 127 53 39-99 106-162 184-162 49 3 102 35 141 88 28-88 88-141 148-141 53 0 102 39 134 95 35-56 88-95 141-95 88 0 166 95 180 226 88 35 152 152 152 290 0 39-4 81-18 116 35 67 60 149 60 233 0 187-99 346-226 374 0 180-99 321-222 321-42 0-81-17-117-49-31 159-134 271-246 271-85 0-166-67-216-172-46 38-21 63-148 63-109 0-204-85-257-219-125-3-185-109-185-243 0-64 14-120 43-166-50-42-82-120-82-208 0-127 64-233 149-247z">
          <text:p/>
        </draw:path>
        <draw:polygon draw:style-name="gr11" draw:text-style-name="P6" draw:layer="layout" svg:width="0cm" svg:height="0cm" svg:x="2.331cm" svg:y="7.729cm" svg:viewBox="0 0 0 0" draw:points="0,0">
          <text:p/>
        </draw:polygon>
        <draw:polygon draw:style-name="gr11" draw:text-style-name="P6" draw:layer="layout" svg:width="0cm" svg:height="0cm" svg:x="3.986cm" svg:y="9.51cm" svg:viewBox="0 0 0 0" draw:points="0,0">
          <text:p/>
        </draw:polygon>
        <draw:path draw:style-name="gr11" draw:text-style-name="P6" draw:layer="layout" svg:width="0.01cm" svg:height="0.064cm" svg:x="2.48cm" svg:y="8.318cm" svg:viewBox="0 0 11 65" svg:d="M0 0c3 21 11 47 11 65">
          <text:p/>
        </draw:path>
        <draw:polygon draw:style-name="gr11" draw:text-style-name="P6" draw:layer="layout" svg:width="0cm" svg:height="0cm" svg:x="2.331cm" svg:y="7.729cm" svg:viewBox="0 0 0 0" draw:points="0,0">
          <text:p/>
        </draw:polygon>
        <draw:polygon draw:style-name="gr11" draw:text-style-name="P6" draw:layer="layout" svg:width="0cm" svg:height="0cm" svg:x="3.986cm" svg:y="9.51cm" svg:viewBox="0 0 0 0" draw:points="0,0">
          <text:p/>
        </draw:polygon>
        <draw:path draw:style-name="gr11" draw:text-style-name="P6" draw:layer="layout" svg:width="0.053cm" svg:height="0.06cm" svg:x="2.864cm" svg:y="7.944cm" svg:viewBox="0 0 54 61" svg:d="M0 0c18 14 40 39 54 61">
          <text:p/>
        </draw:path>
        <draw:polygon draw:style-name="gr11" draw:text-style-name="P6" draw:layer="layout" svg:width="0cm" svg:height="0cm" svg:x="2.331cm" svg:y="7.729cm" svg:viewBox="0 0 0 0" draw:points="0,0">
          <text:p/>
        </draw:polygon>
        <draw:polygon draw:style-name="gr11" draw:text-style-name="P6" draw:layer="layout" svg:width="0cm" svg:height="0cm" svg:x="3.986cm" svg:y="9.51cm" svg:viewBox="0 0 0 0" draw:points="0,0">
          <text:p/>
        </draw:polygon>
        <draw:path draw:style-name="gr11" draw:text-style-name="P6" draw:layer="layout" svg:width="0.014cm" svg:height="0.056cm" svg:x="3.175cm" svg:y="7.87cm" svg:viewBox="0 0 15 57" svg:d="M15 0c-4 18-12 39-15 57">
          <text:p/>
        </draw:path>
        <draw:polygon draw:style-name="gr11" draw:text-style-name="P6" draw:layer="layout" svg:width="0cm" svg:height="0cm" svg:x="2.331cm" svg:y="7.729cm" svg:viewBox="0 0 0 0" draw:points="0,0">
          <text:p/>
        </draw:polygon>
        <draw:polygon draw:style-name="gr11" draw:text-style-name="P6" draw:layer="layout" svg:width="0cm" svg:height="0cm" svg:x="3.986cm" svg:y="9.51cm" svg:viewBox="0 0 0 0" draw:points="0,0">
          <text:p/>
        </draw:polygon>
        <draw:path draw:style-name="gr11" draw:text-style-name="P6" draw:layer="layout" svg:width="0.025cm" svg:height="0.071cm" svg:x="3.446cm" svg:y="7.824cm" svg:viewBox="0 0 26 72" svg:d="M26 0c-15 21-19 46-26 72">
          <text:p/>
        </draw:path>
        <draw:polygon draw:style-name="gr11" draw:text-style-name="P6" draw:layer="layout" svg:width="0cm" svg:height="0cm" svg:x="2.331cm" svg:y="7.729cm" svg:viewBox="0 0 0 0" draw:points="0,0">
          <text:p/>
        </draw:polygon>
        <draw:polygon draw:style-name="gr11" draw:text-style-name="P6" draw:layer="layout" svg:width="0cm" svg:height="0cm" svg:x="3.986cm" svg:y="9.51cm" svg:viewBox="0 0 0 0" draw:points="0,0">
          <text:p/>
        </draw:polygon>
        <draw:path draw:style-name="gr11" draw:text-style-name="P6" draw:layer="layout" svg:width="0.008cm" svg:height="0.053cm" svg:x="3.792cm" svg:y="7.955cm" svg:viewBox="0 0 9 54" svg:d="M0 0c3 14 11 47 8 54">
          <text:p/>
        </draw:path>
        <draw:polygon draw:style-name="gr11" draw:text-style-name="P6" draw:layer="layout" svg:width="0cm" svg:height="0cm" svg:x="2.331cm" svg:y="7.729cm" svg:viewBox="0 0 0 0" draw:points="0,0">
          <text:p/>
        </draw:polygon>
        <draw:polygon draw:style-name="gr11" draw:text-style-name="P6" draw:layer="layout" svg:width="0cm" svg:height="0cm" svg:x="3.986cm" svg:y="9.51cm" svg:viewBox="0 0 0 0" draw:points="0,0">
          <text:p/>
        </draw:polygon>
        <draw:path draw:style-name="gr11" draw:text-style-name="P6" draw:layer="layout" svg:width="0.057cm" svg:height="0.11cm" svg:x="3.869cm" svg:y="8.36cm" svg:viewBox="0 0 58 111" svg:d="M58 0c-14 43-32 78-58 111">
          <text:p/>
        </draw:path>
        <draw:polygon draw:style-name="gr11" draw:text-style-name="P6" draw:layer="layout" svg:width="0cm" svg:height="0cm" svg:x="2.331cm" svg:y="7.729cm" svg:viewBox="0 0 0 0" draw:points="0,0">
          <text:p/>
        </draw:polygon>
        <draw:polygon draw:style-name="gr11" draw:text-style-name="P6" draw:layer="layout" svg:width="0cm" svg:height="0cm" svg:x="3.986cm" svg:y="9.51cm" svg:viewBox="0 0 0 0" draw:points="0,0">
          <text:p/>
        </draw:polygon>
        <draw:path draw:style-name="gr11" draw:text-style-name="P6" draw:layer="layout" svg:width="0.128cm" svg:height="0.293cm" svg:x="3.633cm" svg:y="8.674cm" svg:viewBox="0 0 129 294" svg:d="M128 294c7-68-29-234-128-294">
          <text:p/>
        </draw:path>
        <draw:polygon draw:style-name="gr11" draw:text-style-name="P6" draw:layer="layout" svg:width="0cm" svg:height="0cm" svg:x="2.331cm" svg:y="7.729cm" svg:viewBox="0 0 0 0" draw:points="0,0">
          <text:p/>
        </draw:polygon>
        <draw:polygon draw:style-name="gr11" draw:text-style-name="P6" draw:layer="layout" svg:width="0cm" svg:height="0cm" svg:x="3.986cm" svg:y="9.51cm" svg:viewBox="0 0 0 0" draw:points="0,0">
          <text:p/>
        </draw:polygon>
        <draw:path draw:style-name="gr11" draw:text-style-name="P6" draw:layer="layout" svg:width="0.011cm" svg:height="0.078cm" svg:x="3.421cm" svg:y="9.161cm" svg:viewBox="0 0 12 79" svg:d="M0 79c9-28 9-54 12-79">
          <text:p/>
        </draw:path>
        <draw:polygon draw:style-name="gr11" draw:text-style-name="P6" draw:layer="layout" svg:width="0cm" svg:height="0cm" svg:x="2.331cm" svg:y="7.729cm" svg:viewBox="0 0 0 0" draw:points="0,0">
          <text:p/>
        </draw:polygon>
        <draw:polygon draw:style-name="gr11" draw:text-style-name="P6" draw:layer="layout" svg:width="0cm" svg:height="0cm" svg:x="3.986cm" svg:y="9.51cm" svg:viewBox="0 0 0 0" draw:points="0,0">
          <text:p/>
        </draw:polygon>
        <draw:path draw:style-name="gr11" draw:text-style-name="P6" draw:layer="layout" svg:width="0.024cm" svg:height="0.071cm" svg:x="2.935cm" svg:y="9.267cm" svg:viewBox="0 0 25 72" svg:d="M25 72c-10-22-17-46-25-72">
          <text:p/>
        </draw:path>
        <draw:polygon draw:style-name="gr11" draw:text-style-name="P6" draw:layer="layout" svg:width="0cm" svg:height="0cm" svg:x="2.331cm" svg:y="7.729cm" svg:viewBox="0 0 0 0" draw:points="0,0">
          <text:p/>
        </draw:polygon>
        <draw:polygon draw:style-name="gr11" draw:text-style-name="P6" draw:layer="layout" svg:width="0cm" svg:height="0cm" svg:x="3.986cm" svg:y="9.51cm" svg:viewBox="0 0 0 0" draw:points="0,0">
          <text:p/>
        </draw:polygon>
        <draw:path draw:style-name="gr11" draw:text-style-name="P6" draw:layer="layout" svg:width="0.042cm" svg:height="0.014cm" svg:x="2.554cm" svg:y="9.168cm" svg:viewBox="0 0 43 15" svg:d="M0 15c14-3 28-8 43-15">
          <text:p/>
        </draw:path>
        <draw:polygon draw:style-name="gr11" draw:text-style-name="P6" draw:layer="layout" svg:width="0cm" svg:height="0cm" svg:x="2.331cm" svg:y="7.729cm" svg:viewBox="0 0 0 0" draw:points="0,0">
          <text:p/>
        </draw:polygon>
        <draw:polygon draw:style-name="gr11" draw:text-style-name="P6" draw:layer="layout" svg:width="0cm" svg:height="0cm" svg:x="3.986cm" svg:y="9.51cm" svg:viewBox="0 0 0 0" draw:points="0,0">
          <text:p/>
        </draw:polygon>
        <draw:path draw:style-name="gr11" draw:text-style-name="P6" draw:layer="layout" svg:width="0.098cm" svg:height="0.033cm" svg:x="2.413cm" svg:y="8.773cm" svg:viewBox="0 0 99 34" svg:d="M0 0c28 21 56 40 99 33">
          <text:p/>
        </draw:path>
        <draw:polygon draw:style-name="gr11" draw:text-style-name="P6" draw:layer="layout" svg:width="0cm" svg:height="0cm" svg:x="2.331cm" svg:y="7.729cm" svg:viewBox="0 0 0 0" draw:points="0,0">
          <text:p/>
        </draw:polygon>
        <draw:polygon draw:style-name="gr11" draw:text-style-name="P6" draw:layer="layout" svg:width="0cm" svg:height="0cm" svg:x="3.986cm" svg:y="9.51cm" svg:viewBox="0 0 0 0" draw:points="0,0">
          <text:p/>
        </draw:polygon>
        <draw:polygon draw:style-name="gr3" draw:text-style-name="P3" draw:layer="layout" svg:width="3.302cm" svg:height="0.755cm" svg:x="13.634cm" svg:y="11.094cm" svg:viewBox="0 0 3303 756" draw:points="1652,756 0,756 0,0 3303,0 3303,756">
          <text:p/>
        </draw:polygon>
        <draw:frame draw:style-name="gr42" draw:text-style-name="P8" draw:layer="layout" svg:width="5.239cm" svg:height="0.628cm" svg:x="2.064cm" svg:y="11.985cm">
          <draw:text-box>
            <text:p text:style-name="P4"><text:span text:style-name="T2">40 MHz Clock region</text:span></text:p>
          </draw:text-box>
        </draw:frame>
        <draw:polyline draw:style-name="gr31" draw:text-style-name="P6" draw:layer="layout" svg:width="4.861cm" svg:height="1.319cm" svg:x="17.476cm" svg:y="10.015cm" svg:viewBox="0 0 4862 1320" draw:points="4862,0 2159,0 2159,1320 0,1320">
          <text:p/>
        </draw:polyline>
        <draw:polygon draw:style-name="gr7" draw:text-style-name="P7" draw:layer="layout" svg:width="0.565cm" svg:height="0.374cm" svg:x="16.936cm" svg:y="11.147cm" svg:viewBox="0 0 566 375" draw:points="0,187 566,375 566,0">
          <text:p/>
        </draw:polygon>
        <draw:line draw:style-name="gr43" draw:text-style-name="P6" draw:layer="layout" svg:x1="9.253cm" svg:y1="18.905cm" svg:x2="8.745cm" svg:y2="18.905cm">
          <text:p/>
        </draw:line>
        <draw:line draw:style-name="gr43" draw:text-style-name="P6" draw:layer="layout" svg:x1="8.237cm" svg:y1="18.905cm" svg:x2="7.729cm" svg:y2="18.905cm">
          <text:p/>
        </draw:line>
        <draw:line draw:style-name="gr43" draw:text-style-name="P6" draw:layer="layout" svg:x1="7.221cm" svg:y1="18.905cm" svg:x2="6.713cm" svg:y2="18.905cm">
          <text:p/>
        </draw:line>
        <draw:line draw:style-name="gr43" draw:text-style-name="P6" draw:layer="layout" svg:x1="6.205cm" svg:y1="18.905cm" svg:x2="5.697cm" svg:y2="18.905cm">
          <text:p/>
        </draw:line>
        <draw:line draw:style-name="gr43" draw:text-style-name="P6" draw:layer="layout" svg:x1="5.189cm" svg:y1="18.905cm" svg:x2="4.681cm" svg:y2="18.905cm">
          <text:p/>
        </draw:line>
        <draw:line draw:style-name="gr43" draw:text-style-name="P6" draw:layer="layout" svg:x1="4.173cm" svg:y1="18.905cm" svg:x2="3.665cm" svg:y2="18.905cm">
          <text:p/>
        </draw:line>
        <draw:line draw:style-name="gr43" draw:text-style-name="P6" draw:layer="layout" svg:x1="3.157cm" svg:y1="18.905cm" svg:x2="2.649cm" svg:y2="18.905cm">
          <text:p/>
        </draw:line>
        <draw:line draw:style-name="gr43" draw:text-style-name="P6" draw:layer="layout" svg:x1="2.141cm" svg:y1="18.905cm" svg:x2="1.633cm" svg:y2="18.905cm">
          <text:p/>
        </draw:line>
        <draw:line draw:style-name="gr43" draw:text-style-name="P6" draw:layer="layout" svg:x1="1.633cm" svg:y1="18.397cm" svg:x2="1.633cm" svg:y2="17.889cm">
          <text:p/>
        </draw:line>
        <draw:line draw:style-name="gr43" draw:text-style-name="P6" draw:layer="layout" svg:x1="1.633cm" svg:y1="17.381cm" svg:x2="1.633cm" svg:y2="16.873cm">
          <text:p/>
        </draw:line>
        <draw:line draw:style-name="gr43" draw:text-style-name="P6" draw:layer="layout" svg:x1="1.633cm" svg:y1="16.365cm" svg:x2="1.633cm" svg:y2="15.857cm">
          <text:p/>
        </draw:line>
        <draw:line draw:style-name="gr43" draw:text-style-name="P6" draw:layer="layout" svg:x1="1.633cm" svg:y1="15.349cm" svg:x2="1.633cm" svg:y2="14.841cm">
          <text:p/>
        </draw:line>
        <draw:line draw:style-name="gr43" draw:text-style-name="P6" draw:layer="layout" svg:x1="1.633cm" svg:y1="14.333cm" svg:x2="1.633cm" svg:y2="13.825cm">
          <text:p/>
        </draw:line>
        <draw:line draw:style-name="gr43" draw:text-style-name="P6" draw:layer="layout" svg:x1="1.633cm" svg:y1="13.317cm" svg:x2="1.633cm" svg:y2="12.809cm">
          <text:p/>
        </draw:line>
        <draw:line draw:style-name="gr43" draw:text-style-name="P6" draw:layer="layout" svg:x1="1.633cm" svg:y1="12.301cm" svg:x2="1.633cm" svg:y2="11.793cm">
          <text:p/>
        </draw:line>
        <draw:line draw:style-name="gr43" draw:text-style-name="P6" draw:layer="layout" svg:x1="2.141cm" svg:y1="11.793cm" svg:x2="2.649cm" svg:y2="11.793cm">
          <text:p/>
        </draw:line>
        <draw:line draw:style-name="gr43" draw:text-style-name="P6" draw:layer="layout" svg:x1="3.157cm" svg:y1="11.793cm" svg:x2="3.665cm" svg:y2="11.793cm">
          <text:p/>
        </draw:line>
        <draw:line draw:style-name="gr43" draw:text-style-name="P6" draw:layer="layout" svg:x1="4.173cm" svg:y1="11.793cm" svg:x2="4.681cm" svg:y2="11.793cm">
          <text:p/>
        </draw:line>
        <draw:line draw:style-name="gr43" draw:text-style-name="P6" draw:layer="layout" svg:x1="5.189cm" svg:y1="11.793cm" svg:x2="5.697cm" svg:y2="11.793cm">
          <text:p/>
        </draw:line>
        <draw:line draw:style-name="gr43" draw:text-style-name="P6" draw:layer="layout" svg:x1="6.205cm" svg:y1="11.793cm" svg:x2="6.713cm" svg:y2="11.793cm">
          <text:p/>
        </draw:line>
        <draw:line draw:style-name="gr43" draw:text-style-name="P6" draw:layer="layout" svg:x1="7.221cm" svg:y1="11.793cm" svg:x2="7.729cm" svg:y2="11.793cm">
          <text:p/>
        </draw:line>
        <draw:line draw:style-name="gr43" draw:text-style-name="P6" draw:layer="layout" svg:x1="8.237cm" svg:y1="11.793cm" svg:x2="8.745cm" svg:y2="11.793cm">
          <text:p/>
        </draw:line>
        <draw:line draw:style-name="gr43" draw:text-style-name="P6" draw:layer="layout" svg:x1="9.253cm" svg:y1="11.793cm" svg:x2="9.761cm" svg:y2="11.793cm">
          <text:p/>
        </draw:line>
        <draw:line draw:style-name="gr43" draw:text-style-name="P6" draw:layer="layout" svg:x1="10.269cm" svg:y1="11.793cm" svg:x2="10.777cm" svg:y2="11.793cm">
          <text:p/>
        </draw:line>
        <draw:line draw:style-name="gr43" draw:text-style-name="P6" draw:layer="layout" svg:x1="11.285cm" svg:y1="11.793cm" svg:x2="11.793cm" svg:y2="11.793cm">
          <text:p/>
        </draw:line>
        <draw:line draw:style-name="gr43" draw:text-style-name="P6" draw:layer="layout" svg:x1="12.301cm" svg:y1="11.793cm" svg:x2="12.809cm" svg:y2="11.793cm">
          <text:p/>
        </draw:line>
        <draw:line draw:style-name="gr43" draw:text-style-name="P6" draw:layer="layout" svg:x1="13.317cm" svg:y1="11.793cm" svg:x2="13.825cm" svg:y2="11.793cm">
          <text:p/>
        </draw:line>
        <draw:line draw:style-name="gr43" draw:text-style-name="P6" draw:layer="layout" svg:x1="14.333cm" svg:y1="11.793cm" svg:x2="14.841cm" svg:y2="11.793cm">
          <text:p/>
        </draw:line>
        <draw:line draw:style-name="gr43" draw:text-style-name="P6" draw:layer="layout" svg:x1="15.349cm" svg:y1="11.793cm" svg:x2="15.857cm" svg:y2="11.793cm">
          <text:p/>
        </draw:line>
        <draw:line draw:style-name="gr43" draw:text-style-name="P6" draw:layer="layout" svg:x1="16.365cm" svg:y1="11.793cm" svg:x2="16.873cm" svg:y2="11.793cm">
          <text:p/>
        </draw:line>
        <draw:line draw:style-name="gr43" draw:text-style-name="P6" draw:layer="layout" svg:x1="16.873cm" svg:y1="12.301cm" svg:x2="16.873cm" svg:y2="12.809cm">
          <text:p/>
        </draw:line>
        <draw:line draw:style-name="gr43" draw:text-style-name="P6" draw:layer="layout" svg:x1="16.873cm" svg:y1="13.317cm" svg:x2="16.873cm" svg:y2="13.825cm">
          <text:p/>
        </draw:line>
        <draw:line draw:style-name="gr43" draw:text-style-name="P6" draw:layer="layout" svg:x1="16.873cm" svg:y1="14.333cm" svg:x2="16.873cm" svg:y2="14.841cm">
          <text:p/>
        </draw:line>
        <draw:line draw:style-name="gr43" draw:text-style-name="P6" draw:layer="layout" svg:x1="16.873cm" svg:y1="15.349cm" svg:x2="16.873cm" svg:y2="15.857cm">
          <text:p/>
        </draw:line>
        <draw:line draw:style-name="gr43" draw:text-style-name="P6" draw:layer="layout" svg:x1="16.873cm" svg:y1="16.365cm" svg:x2="16.873cm" svg:y2="16.873cm">
          <text:p/>
        </draw:line>
        <draw:line draw:style-name="gr43" draw:text-style-name="P6" draw:layer="layout" svg:x1="16.873cm" svg:y1="17.381cm" svg:x2="16.873cm" svg:y2="17.889cm">
          <text:p/>
        </draw:line>
        <draw:line draw:style-name="gr43" draw:text-style-name="P6" draw:layer="layout" svg:x1="16.873cm" svg:y1="18.397cm" svg:x2="16.873cm" svg:y2="18.905cm">
          <text:p/>
        </draw:line>
        <draw:line draw:style-name="gr43" draw:text-style-name="P6" draw:layer="layout" svg:x1="16.365cm" svg:y1="18.905cm" svg:x2="15.857cm" svg:y2="18.905cm">
          <text:p/>
        </draw:line>
        <draw:line draw:style-name="gr43" draw:text-style-name="P6" draw:layer="layout" svg:x1="15.349cm" svg:y1="18.905cm" svg:x2="14.841cm" svg:y2="18.905cm">
          <text:p/>
        </draw:line>
        <draw:line draw:style-name="gr43" draw:text-style-name="P6" draw:layer="layout" svg:x1="14.333cm" svg:y1="18.905cm" svg:x2="13.825cm" svg:y2="18.905cm">
          <text:p/>
        </draw:line>
        <draw:line draw:style-name="gr43" draw:text-style-name="P6" draw:layer="layout" svg:x1="13.317cm" svg:y1="18.905cm" svg:x2="12.809cm" svg:y2="18.905cm">
          <text:p/>
        </draw:line>
        <draw:line draw:style-name="gr43" draw:text-style-name="P6" draw:layer="layout" svg:x1="12.301cm" svg:y1="18.905cm" svg:x2="11.793cm" svg:y2="18.905cm">
          <text:p/>
        </draw:line>
        <draw:line draw:style-name="gr43" draw:text-style-name="P6" draw:layer="layout" svg:x1="11.285cm" svg:y1="18.905cm" svg:x2="10.777cm" svg:y2="18.905cm">
          <text:p/>
        </draw:line>
        <draw:line draw:style-name="gr43" draw:text-style-name="P6" draw:layer="layout" svg:x1="10.269cm" svg:y1="18.905cm" svg:x2="9.761cm" svg:y2="18.905cm">
          <text:p/>
        </draw:line>
        <draw:polyline draw:style-name="gr44" draw:text-style-name="P6" draw:layer="layout" svg:width="0.762cm" svg:height="4.886cm" svg:x="12.872cm" svg:y="6.586cm" svg:viewBox="0 0 763 4887" draw:points="763,4887 0,4887 0,0 763,0">
          <text:p/>
        </draw:polyline>
        <draw:frame draw:style-name="gr45" draw:text-style-name="P8" draw:layer="layout" svg:width="1.759cm" svg:height="0.628cm" svg:x="14.407cm" svg:y="11.156cm">
          <draw:text-box>
            <text:p text:style-name="P4"><text:span text:style-name="T2">Enable</text:span></text:p>
          </draw:text-box>
        </draw:frame>
        <draw:frame draw:style-name="gr46" draw:text-style-name="P8" draw:layer="layout" svg:width="2.186cm" svg:height="0.628cm" svg:x="21.474cm" svg:y="16.056cm">
          <draw:text-box>
            <text:p text:style-name="P4"><text:span text:style-name="T3">Legend:</text:span></text:p>
          </draw:text-box>
        </draw:frame>
        <draw:frame draw:style-name="gr47" draw:text-style-name="P8" draw:layer="layout" svg:width="3.732cm" svg:height="0.628cm" svg:x="22.013cm" svg:y="17.054cm">
          <draw:text-box>
            <text:p text:style-name="P4"><text:span text:style-name="T2">Main data path</text:span></text:p>
          </draw:text-box>
        </draw:frame>
        <draw:line draw:style-name="gr44" draw:text-style-name="P6" draw:layer="layout" svg:x1="20.764cm" svg:y1="18.344cm" svg:x2="20.863cm" svg:y2="18.344cm">
          <text:p/>
        </draw:line>
        <draw:line draw:style-name="gr44" draw:text-style-name="P6" draw:layer="layout" svg:x1="20.923cm" svg:y1="18.344cm" svg:x2="21.018cm" svg:y2="18.344cm">
          <text:p/>
        </draw:line>
        <draw:line draw:style-name="gr44" draw:text-style-name="P6" draw:layer="layout" svg:x1="21.078cm" svg:y1="18.344cm" svg:x2="21.177cm" svg:y2="18.344cm">
          <text:p/>
        </draw:line>
        <draw:line draw:style-name="gr44" draw:text-style-name="P6" draw:layer="layout" svg:x1="21.24cm" svg:y1="18.344cm" svg:x2="21.336cm" svg:y2="18.344cm">
          <text:p/>
        </draw:line>
        <draw:line draw:style-name="gr44" draw:text-style-name="P6" draw:layer="layout" svg:x1="21.395cm" svg:y1="18.344cm" svg:x2="21.494cm" svg:y2="18.344cm">
          <text:p/>
        </draw:line>
        <draw:line draw:style-name="gr44" draw:text-style-name="P6" draw:layer="layout" svg:x1="21.554cm" svg:y1="18.344cm" svg:x2="21.653cm" svg:y2="18.344cm">
          <text:p/>
        </draw:line>
        <draw:line draw:style-name="gr44" draw:text-style-name="P6" draw:layer="layout" svg:x1="21.713cm" svg:y1="18.344cm" svg:x2="21.762cm" svg:y2="18.344cm">
          <text:p/>
        </draw:line>
        <draw:line draw:style-name="gr6" draw:text-style-name="P6" draw:layer="layout" svg:x1="20.764cm" svg:y1="17.342cm" svg:x2="21.762cm" svg:y2="17.342cm">
          <text:p/>
        </draw:line>
        <draw:frame draw:style-name="gr54" draw:text-style-name="P8" draw:layer="layout" svg:width="6.208cm" svg:height="0.628cm" svg:x="22.013cm" svg:y="18.056cm">
          <draw:text-box>
            <text:p text:style-name="P4"><text:span text:style-name="T2">Slow control and monitor</text:span></text:p>
          </draw:text-box>
        </draw:frame>
        <draw:frame draw:style-name="gr55" draw:text-style-name="P5" draw:layer="layout" svg:width="12.071cm" svg:height="0.712cm" svg:x="1.344cm" svg:y="1.179cm">
          <draw:text-box>
            <text:p text:style-name="P4"><text:span text:style-name="T1">Wupper </text:span><text:span text:style-name="T4">firmware structure</text:span><text:span text:style-name="T1"> block diagram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9.7cm" svg:height="20.997cm" svg:x="0cm" svg:y="0cm" svg:viewBox="0 0 29701 20998" draw:points="0,0 29701,0 29701,20998 0,20998">
          <text:p/>
        </draw:polygon>
        <draw:path draw:style-name="gr35" draw:text-style-name="P3" draw:layer="layout" svg:width="3.175cm" svg:height="2.289cm" svg:x="3.044cm" svg:y="2.395cm" svg:viewBox="0 0 3176 2290" svg:d="M0 0h3176v2290h-3176zM0 0zM3176 2290z">
          <text:p/>
        </draw:path>
        <draw:polygon draw:style-name="gr11" draw:text-style-name="P6" draw:layer="layout" svg:width="3.175cm" svg:height="2.289cm" svg:x="3.044cm" svg:y="2.395cm" svg:viewBox="0 0 3176 2290" draw:points="0,0 3176,0 3176,2290 0,2290">
          <text:p/>
        </draw:polygon>
        <draw:polygon draw:style-name="gr11" draw:text-style-name="P6" draw:layer="layout" svg:width="0cm" svg:height="0cm" svg:x="3.044cm" svg:y="2.395cm" svg:viewBox="0 0 0 0" draw:points="0,0">
          <text:p/>
        </draw:polygon>
        <draw:polygon draw:style-name="gr11" draw:text-style-name="P6" draw:layer="layout" svg:width="0cm" svg:height="0cm" svg:x="6.219cm" svg:y="4.684cm" svg:viewBox="0 0 0 0" draw:points="0,0">
          <text:p/>
        </draw:polygon>
        <draw:path draw:style-name="gr35" draw:text-style-name="P3" draw:layer="layout" svg:width="3.175cm" svg:height="2.289cm" svg:x="3.044cm" svg:y="6.078cm" svg:viewBox="0 0 3176 2290" svg:d="M0 1143l1587-1143 1589 1143-1589 1147zM0 0zM3176 2290z">
          <text:p/>
        </draw:path>
        <draw:polygon draw:style-name="gr11" draw:text-style-name="P6" draw:layer="layout" svg:width="3.175cm" svg:height="2.289cm" svg:x="3.044cm" svg:y="6.078cm" svg:viewBox="0 0 3176 2290" draw:points="0,1143 1587,0 3176,1143 1587,2290">
          <text:p/>
        </draw:polygon>
        <draw:polygon draw:style-name="gr11" draw:text-style-name="P6" draw:layer="layout" svg:width="0cm" svg:height="0cm" svg:x="3.044cm" svg:y="6.078cm" svg:viewBox="0 0 0 0" draw:points="0,0">
          <text:p/>
        </draw:polygon>
        <draw:polygon draw:style-name="gr11" draw:text-style-name="P6" draw:layer="layout" svg:width="0cm" svg:height="0cm" svg:x="6.219cm" svg:y="8.367cm" svg:viewBox="0 0 0 0" draw:points="0,0">
          <text:p/>
        </draw:polygon>
        <draw:frame draw:style-name="gr9" draw:text-style-name="P8" draw:layer="layout" svg:width="1.255cm" svg:height="0.628cm" svg:x="4.008cm" svg:y="3.225cm">
          <draw:text-box>
            <text:p text:style-name="P4"><text:span text:style-name="T2">IDLE</text:span></text:p>
          </draw:text-box>
        </draw:frame>
        <draw:line draw:style-name="gr31" draw:text-style-name="P6" draw:layer="layout" svg:x1="4.635cm" svg:y1="4.681cm" svg:x2="4.635cm" svg:y2="5.542cm">
          <text:p/>
        </draw:line>
        <draw:polygon draw:style-name="gr7" draw:text-style-name="P7" draw:layer="layout" svg:width="0.377cm" svg:height="0.561cm" svg:x="4.445cm" svg:y="5.517cm" svg:viewBox="0 0 378 562" draw:points="190,562 378,0 0,0">
          <text:p/>
        </draw:polygon>
        <draw:path draw:style-name="gr35" draw:text-style-name="P3" draw:layer="layout" svg:width="3.048cm" svg:height="2.289cm" svg:x="10.392cm" svg:y="6.078cm" svg:viewBox="0 0 3049 2290" svg:d="M0 1143l1525-1143 1524 1143-1524 1147zM0 0zM3049 2290z">
          <text:p/>
        </draw:path>
        <draw:polygon draw:style-name="gr11" draw:text-style-name="P6" draw:layer="layout" svg:width="3.048cm" svg:height="2.289cm" svg:x="10.392cm" svg:y="6.078cm" svg:viewBox="0 0 3049 2290" draw:points="0,1143 1525,0 3049,1143 1525,2290">
          <text:p/>
        </draw:polygon>
        <draw:polygon draw:style-name="gr11" draw:text-style-name="P6" draw:layer="layout" svg:width="0cm" svg:height="0cm" svg:x="10.392cm" svg:y="6.078cm" svg:viewBox="0 0 0 0" draw:points="0,0">
          <text:p/>
        </draw:polygon>
        <draw:polygon draw:style-name="gr11" draw:text-style-name="P6" draw:layer="layout" svg:width="0cm" svg:height="0cm" svg:x="13.44cm" svg:y="8.367cm" svg:viewBox="0 0 0 0" draw:points="0,0">
          <text:p/>
        </draw:polygon>
        <draw:frame draw:style-name="gr25" draw:text-style-name="P8" draw:layer="layout" svg:width="1.822cm" svg:height="0.628cm" svg:x="3.722cm" svg:y="6.908cm">
          <draw:text-box>
            <text:p text:style-name="P4"><text:span text:style-name="T2">Tvalid?</text:span></text:p>
          </draw:text-box>
        </draw:frame>
        <draw:line draw:style-name="gr31" draw:text-style-name="P6" draw:layer="layout" svg:x1="6.219cm" svg:y1="7.221cm" svg:x2="9.853cm" svg:y2="7.221cm">
          <text:p/>
        </draw:line>
        <draw:polygon draw:style-name="gr7" draw:text-style-name="P7" draw:layer="layout" svg:width="0.564cm" svg:height="0.377cm" svg:x="9.828cm" svg:y="7.034cm" svg:viewBox="0 0 565 378" draw:points="565,187 0,0 0,378">
          <text:p/>
        </draw:polygon>
        <draw:polygon draw:style-name="gr3" draw:text-style-name="P3" draw:layer="layout" svg:width="5.708cm" svg:height="2.159cm" svg:x="15.095cm" svg:y="2.522cm" svg:viewBox="0 0 5709 2160" draw:points="2854,2160 0,2160 0,0 5709,0 5709,2160">
          <text:p/>
        </draw:polygon>
        <draw:frame draw:style-name="gr56" draw:text-style-name="P8" draw:layer="layout" svg:width="2.195cm" svg:height="0.628cm" svg:x="10.82cm" svg:y="6.908cm">
          <draw:text-box>
            <text:p text:style-name="P4"><text:span text:style-name="T2">req_type</text:span></text:p>
          </draw:text-box>
        </draw:frame>
        <draw:frame draw:style-name="gr57" draw:text-style-name="P8" draw:layer="layout" svg:width="4.76cm" svg:height="0.628cm" svg:x="15.244cm" svg:y="3.031cm">
          <draw:text-box>
            <text:p text:style-name="P4"><text:span text:style-name="T2">READ_REGISTER</text:span></text:p>
          </draw:text-box>
        </draw:frame>
        <draw:polyline draw:style-name="gr31" draw:text-style-name="P6" draw:layer="layout" svg:width="2.643cm" svg:height="2.477cm" svg:x="11.916cm" svg:y="3.601cm" svg:viewBox="0 0 2644 2478" draw:points="0,2478 0,0 2644,0">
          <text:p/>
        </draw:polyline>
        <draw:polygon draw:style-name="gr7" draw:text-style-name="P7" draw:layer="layout" svg:width="0.561cm" svg:height="0.378cm" svg:x="14.534cm" svg:y="3.414cm" svg:viewBox="0 0 562 379" draw:points="562,188 0,0 0,379">
          <text:p/>
        </draw:polygon>
        <draw:polygon draw:style-name="gr3" draw:text-style-name="P3" draw:layer="layout" svg:width="5.588cm" svg:height="2.286cm" svg:x="15.222cm" svg:y="6.586cm" svg:viewBox="0 0 5589 2287" draw:points="2794,2287 0,2287 0,0 5589,0 5589,2287">
          <text:p/>
        </draw:polygon>
        <draw:frame draw:style-name="gr58" draw:text-style-name="P10" draw:layer="layout" svg:width="5.412cm" svg:height="0.513cm" svg:x="15.244cm" svg:y="3.663cm">
          <draw:text-box>
            <text:p text:style-name="P4"><text:span text:style-name="T5">Tdata &lt;= register(address)</text:span></text:p>
          </draw:text-box>
        </draw:frame>
        <draw:frame draw:style-name="gr59" draw:text-style-name="P8" draw:layer="layout" svg:width="5.01cm" svg:height="0.628cm" svg:x="15.318cm" svg:y="7.159cm">
          <draw:text-box>
            <text:p text:style-name="P4"><text:span text:style-name="T2">WRITE_REGISTER</text:span></text:p>
          </draw:text-box>
        </draw:frame>
        <draw:polygon draw:style-name="gr3" draw:text-style-name="P3" draw:layer="layout" svg:width="6.858cm" svg:height="2.413cm" svg:x="14.079cm" svg:y="10.65cm" svg:viewBox="0 0 6859 2414" draw:points="3430,2414 0,2414 0,0 6859,0 6859,2414">
          <text:p/>
        </draw:polygon>
        <draw:frame draw:style-name="gr60" draw:text-style-name="P10" draw:layer="layout" svg:width="5.404cm" svg:height="0.513cm" svg:x="15.318cm" svg:y="7.794cm">
          <draw:text-box>
            <text:p text:style-name="P4"><text:span text:style-name="T5">register(address) &lt;= Tdata</text:span></text:p>
          </draw:text-box>
        </draw:frame>
        <draw:frame draw:style-name="gr61" draw:text-style-name="P8" draw:layer="layout" svg:width="6.386cm" svg:height="0.628cm" svg:x="14.319cm" svg:y="11.265cm">
          <draw:text-box>
            <text:p text:style-name="P4"><text:span text:style-name="T2">SEND_UNKNOWN_REQ</text:span></text:p>
          </draw:text-box>
        </draw:frame>
        <draw:path draw:style-name="gr35" draw:text-style-name="P3" draw:layer="layout" svg:width="4.953cm" svg:height="3.175cm" svg:x="3.665cm" svg:y="13.952cm" svg:viewBox="0 0 4954 3176" svg:d="M0 1588l2476-1588 2478 1588-2478 1588zM0 0zM4954 3176z">
          <text:p/>
        </draw:path>
        <draw:polygon draw:style-name="gr11" draw:text-style-name="P6" draw:layer="layout" svg:width="4.953cm" svg:height="3.175cm" svg:x="3.665cm" svg:y="13.952cm" svg:viewBox="0 0 4954 3176" draw:points="0,1588 2476,0 4954,1588 2476,3176">
          <text:p/>
        </draw:polygon>
        <draw:polygon draw:style-name="gr11" draw:text-style-name="P6" draw:layer="layout" svg:width="0cm" svg:height="0cm" svg:x="3.665cm" svg:y="13.952cm" svg:viewBox="0 0 0 0" draw:points="0,0">
          <text:p/>
        </draw:polygon>
        <draw:polygon draw:style-name="gr11" draw:text-style-name="P6" draw:layer="layout" svg:width="0cm" svg:height="0cm" svg:x="8.618cm" svg:y="17.127cm" svg:viewBox="0 0 0 0" draw:points="0,0">
          <text:p/>
        </draw:polygon>
        <draw:frame draw:style-name="gr62" draw:text-style-name="P11" draw:layer="layout" svg:width="6.013cm" svg:height="0.556cm" svg:x="14.319cm" svg:y="11.9cm">
          <draw:text-box>
            <text:p text:style-name="P4"><text:span text:style-name="T6">completion_status &lt;= “001”</text:span></text:p>
          </draw:text-box>
        </draw:frame>
        <draw:frame draw:style-name="gr63" draw:text-style-name="P12" draw:layer="layout" svg:width="2.665cm" svg:height="0.589cm" svg:x="4.812cm" svg:y="14.652cm">
          <draw:text-box>
            <text:p text:style-name="P4"><text:span text:style-name="T7">Seen tlast?</text:span></text:p>
          </draw:text-box>
        </draw:frame>
        <draw:frame draw:style-name="gr64" draw:text-style-name="P12" draw:layer="layout" svg:width="0.59cm" svg:height="0.589cm" svg:x="5.849cm" svg:y="15.248cm">
          <draw:text-box>
            <text:p text:style-name="P4"><text:span text:style-name="T7">Or</text:span></text:p>
          </draw:text-box>
        </draw:frame>
        <draw:path draw:style-name="gr35" draw:text-style-name="P3" draw:layer="layout" svg:width="3.175cm" svg:height="2.413cm" svg:x="9.507cm" svg:y="14.333cm" svg:viewBox="0 0 3176 2414" svg:d="M0 0h3176v2414h-3176zM0 0zM3176 2414z">
          <text:p/>
        </draw:path>
        <draw:polygon draw:style-name="gr11" draw:text-style-name="P6" draw:layer="layout" svg:width="3.175cm" svg:height="2.413cm" svg:x="9.507cm" svg:y="14.333cm" svg:viewBox="0 0 3176 2414" draw:points="0,0 3176,0 3176,2414 0,2414">
          <text:p/>
        </draw:polygon>
        <draw:polygon draw:style-name="gr11" draw:text-style-name="P6" draw:layer="layout" svg:width="0cm" svg:height="0cm" svg:x="9.507cm" svg:y="14.333cm" svg:viewBox="0 0 0 0" draw:points="0,0">
          <text:p/>
        </draw:polygon>
        <draw:polygon draw:style-name="gr11" draw:text-style-name="P6" draw:layer="layout" svg:width="0cm" svg:height="0cm" svg:x="12.682cm" svg:y="16.746cm" svg:viewBox="0 0 0 0" draw:points="0,0">
          <text:p/>
        </draw:polygon>
        <draw:frame draw:style-name="gr65" draw:text-style-name="P12" draw:layer="layout" svg:width="1.746cm" svg:height="0.589cm" svg:x="5.271cm" svg:y="15.844cm">
          <draw:text-box>
            <text:p text:style-name="P4"><text:span text:style-name="T7">timeout</text:span></text:p>
          </draw:text-box>
        </draw:frame>
        <draw:polyline draw:style-name="gr31" draw:text-style-name="P6" draw:layer="layout" svg:width="1.246cm" svg:height="0.508cm" svg:x="13.44cm" svg:y="7.221cm" svg:viewBox="0 0 1247 509" draw:points="0,0 894,0 894,509 1247,509">
          <text:p/>
        </draw:polyline>
        <draw:polygon draw:style-name="gr7" draw:text-style-name="P7" draw:layer="layout" svg:width="0.561cm" svg:height="0.377cm" svg:x="14.661cm" svg:y="7.542cm" svg:viewBox="0 0 562 378" draw:points="562,188 0,0 0,378">
          <text:p/>
        </draw:polygon>
        <draw:polyline draw:style-name="gr31" draw:text-style-name="P6" draw:layer="layout" svg:width="1.627cm" svg:height="3.492cm" svg:x="11.916cm" svg:y="8.364cm" svg:viewBox="0 0 1628 3493" draw:points="0,0 0,3493 1628,3493">
          <text:p/>
        </draw:polyline>
        <draw:polygon draw:style-name="gr7" draw:text-style-name="P7" draw:layer="layout" svg:width="0.561cm" svg:height="0.378cm" svg:x="13.518cm" svg:y="11.669cm" svg:viewBox="0 0 562 379" draw:points="562,187 0,0 0,379">
          <text:p/>
        </draw:polygon>
        <draw:polyline draw:style-name="gr31" draw:text-style-name="P6" draw:layer="layout" svg:width="1.27cm" svg:height="11.938cm" svg:x="25.001cm" svg:y="3.605cm" svg:viewBox="0 0 1271 11939" draw:points="0,0 1271,0 1271,11939 540,11939">
          <text:p/>
        </draw:polyline>
        <draw:polygon draw:style-name="gr7" draw:text-style-name="P7" draw:layer="layout" svg:width="0.564cm" svg:height="0.378cm" svg:x="25.001cm" svg:y="15.352cm" svg:viewBox="0 0 565 379" draw:points="0,191 565,379 565,0">
          <text:p/>
        </draw:polygon>
        <draw:line draw:style-name="gr31" draw:text-style-name="P6" draw:layer="layout" svg:x1="20.81cm" svg:y1="7.729cm" svg:x2="21.417cm" svg:y2="7.729cm">
          <text:p/>
        </draw:line>
        <draw:polygon draw:style-name="gr7" draw:text-style-name="P7" draw:layer="layout" svg:width="0.561cm" svg:height="0.377cm" svg:x="21.392cm" svg:y="7.542cm" svg:viewBox="0 0 562 378" draw:points="562,188 0,0 0,378">
          <text:p/>
        </draw:polygon>
        <draw:line draw:style-name="gr31" draw:text-style-name="P6" draw:layer="layout" svg:x1="20.937cm" svg:y1="11.856cm" svg:x2="21.417cm" svg:y2="11.856cm">
          <text:p/>
        </draw:line>
        <draw:polygon draw:style-name="gr7" draw:text-style-name="P7" draw:layer="layout" svg:width="0.561cm" svg:height="0.378cm" svg:x="21.392cm" svg:y="11.669cm" svg:viewBox="0 0 562 379" draw:points="562,191 0,0 0,379">
          <text:p/>
        </draw:polygon>
        <draw:frame draw:style-name="gr66" draw:text-style-name="P8" draw:layer="layout" svg:width="3.118cm" svg:height="0.628cm" svg:x="9.536cm" svg:y="15.223cm">
          <draw:text-box>
            <text:p text:style-name="P4"><text:span text:style-name="T2">Wait for tlast</text:span></text:p>
          </draw:text-box>
        </draw:frame>
        <draw:frame draw:style-name="gr67" draw:text-style-name="P8" draw:layer="layout" svg:width="0.921cm" svg:height="0.628cm" svg:x="6.329cm" svg:y="7.476cm">
          <draw:text-box>
            <text:p text:style-name="P4"><text:span text:style-name="T2">Yes</text:span></text:p>
          </draw:text-box>
        </draw:frame>
        <draw:frame draw:style-name="gr68" draw:text-style-name="P8" draw:layer="layout" svg:width="0.722cm" svg:height="0.628cm" svg:x="2.138cm" svg:y="6.619cm">
          <draw:text-box>
            <text:p text:style-name="P4"><text:span text:style-name="T2">No</text:span></text:p>
          </draw:text-box>
        </draw:frame>
        <draw:frame draw:style-name="gr69" draw:text-style-name="P8" draw:layer="layout" svg:width="1.348cm" svg:height="0.628cm" svg:x="12.933cm" svg:y="3.821cm">
          <draw:text-box>
            <text:p text:style-name="P4"><text:span text:style-name="T2">Read</text:span></text:p>
          </draw:text-box>
        </draw:frame>
        <draw:frame draw:style-name="gr70" draw:text-style-name="P8" draw:layer="layout" svg:width="2.068cm" svg:height="0.628cm" svg:x="12.933cm" svg:y="4.456cm">
          <draw:text-box>
            <text:p text:style-name="P4"><text:span text:style-name="T2">IO/MEM</text:span></text:p>
          </draw:text-box>
        </draw:frame>
        <draw:frame draw:style-name="gr71" draw:text-style-name="P8" draw:layer="layout" svg:width="1.463cm" svg:height="0.628cm" svg:x="12.961cm" svg:y="5.649cm">
          <draw:text-box>
            <text:p text:style-name="P4"><text:span text:style-name="T2">Write </text:span></text:p>
          </draw:text-box>
        </draw:frame>
        <draw:frame draw:style-name="gr70" draw:text-style-name="P8" draw:layer="layout" svg:width="2.068cm" svg:height="0.628cm" svg:x="12.961cm" svg:y="6.284cm">
          <draw:text-box>
            <text:p text:style-name="P4"><text:span text:style-name="T2">IO/MEM</text:span></text:p>
          </draw:text-box>
        </draw:frame>
        <draw:frame draw:style-name="gr72" draw:text-style-name="P8" draw:layer="layout" svg:width="1.568cm" svg:height="0.628cm" svg:x="12.298cm" svg:y="8.619cm">
          <draw:text-box>
            <text:p text:style-name="P4"><text:span text:style-name="T2">others</text:span></text:p>
          </draw:text-box>
        </draw:frame>
        <draw:frame draw:style-name="gr68" draw:text-style-name="P8" draw:layer="layout" svg:width="0.722cm" svg:height="0.628cm" svg:x="23.601cm" svg:y="10.048cm">
          <draw:text-box>
            <text:p text:style-name="P4"><text:span text:style-name="T2">No</text:span></text:p>
          </draw:text-box>
        </draw:frame>
        <draw:frame draw:style-name="gr67" draw:text-style-name="P8" draw:layer="layout" svg:width="0.921cm" svg:height="0.628cm" svg:x="25.125cm" svg:y="3.031cm">
          <draw:text-box>
            <text:p text:style-name="P4"><text:span text:style-name="T2">Yes</text:span></text:p>
          </draw:text-box>
        </draw:frame>
        <draw:path draw:style-name="gr35" draw:text-style-name="P3" draw:layer="layout" svg:width="3.051cm" svg:height="2.413cm" svg:x="21.953cm" svg:y="2.395cm" svg:viewBox="0 0 3052 2414" svg:d="M0 1206l1525-1206 1527 1206-1527 1208zM0 0zM3052 2414z">
          <text:p/>
        </draw:path>
        <draw:polygon draw:style-name="gr11" draw:text-style-name="P6" draw:layer="layout" svg:width="3.051cm" svg:height="2.413cm" svg:x="21.953cm" svg:y="2.395cm" svg:viewBox="0 0 3052 2414" draw:points="0,1206 1525,0 3052,1206 1525,2414">
          <text:p/>
        </draw:polygon>
        <draw:polygon draw:style-name="gr11" draw:text-style-name="P6" draw:layer="layout" svg:width="0cm" svg:height="0cm" svg:x="21.953cm" svg:y="2.395cm" svg:viewBox="0 0 0 0" draw:points="0,0">
          <text:p/>
        </draw:polygon>
        <draw:polygon draw:style-name="gr11" draw:text-style-name="P6" draw:layer="layout" svg:width="0cm" svg:height="0cm" svg:x="25.004cm" svg:y="4.808cm" svg:viewBox="0 0 0 0" draw:points="0,0">
          <text:p/>
        </draw:polygon>
        <draw:frame draw:style-name="gr73" draw:text-style-name="P5" draw:layer="layout" svg:width="9.095cm" svg:height="0.712cm" svg:x="5.644cm" svg:y="1.306cm">
          <draw:text-box>
            <text:p text:style-name="P4"><text:span text:style-name="T1">Register / Descriptor read / write</text:span></text:p>
          </draw:text-box>
        </draw:frame>
        <draw:path draw:style-name="gr35" draw:text-style-name="P3" draw:layer="layout" svg:width="3.051cm" svg:height="2.543cm" svg:x="21.953cm" svg:y="6.459cm" svg:viewBox="0 0 3052 2544" svg:d="M0 1270l1525-1270 1527 1270-1527 1274zM0 0zM3052 2544z">
          <text:p/>
        </draw:path>
        <draw:polygon draw:style-name="gr11" draw:text-style-name="P6" draw:layer="layout" svg:width="3.051cm" svg:height="2.543cm" svg:x="21.953cm" svg:y="6.459cm" svg:viewBox="0 0 3052 2544" draw:points="0,1270 1525,0 3052,1270 1525,2544">
          <text:p/>
        </draw:polygon>
        <draw:polygon draw:style-name="gr11" draw:text-style-name="P6" draw:layer="layout" svg:width="0cm" svg:height="0cm" svg:x="21.953cm" svg:y="6.459cm" svg:viewBox="0 0 0 0" draw:points="0,0">
          <text:p/>
        </draw:polygon>
        <draw:polygon draw:style-name="gr11" draw:text-style-name="P6" draw:layer="layout" svg:width="0cm" svg:height="0cm" svg:x="25.004cm" svg:y="9.002cm" svg:viewBox="0 0 0 0" draw:points="0,0">
          <text:p/>
        </draw:polygon>
        <draw:frame draw:style-name="gr74" draw:text-style-name="P8" draw:layer="layout" svg:width="2.047cm" svg:height="0.628cm" svg:x="22.454cm" svg:y="3.285cm">
          <draw:text-box>
            <text:p text:style-name="P4"><text:span text:style-name="T2">Tready?</text:span></text:p>
          </draw:text-box>
        </draw:frame>
        <draw:path draw:style-name="gr35" draw:text-style-name="P3" draw:layer="layout" svg:width="3.051cm" svg:height="2.413cm" svg:x="21.953cm" svg:y="10.65cm" svg:viewBox="0 0 3052 2414" svg:d="M0 1207l1525-1207 1527 1207-1527 1207zM0 0zM3052 2414z">
          <text:p/>
        </draw:path>
        <draw:polygon draw:style-name="gr11" draw:text-style-name="P6" draw:layer="layout" svg:width="3.051cm" svg:height="2.413cm" svg:x="21.953cm" svg:y="10.65cm" svg:viewBox="0 0 3052 2414" draw:points="0,1207 1525,0 3052,1207 1525,2414">
          <text:p/>
        </draw:polygon>
        <draw:polygon draw:style-name="gr11" draw:text-style-name="P6" draw:layer="layout" svg:width="0cm" svg:height="0cm" svg:x="21.953cm" svg:y="10.65cm" svg:viewBox="0 0 0 0" draw:points="0,0">
          <text:p/>
        </draw:polygon>
        <draw:polygon draw:style-name="gr11" draw:text-style-name="P6" draw:layer="layout" svg:width="0cm" svg:height="0cm" svg:x="25.004cm" svg:y="13.063cm" svg:viewBox="0 0 0 0" draw:points="0,0">
          <text:p/>
        </draw:polygon>
        <draw:frame draw:style-name="gr74" draw:text-style-name="P8" draw:layer="layout" svg:width="2.047cm" svg:height="0.628cm" svg:x="22.454cm" svg:y="7.416cm">
          <draw:text-box>
            <text:p text:style-name="P4"><text:span text:style-name="T2">Tready?</text:span></text:p>
          </draw:text-box>
        </draw:frame>
        <draw:polyline draw:style-name="gr31" draw:text-style-name="P6" draw:layer="layout" svg:width="0.611cm" svg:height="0.005cm" svg:x="20.806cm" svg:y="3.601cm" svg:viewBox="0 0 612 6" draw:points="0,0 573,0 573,6 612,6">
          <text:p/>
        </draw:polyline>
        <draw:polygon draw:style-name="gr7" draw:text-style-name="P7" draw:layer="layout" svg:width="0.561cm" svg:height="0.378cm" svg:x="21.392cm" svg:y="3.414cm" svg:viewBox="0 0 562 379" draw:points="562,192 0,0 0,379">
          <text:p/>
        </draw:polygon>
        <draw:polyline draw:style-name="gr31" draw:text-style-name="P6" draw:layer="layout" svg:width="5.528cm" svg:height="0.526cm" svg:x="17.949cm" svg:y="1.869cm" svg:viewBox="0 0 5529 527" draw:points="5529,527 5529,0 0,0 0,117">
          <text:p/>
        </draw:polyline>
        <draw:polygon draw:style-name="gr7" draw:text-style-name="P7" draw:layer="layout" svg:width="0.377cm" svg:height="0.561cm" svg:x="17.762cm" svg:y="1.961cm" svg:viewBox="0 0 378 562" draw:points="188,562 378,0 0,0">
          <text:p/>
        </draw:polygon>
        <draw:polyline draw:style-name="gr31" draw:text-style-name="P6" draw:layer="layout" svg:width="5.461cm" svg:height="0.526cm" svg:x="18.016cm" svg:y="5.933cm" svg:viewBox="0 0 5462 527" draw:points="5462,527 5462,0 0,0 0,118">
          <text:p/>
        </draw:polyline>
        <draw:polygon draw:style-name="gr7" draw:text-style-name="P7" draw:layer="layout" svg:width="0.377cm" svg:height="0.561cm" svg:x="17.829cm" svg:y="6.025cm" svg:viewBox="0 0 378 562" draw:points="188,562 378,0 0,0">
          <text:p/>
        </draw:polygon>
        <draw:polyline draw:style-name="gr31" draw:text-style-name="P6" draw:layer="layout" svg:width="5.955cm" svg:height="0.526cm" svg:x="17.522cm" svg:y="10.124cm" svg:viewBox="0 0 5956 527" draw:points="5956,527 5956,0 0,0">
          <text:p/>
        </draw:polyline>
        <draw:polygon draw:style-name="gr7" draw:text-style-name="P7" draw:layer="layout" svg:width="0.374cm" svg:height="0.575cm" svg:x="17.363cm" svg:y="10.075cm" svg:viewBox="0 0 375 576" draw:points="145,576 375,28 0,0">
          <text:p/>
        </draw:polygon>
        <draw:polyline draw:style-name="gr31" draw:text-style-name="P6" draw:layer="layout" svg:width="1.27cm" svg:height="7.814cm" svg:x="25.001cm" svg:y="7.729cm" svg:viewBox="0 0 1271 7815" draw:points="0,0 1271,0 1271,7815 540,7815">
          <text:p/>
        </draw:polyline>
        <draw:polygon draw:style-name="gr7" draw:text-style-name="P7" draw:layer="layout" svg:width="0.564cm" svg:height="0.378cm" svg:x="25.001cm" svg:y="15.352cm" svg:viewBox="0 0 565 379" draw:points="0,191 565,379 565,0">
          <text:p/>
        </draw:polygon>
        <draw:polyline draw:style-name="gr31" draw:text-style-name="P6" draw:layer="layout" svg:width="1.27cm" svg:height="3.683cm" svg:x="25.001cm" svg:y="11.86cm" svg:viewBox="0 0 1271 3684" draw:points="0,0 1271,0 1271,3684 540,3684">
          <text:p/>
        </draw:polyline>
        <draw:polygon draw:style-name="gr7" draw:text-style-name="P7" draw:layer="layout" svg:width="0.564cm" svg:height="0.378cm" svg:x="25.001cm" svg:y="15.352cm" svg:viewBox="0 0 565 379" draw:points="0,191 565,379 565,0">
          <text:p/>
        </draw:polygon>
        <draw:polygon draw:style-name="gr3" draw:text-style-name="P3" draw:layer="layout" svg:width="6.604cm" svg:height="2.159cm" svg:x="14.206cm" svg:y="14.46cm" svg:viewBox="0 0 6605 2160" draw:points="3303,2160 0,2160 0,0 6605,0 6605,2160">
          <text:p/>
        </draw:polygon>
        <draw:frame draw:style-name="gr74" draw:text-style-name="P8" draw:layer="layout" svg:width="2.047cm" svg:height="0.628cm" svg:x="22.454cm" svg:y="11.54cm">
          <draw:text-box>
            <text:p text:style-name="P4"><text:span text:style-name="T2">Tready?</text:span></text:p>
          </draw:text-box>
        </draw:frame>
        <draw:frame draw:style-name="gr75" draw:text-style-name="P8" draw:layer="layout" svg:width="5.81cm" svg:height="0.628cm" svg:x="14.482cm" svg:y="14.948cm">
          <draw:text-box>
            <text:p text:style-name="P4"><text:span text:style-name="T2">SEND_COMP_ABORT</text:span></text:p>
          </draw:text-box>
        </draw:frame>
        <draw:path draw:style-name="gr35" draw:text-style-name="P3" draw:layer="layout" svg:width="3.051cm" svg:height="2.413cm" svg:x="21.953cm" svg:y="14.333cm" svg:viewBox="0 0 3052 2414" svg:d="M0 1206l1525-1206 1527 1206-1527 1208zM0 0zM3052 2414z">
          <text:p/>
        </draw:path>
        <draw:polygon draw:style-name="gr11" draw:text-style-name="P6" draw:layer="layout" svg:width="3.051cm" svg:height="2.413cm" svg:x="21.953cm" svg:y="14.333cm" svg:viewBox="0 0 3052 2414" draw:points="0,1206 1525,0 3052,1206 1525,2414">
          <text:p/>
        </draw:polygon>
        <draw:polygon draw:style-name="gr11" draw:text-style-name="P6" draw:layer="layout" svg:width="0cm" svg:height="0cm" svg:x="21.953cm" svg:y="14.333cm" svg:viewBox="0 0 0 0" draw:points="0,0">
          <text:p/>
        </draw:polygon>
        <draw:polygon draw:style-name="gr11" draw:text-style-name="P6" draw:layer="layout" svg:width="0cm" svg:height="0cm" svg:x="25.004cm" svg:y="16.746cm" svg:viewBox="0 0 0 0" draw:points="0,0">
          <text:p/>
        </draw:polygon>
        <draw:frame draw:style-name="gr62" draw:text-style-name="P11" draw:layer="layout" svg:width="6.013cm" svg:height="0.556cm" svg:x="14.482cm" svg:y="15.583cm">
          <draw:text-box>
            <text:p text:style-name="P4"><text:span text:style-name="T6">completion_status &lt;= “100”</text:span></text:p>
          </draw:text-box>
        </draw:frame>
        <draw:polyline draw:style-name="gr31" draw:text-style-name="P6" draw:layer="layout" svg:width="0.603cm" svg:height="0.004cm" svg:x="21.35cm" svg:y="15.539cm" svg:viewBox="0 0 604 5" draw:points="604,5 35,5 35,0 0,0">
          <text:p/>
        </draw:polyline>
        <draw:polygon draw:style-name="gr7" draw:text-style-name="P7" draw:layer="layout" svg:width="0.564cm" svg:height="0.378cm" svg:x="20.81cm" svg:y="15.352cm" svg:viewBox="0 0 565 379" draw:points="0,187 565,379 565,0">
          <text:p/>
        </draw:polygon>
        <draw:polyline draw:style-name="gr31" draw:text-style-name="P6" draw:layer="layout" svg:width="21.59cm" svg:height="14.097cm" svg:x="1.887cm" svg:y="3.538cm" svg:viewBox="0 0 21591 14098" draw:points="21591,13209 21591,14098 0,14098 0,0 621,0">
          <text:p/>
        </draw:polyline>
        <draw:polygon draw:style-name="gr7" draw:text-style-name="P7" draw:layer="layout" svg:width="0.561cm" svg:height="0.377cm" svg:x="2.483cm" svg:y="3.351cm" svg:viewBox="0 0 562 378" draw:points="562,187 0,0 0,378">
          <text:p/>
        </draw:polygon>
        <draw:polyline draw:style-name="gr31" draw:text-style-name="P6" draw:layer="layout" svg:width="0.984cm" svg:height="0.004cm" svg:x="13.222cm" svg:y="15.539cm" svg:viewBox="0 0 985 5" draw:points="985,0 223,0 223,5 0,5">
          <text:p/>
        </draw:polyline>
        <draw:polygon draw:style-name="gr7" draw:text-style-name="P7" draw:layer="layout" svg:width="0.564cm" svg:height="0.378cm" svg:x="12.682cm" svg:y="15.352cm" svg:viewBox="0 0 565 379" draw:points="0,191 565,379 565,0">
          <text:p/>
        </draw:polygon>
        <draw:line draw:style-name="gr31" draw:text-style-name="P6" draw:layer="layout" svg:x1="9.507cm" svg:y1="15.543cm" svg:x2="9.158cm" svg:y2="15.543cm">
          <text:p/>
        </draw:line>
        <draw:polygon draw:style-name="gr7" draw:text-style-name="P7" draw:layer="layout" svg:width="0.564cm" svg:height="0.378cm" svg:x="8.618cm" svg:y="15.352cm" svg:viewBox="0 0 565 379" draw:points="0,191 565,379 565,0">
          <text:p/>
        </draw:polygon>
        <draw:polyline draw:style-name="gr31" draw:text-style-name="P6" draw:layer="layout" svg:width="1.778cm" svg:height="12.005cm" svg:x="1.887cm" svg:y="3.538cm" svg:viewBox="0 0 1779 12006" draw:points="1779,12006 0,12006 0,0 621,0">
          <text:p/>
        </draw:polyline>
        <draw:polygon draw:style-name="gr7" draw:text-style-name="P7" draw:layer="layout" svg:width="0.561cm" svg:height="0.377cm" svg:x="2.483cm" svg:y="3.351cm" svg:viewBox="0 0 562 378" draw:points="562,187 0,0 0,378">
          <text:p/>
        </draw:polygon>
        <draw:polyline draw:style-name="gr31" draw:text-style-name="P6" draw:layer="layout" svg:width="4.953cm" svg:height="0.526cm" svg:x="6.145cm" svg:y="13.426cm" svg:viewBox="0 0 4954 527" draw:points="0,527 0,0 4954,0 4954,371">
          <text:p/>
        </draw:polyline>
        <draw:polygon draw:style-name="gr7" draw:text-style-name="P7" draw:layer="layout" svg:width="0.378cm" svg:height="0.561cm" svg:x="10.907cm" svg:y="13.772cm" svg:viewBox="0 0 379 562" draw:points="191,562 379,0 0,0">
          <text:p/>
        </draw:polygon>
        <draw:frame draw:style-name="gr76" draw:text-style-name="P8" draw:layer="layout" svg:width="2.826cm" svg:height="0.628cm" svg:x="22.066cm" svg:y="15.223cm">
          <draw:text-box>
            <text:p text:style-name="P4"><text:span text:style-name="T2">Seen tlast?</text:span></text:p>
          </draw:text-box>
        </draw:frame>
        <draw:frame draw:style-name="gr68" draw:text-style-name="P8" draw:layer="layout" svg:width="0.722cm" svg:height="0.628cm" svg:x="23.7cm" svg:y="1.793cm">
          <draw:text-box>
            <text:p text:style-name="P4"><text:span text:style-name="T2">No</text:span></text:p>
          </draw:text-box>
        </draw:frame>
        <draw:frame draw:style-name="gr68" draw:text-style-name="P8" draw:layer="layout" svg:width="0.722cm" svg:height="0.628cm" svg:x="23.573cm" svg:y="5.857cm">
          <draw:text-box>
            <text:p text:style-name="P4"><text:span text:style-name="T2">No</text:span></text:p>
          </draw:text-box>
        </draw:frame>
        <draw:frame draw:style-name="gr68" draw:text-style-name="P8" draw:layer="layout" svg:width="0.722cm" svg:height="0.628cm" svg:x="21.287cm" svg:y="14.715cm">
          <draw:text-box>
            <text:p text:style-name="P4"><text:span text:style-name="T2">No</text:span></text:p>
          </draw:text-box>
        </draw:frame>
        <draw:frame draw:style-name="gr67" draw:text-style-name="P8" draw:layer="layout" svg:width="0.921cm" svg:height="0.628cm" svg:x="24.948cm" svg:y="6.968cm">
          <draw:text-box>
            <text:p text:style-name="P4"><text:span text:style-name="T2">Yes</text:span></text:p>
          </draw:text-box>
        </draw:frame>
        <draw:frame draw:style-name="gr67" draw:text-style-name="P8" draw:layer="layout" svg:width="0.921cm" svg:height="0.628cm" svg:x="25.075cm" svg:y="11.032cm">
          <draw:text-box>
            <text:p text:style-name="P4"><text:span text:style-name="T2">Yes</text:span></text:p>
          </draw:text-box>
        </draw:frame>
        <draw:frame draw:style-name="gr67" draw:text-style-name="P8" draw:layer="layout" svg:width="0.921cm" svg:height="0.628cm" svg:x="25.075cm" svg:y="14.588cm">
          <draw:text-box>
            <text:p text:style-name="P4"><text:span text:style-name="T2">Yes</text:span></text:p>
          </draw:text-box>
        </draw:frame>
        <draw:frame draw:style-name="gr67" draw:text-style-name="P8" draw:layer="layout" svg:width="0.921cm" svg:height="0.628cm" svg:x="23.982cm" svg:y="16.779cm">
          <draw:text-box>
            <text:p text:style-name="P4"><text:span text:style-name="T2">Yes</text:span></text:p>
          </draw:text-box>
        </draw:frame>
        <draw:frame draw:style-name="gr67" draw:text-style-name="P8" draw:layer="layout" svg:width="0.921cm" svg:height="0.628cm" svg:x="2.773cm" svg:y="14.874cm">
          <draw:text-box>
            <text:p text:style-name="P4"><text:span text:style-name="T2">Yes</text:span></text:p>
          </draw:text-box>
        </draw:frame>
        <draw:polyline draw:style-name="gr31" draw:text-style-name="P6" draw:layer="layout" svg:width="1.157cm" svg:height="3.683cm" svg:x="1.887cm" svg:y="3.538cm" svg:viewBox="0 0 1158 3684" draw:points="1158,3684 0,3684 0,0 621,0">
          <text:p/>
        </draw:polyline>
        <draw:polygon draw:style-name="gr7" draw:text-style-name="P7" draw:layer="layout" svg:width="0.561cm" svg:height="0.377cm" svg:x="2.483cm" svg:y="3.351cm" svg:viewBox="0 0 562 378" draw:points="562,187 0,0 0,378">
          <text:p/>
        </draw:polygon>
        <draw:frame draw:style-name="gr68" draw:text-style-name="P8" draw:layer="layout" svg:width="0.722cm" svg:height="0.628cm" svg:x="5.92cm" svg:y="12.81cm">
          <draw:text-box>
            <text:p text:style-name="P4"><text:span text:style-name="T2">No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9.7cm" svg:height="20.997cm" svg:x="0cm" svg:y="0cm" svg:viewBox="0 0 29701 20998" draw:points="0,0 29701,0 29701,20998 0,20998">
          <text:p/>
        </draw:polygon>
        <draw:polygon draw:style-name="gr3" draw:text-style-name="P3" draw:layer="layout" svg:width="4.318cm" svg:height="3.048cm" svg:x="1.887cm" svg:y="1.883cm" svg:viewBox="0 0 4319 3049" draw:points="2160,3049 0,3049 0,0 4319,0 4319,3049">
          <text:p/>
        </draw:polygon>
        <draw:path draw:style-name="gr35" draw:text-style-name="P3" draw:layer="layout" svg:width="4.067cm" svg:height="2.794cm" svg:x="6.967cm" svg:y="2.01cm" svg:viewBox="0 0 4068 2795" svg:d="M0 1397l2032-1397 2036 1397-2036 1398zM0 0zM4068 2795z">
          <text:p/>
        </draw:path>
        <draw:polygon draw:style-name="gr11" draw:text-style-name="P6" draw:layer="layout" svg:width="4.067cm" svg:height="2.794cm" svg:x="6.967cm" svg:y="2.01cm" svg:viewBox="0 0 4068 2795" draw:points="0,1397 2032,0 4068,1397 2032,2795">
          <text:p/>
        </draw:polygon>
        <draw:polygon draw:style-name="gr11" draw:text-style-name="P6" draw:layer="layout" svg:width="0cm" svg:height="0cm" svg:x="6.967cm" svg:y="2.01cm" svg:viewBox="0 0 0 0" draw:points="0,0">
          <text:p/>
        </draw:polygon>
        <draw:polygon draw:style-name="gr11" draw:text-style-name="P6" draw:layer="layout" svg:width="0cm" svg:height="0cm" svg:x="11.034cm" svg:y="4.804cm" svg:viewBox="0 0 0 0" draw:points="0,0">
          <text:p/>
        </draw:polygon>
        <draw:frame draw:style-name="gr9" draw:text-style-name="P8" draw:layer="layout" svg:width="1.255cm" svg:height="0.628cm" svg:x="3.422cm" svg:y="3.091cm">
          <draw:text-box>
            <text:p text:style-name="P4"><text:span text:style-name="T2">IDLE</text:span></text:p>
          </draw:text-box>
        </draw:frame>
        <draw:line draw:style-name="gr31" draw:text-style-name="P6" draw:layer="layout" svg:x1="6.205cm" svg:y1="3.407cm" svg:x2="6.431cm" svg:y2="3.407cm">
          <text:p/>
        </draw:line>
        <draw:polygon draw:style-name="gr7" draw:text-style-name="P7" draw:layer="layout" svg:width="0.561cm" svg:height="0.377cm" svg:x="6.406cm" svg:y="3.217cm" svg:viewBox="0 0 562 378" draw:points="562,190 0,0 0,378">
          <text:p/>
        </draw:polygon>
        <draw:polyline draw:style-name="gr31" draw:text-style-name="P6" draw:layer="layout" svg:width="4.953cm" svg:height="1.02cm" svg:x="4.046cm" svg:y="4.804cm" svg:viewBox="0 0 4954 1021" draw:points="4954,0 4954,1021 0,1021 0,667">
          <text:p/>
        </draw:polyline>
        <draw:polygon draw:style-name="gr7" draw:text-style-name="P7" draw:layer="layout" svg:width="0.377cm" svg:height="0.565cm" svg:x="3.859cm" svg:y="4.931cm" svg:viewBox="0 0 378 566" draw:points="188,0 0,566 378,566">
          <text:p/>
        </draw:polygon>
        <draw:path draw:style-name="gr35" draw:text-style-name="P3" draw:layer="layout" svg:width="4.321cm" svg:height="2.794cm" svg:x="12.047cm" svg:y="2.01cm" svg:viewBox="0 0 4322 2795" svg:d="M0 1397l2159-1397 2163 1397-2163 1398zM0 0zM4322 2795z">
          <text:p/>
        </draw:path>
        <draw:polygon draw:style-name="gr11" draw:text-style-name="P6" draw:layer="layout" svg:width="4.321cm" svg:height="2.794cm" svg:x="12.047cm" svg:y="2.01cm" svg:viewBox="0 0 4322 2795" draw:points="0,1397 2159,0 4322,1397 2159,2795">
          <text:p/>
        </draw:polygon>
        <draw:polygon draw:style-name="gr11" draw:text-style-name="P6" draw:layer="layout" svg:width="0cm" svg:height="0cm" svg:x="12.047cm" svg:y="2.01cm" svg:viewBox="0 0 0 0" draw:points="0,0">
          <text:p/>
        </draw:polygon>
        <draw:polygon draw:style-name="gr11" draw:text-style-name="P6" draw:layer="layout" svg:width="0cm" svg:height="0cm" svg:x="16.368cm" svg:y="4.804cm" svg:viewBox="0 0 0 0" draw:points="0,0">
          <text:p/>
        </draw:polygon>
        <draw:frame draw:style-name="gr77" draw:text-style-name="P12" draw:layer="layout" svg:width="3.435cm" svg:height="0.589cm" svg:x="7.285cm" svg:y="3.112cm">
          <draw:text-box>
            <text:p text:style-name="P4"><text:span text:style-name="T7">Descr enable?</text:span></text:p>
          </draw:text-box>
        </draw:frame>
        <draw:frame draw:style-name="gr78" draw:text-style-name="P12" draw:layer="layout" svg:width="3.185cm" svg:height="0.615cm" svg:x="12.615cm" svg:y="2.79cm">
          <draw:text-box>
            <text:p text:style-name="P4"><text:span text:style-name="T8">Descr Read </text:span></text:p>
          </draw:text-box>
        </draw:frame>
        <draw:line draw:style-name="gr31" draw:text-style-name="P6" draw:layer="layout" svg:x1="11.031cm" svg:y1="3.407cm" svg:x2="11.511cm" svg:y2="3.407cm">
          <text:p/>
        </draw:line>
        <draw:polygon draw:style-name="gr7" draw:text-style-name="P7" draw:layer="layout" svg:width="0.561cm" svg:height="0.377cm" svg:x="11.486cm" svg:y="3.217cm" svg:viewBox="0 0 562 378" draw:points="562,190 0,0 0,378">
          <text:p/>
        </draw:polygon>
        <draw:path draw:style-name="gr35" draw:text-style-name="P3" draw:layer="layout" svg:width="4.702cm" svg:height="3.048cm" svg:x="17.046cm" svg:y="1.883cm" svg:viewBox="0 0 4703 3049" svg:d="M0 0h4703v3049h-4703zM0 0zM4703 3049z">
          <text:p/>
        </draw:path>
        <draw:polygon draw:style-name="gr11" draw:text-style-name="P6" draw:layer="layout" svg:width="4.702cm" svg:height="3.048cm" svg:x="17.046cm" svg:y="1.883cm" svg:viewBox="0 0 4703 3049" draw:points="0,0 4703,0 4703,3049 0,3049">
          <text:p/>
        </draw:polygon>
        <draw:polygon draw:style-name="gr11" draw:text-style-name="P6" draw:layer="layout" svg:width="0cm" svg:height="0cm" svg:x="17.046cm" svg:y="1.883cm" svg:viewBox="0 0 0 0" draw:points="0,0">
          <text:p/>
        </draw:polygon>
        <draw:polygon draw:style-name="gr11" draw:text-style-name="P6" draw:layer="layout" svg:width="0cm" svg:height="0cm" svg:x="21.748cm" svg:y="4.931cm" svg:viewBox="0 0 0 0" draw:points="0,0">
          <text:p/>
        </draw:polygon>
        <draw:frame draw:style-name="gr79" draw:text-style-name="P12" draw:layer="layout" svg:width="3.058cm" svg:height="0.615cm" svg:x="12.679cm" svg:y="3.411cm">
          <draw:text-box>
            <text:p text:style-name="P4"><text:span text:style-name="T8">(not write)?</text:span></text:p>
          </draw:text-box>
        </draw:frame>
        <draw:frame draw:style-name="gr80" draw:text-style-name="P8" draw:layer="layout" svg:width="3.672cm" svg:height="0.628cm" svg:x="17.561cm" svg:y="2.456cm">
          <draw:text-box>
            <text:p text:style-name="P4"><text:span text:style-name="T2">START_READ</text:span></text:p>
          </draw:text-box>
        </draw:frame>
        <draw:frame draw:style-name="gr81" draw:text-style-name="P8" draw:layer="layout" svg:width="2.821cm" svg:height="0.628cm" svg:x="17.988cm" svg:y="3.091cm">
          <draw:text-box>
            <text:p text:style-name="P4"><text:span text:style-name="T2">Send Read</text:span></text:p>
          </draw:text-box>
        </draw:frame>
        <draw:line draw:style-name="gr31" draw:text-style-name="P6" draw:layer="layout" svg:x1="16.365cm" svg:y1="3.407cm" svg:x2="16.51cm" svg:y2="3.407cm">
          <text:p/>
        </draw:line>
        <draw:polygon draw:style-name="gr7" draw:text-style-name="P7" draw:layer="layout" svg:width="0.564cm" svg:height="0.377cm" svg:x="16.485cm" svg:y="3.217cm" svg:viewBox="0 0 565 378" draw:points="565,190 0,0 0,378">
          <text:p/>
        </draw:polygon>
        <draw:polyline draw:style-name="gr31" draw:text-style-name="P6" draw:layer="layout" svg:width="7.461cm" svg:height="14.161cm" svg:x="21.223cm" svg:y="3.407cm" svg:viewBox="0 0 7462 14162" draw:points="6904,0 7462,0 7462,14162 0,14162">
          <text:p/>
        </draw:polyline>
        <draw:polygon draw:style-name="gr7" draw:text-style-name="P7" draw:layer="layout" svg:width="0.564cm" svg:height="0.374cm" svg:x="20.683cm" svg:y="17.381cm" svg:viewBox="0 0 565 375" draw:points="0,187 565,375 565,0">
          <text:p/>
        </draw:polygon>
        <draw:path draw:style-name="gr35" draw:text-style-name="P3" draw:layer="layout" svg:width="4.699cm" svg:height="3.048cm" svg:x="17.074cm" svg:y="5.207cm" svg:viewBox="0 0 4700 3049" svg:d="M0 0h4700v3049h-4700zM0 0zM4700 3049z">
          <text:p/>
        </draw:path>
        <draw:polygon draw:style-name="gr11" draw:text-style-name="P6" draw:layer="layout" svg:width="4.699cm" svg:height="3.048cm" svg:x="17.074cm" svg:y="5.207cm" svg:viewBox="0 0 4700 3049" draw:points="0,0 4700,0 4700,3049 0,3049">
          <text:p/>
        </draw:polygon>
        <draw:polygon draw:style-name="gr11" draw:text-style-name="P6" draw:layer="layout" svg:width="0cm" svg:height="0cm" svg:x="17.074cm" svg:y="5.207cm" svg:viewBox="0 0 0 0" draw:points="0,0">
          <text:p/>
        </draw:polygon>
        <draw:polygon draw:style-name="gr11" draw:text-style-name="P6" draw:layer="layout" svg:width="0cm" svg:height="0cm" svg:x="21.773cm" svg:y="8.255cm" svg:viewBox="0 0 0 0" draw:points="0,0">
          <text:p/>
        </draw:polygon>
        <draw:frame draw:style-name="gr82" draw:text-style-name="P8" draw:layer="layout" svg:width="3.791cm" svg:height="0.628cm" svg:x="17.501cm" svg:y="3.726cm">
          <draw:text-box>
            <text:p text:style-name="P4"><text:span text:style-name="T2">request header</text:span></text:p>
          </draw:text-box>
        </draw:frame>
        <draw:frame draw:style-name="gr83" draw:text-style-name="P8" draw:layer="layout" svg:width="3.922cm" svg:height="0.628cm" svg:x="17.466cm" svg:y="5.462cm">
          <draw:text-box>
            <text:p text:style-name="P4"><text:span text:style-name="T2">START_WRITE</text:span></text:p>
          </draw:text-box>
        </draw:frame>
        <draw:frame draw:style-name="gr84" draw:text-style-name="P8" draw:layer="layout" svg:width="2.779cm" svg:height="0.628cm" svg:x="18.038cm" svg:y="6.097cm">
          <draw:text-box>
            <text:p text:style-name="P4"><text:span text:style-name="T2">Send Write</text:span></text:p>
          </draw:text-box>
        </draw:frame>
        <draw:frame draw:style-name="gr85" draw:text-style-name="P8" draw:layer="layout" svg:width="2.038cm" svg:height="0.628cm" svg:x="18.408cm" svg:y="6.732cm">
          <draw:text-box>
            <text:p text:style-name="P4"><text:span text:style-name="T2">request </text:span></text:p>
          </draw:text-box>
        </draw:frame>
        <draw:path draw:style-name="gr35" draw:text-style-name="P3" draw:layer="layout" svg:width="4.699cm" svg:height="3.048cm" svg:x="22.577cm" svg:y="9.306cm" svg:viewBox="0 0 4700 3049" svg:d="M0 0h4700v3049h-4700zM0 0zM4700 3049z">
          <text:p/>
        </draw:path>
        <draw:polygon draw:style-name="gr11" draw:text-style-name="P6" draw:layer="layout" svg:width="4.699cm" svg:height="3.048cm" svg:x="22.577cm" svg:y="9.306cm" svg:viewBox="0 0 4700 3049" draw:points="0,0 4700,0 4700,3049 0,3049">
          <text:p/>
        </draw:polygon>
        <draw:polygon draw:style-name="gr11" draw:text-style-name="P6" draw:layer="layout" svg:width="0cm" svg:height="0cm" svg:x="22.577cm" svg:y="9.306cm" svg:viewBox="0 0 0 0" draw:points="0,0">
          <text:p/>
        </draw:polygon>
        <draw:polygon draw:style-name="gr11" draw:text-style-name="P6" draw:layer="layout" svg:width="0cm" svg:height="0cm" svg:x="27.276cm" svg:y="12.354cm" svg:viewBox="0 0 0 0" draw:points="0,0">
          <text:p/>
        </draw:polygon>
        <draw:frame draw:style-name="gr86" draw:text-style-name="P8" draw:layer="layout" svg:width="3.588cm" svg:height="0.628cm" svg:x="17.632cm" svg:y="7.367cm">
          <draw:text-box>
            <text:p text:style-name="P4"><text:span text:style-name="T2">Header + data</text:span></text:p>
          </draw:text-box>
        </draw:frame>
        <draw:frame draw:style-name="gr87" draw:text-style-name="P8" draw:layer="layout" svg:width="3.723cm" svg:height="0.628cm" svg:x="23.065cm" svg:y="10.196cm">
          <draw:text-box>
            <text:p text:style-name="P4"><text:span text:style-name="T2">CONT_WRITE</text:span></text:p>
          </draw:text-box>
        </draw:frame>
        <draw:path draw:style-name="gr35" draw:text-style-name="P3" draw:layer="layout" svg:width="4.572cm" svg:height="3.302cm" svg:x="22.641cm" svg:y="5.044cm" svg:viewBox="0 0 4573 3303" svg:d="M0 1651l2286-1651 2287 1651-2287 1652zM0 0zM4573 3303z">
          <text:p/>
        </draw:path>
        <draw:polygon draw:style-name="gr11" draw:text-style-name="P6" draw:layer="layout" svg:width="4.572cm" svg:height="3.302cm" svg:x="22.641cm" svg:y="5.044cm" svg:viewBox="0 0 4573 3303" draw:points="0,1651 2286,0 4573,1651 2286,3303">
          <text:p/>
        </draw:polygon>
        <draw:polygon draw:style-name="gr11" draw:text-style-name="P6" draw:layer="layout" svg:width="0cm" svg:height="0cm" svg:x="22.641cm" svg:y="5.044cm" svg:viewBox="0 0 0 0" draw:points="0,0">
          <text:p/>
        </draw:polygon>
        <draw:polygon draw:style-name="gr11" draw:text-style-name="P6" draw:layer="layout" svg:width="0cm" svg:height="0cm" svg:x="27.213cm" svg:y="8.346cm" svg:viewBox="0 0 0 0" draw:points="0,0">
          <text:p/>
        </draw:polygon>
        <draw:frame draw:style-name="gr88" draw:text-style-name="P8" draw:layer="layout" svg:width="1.192cm" svg:height="0.628cm" svg:x="24.331cm" svg:y="10.831cm">
          <draw:text-box>
            <text:p text:style-name="P4"><text:span text:style-name="T2">Data</text:span></text:p>
          </draw:text-box>
        </draw:frame>
        <draw:frame draw:style-name="gr89" draw:text-style-name="P8" draw:layer="layout" svg:width="3.228cm" svg:height="0.628cm" svg:x="23.315cm" svg:y="6.061cm">
          <draw:text-box>
            <text:p text:style-name="P4"><text:span text:style-name="T2">dword_count</text:span></text:p>
          </draw:text-box>
        </draw:frame>
        <draw:polyline draw:style-name="gr31" draw:text-style-name="P6" draw:layer="layout" svg:width="2.332cm" svg:height="1.927cm" svg:x="14.206cm" svg:y="4.804cm" svg:viewBox="0 0 2333 1928" draw:points="0,0 0,1928 2333,1928">
          <text:p/>
        </draw:polyline>
        <draw:polygon draw:style-name="gr7" draw:text-style-name="P7" draw:layer="layout" svg:width="0.561cm" svg:height="0.373cm" svg:x="16.513cm" svg:y="6.544cm" svg:viewBox="0 0 562 374" draw:points="562,187 0,0 0,374">
          <text:p/>
        </draw:polygon>
        <draw:line draw:style-name="gr31" draw:text-style-name="P6" draw:layer="layout" svg:x1="21.773cm" svg:y1="6.731cm" svg:x2="22.136cm" svg:y2="6.731cm">
          <text:p/>
        </draw:line>
        <draw:polygon draw:style-name="gr7" draw:text-style-name="P7" draw:layer="layout" svg:width="0.575cm" svg:height="0.374cm" svg:x="22.066cm" svg:y="6.547cm" svg:viewBox="0 0 576 375" draw:points="576,148 0,0 24,375">
          <text:p/>
        </draw:polygon>
        <draw:line draw:style-name="gr31" draw:text-style-name="P6" draw:layer="layout" svg:x1="24.927cm" svg:y1="8.346cm" svg:x2="24.927cm" svg:y2="8.766cm">
          <text:p/>
        </draw:line>
        <draw:polygon draw:style-name="gr7" draw:text-style-name="P7" draw:layer="layout" svg:width="0.374cm" svg:height="0.566cm" svg:x="24.74cm" svg:y="8.741cm" svg:viewBox="0 0 375 567" draw:points="188,567 375,0 0,0">
          <text:p/>
        </draw:polygon>
        <draw:line draw:style-name="gr31" draw:text-style-name="P6" draw:layer="layout" svg:x1="24.927cm" svg:y1="12.354cm" svg:x2="24.927cm" svg:y2="13.289cm">
          <text:p/>
        </draw:line>
        <draw:polygon draw:style-name="gr7" draw:text-style-name="P7" draw:layer="layout" svg:width="0.374cm" svg:height="0.561cm" svg:x="24.74cm" svg:y="13.264cm" svg:viewBox="0 0 375 562" draw:points="188,562 375,0 0,0">
          <text:p/>
        </draw:polygon>
        <draw:frame draw:style-name="gr90" draw:text-style-name="P8" draw:layer="layout" svg:width="1.115cm" svg:height="0.628cm" svg:x="24.37cm" svg:y="6.696cm">
          <draw:text-box>
            <text:p text:style-name="P4"><text:span text:style-name="T2">&gt; 4?</text:span></text:p>
          </draw:text-box>
        </draw:frame>
        <draw:path draw:style-name="gr35" draw:text-style-name="P3" draw:layer="layout" svg:width="5.083cm" svg:height="3.051cm" svg:x="1.506cm" svg:y="6.586cm" svg:viewBox="0 0 5084 3052" svg:d="M0 360c0-180 300-360 600-360h3885c300 0 599 180 599 360v2333c0 179-299 359-599 359h-3885c-300 0-600-180-600-359zM0 0zM5084 3052z">
          <text:p/>
        </draw:path>
        <draw:path draw:style-name="gr11" draw:text-style-name="P6" draw:layer="layout" svg:width="5.083cm" svg:height="3.051cm" svg:x="1.506cm" svg:y="6.586cm" svg:viewBox="0 0 5084 3052" svg:d="M0 360c0-180 300-360 600-360h3885c300 0 599 180 599 360v2333c0 179-299 359-599 359h-3885c-300 0-600-180-600-359z">
          <text:p/>
        </draw:path>
        <draw:polygon draw:style-name="gr11" draw:text-style-name="P6" draw:layer="layout" svg:width="0cm" svg:height="0cm" svg:x="1.506cm" svg:y="6.586cm" svg:viewBox="0 0 0 0" draw:points="0,0">
          <text:p/>
        </draw:polygon>
        <draw:polygon draw:style-name="gr11" draw:text-style-name="P6" draw:layer="layout" svg:width="0cm" svg:height="0cm" svg:x="6.589cm" svg:y="9.637cm" svg:viewBox="0 0 0 0" draw:points="0,0">
          <text:p/>
        </draw:polygon>
        <draw:frame draw:style-name="gr67" draw:text-style-name="P8" draw:layer="layout" svg:width="0.921cm" svg:height="0.628cm" svg:x="10.774cm" svg:y="2.396cm">
          <draw:text-box>
            <text:p text:style-name="P4"><text:span text:style-name="T2">Yes</text:span></text:p>
          </draw:text-box>
        </draw:frame>
        <draw:frame draw:style-name="gr91" draw:text-style-name="P8" draw:layer="layout" svg:width="4.519cm" svg:height="0.628cm" svg:x="1.789cm" svg:y="6.845cm">
          <draw:text-box>
            <text:p text:style-name="P4"><text:span text:style-name="T2">Disable descriptor</text:span></text:p>
          </draw:text-box>
        </draw:frame>
        <draw:frame draw:style-name="gr92" draw:text-style-name="P8" draw:layer="layout" svg:width="0.624cm" svg:height="0.628cm" svg:x="3.736cm" svg:y="7.48cm">
          <draw:text-box>
            <text:p text:style-name="P4"><text:span text:style-name="T2">Or</text:span></text:p>
          </draw:text-box>
        </draw:frame>
        <draw:frame draw:style-name="gr93" draw:text-style-name="P8" draw:layer="layout" svg:width="4.667cm" svg:height="0.628cm" svg:x="1.715cm" svg:y="8.115cm">
          <draw:text-box>
            <text:p text:style-name="P4"><text:span text:style-name="T2">Start at start_addr </text:span></text:p>
          </draw:text-box>
        </draw:frame>
        <draw:line draw:style-name="gr31" draw:text-style-name="P6" draw:layer="layout" svg:x1="4.046cm" svg:y1="6.586cm" svg:x2="4.046cm" svg:y2="5.471cm">
          <text:p/>
        </draw:line>
        <draw:polygon draw:style-name="gr7" draw:text-style-name="P7" draw:layer="layout" svg:width="0.377cm" svg:height="0.565cm" svg:x="3.859cm" svg:y="4.931cm" svg:viewBox="0 0 378 566" draw:points="188,0 0,566 378,566">
          <text:p/>
        </draw:polygon>
        <draw:polyline draw:style-name="gr31" draw:text-style-name="P6" draw:layer="layout" svg:width="7.461cm" svg:height="10.873cm" svg:x="21.223cm" svg:y="6.695cm" svg:viewBox="0 0 7462 10874" draw:points="5991,0 7462,0 7462,10874 0,10874">
          <text:p/>
        </draw:polyline>
        <draw:polygon draw:style-name="gr7" draw:text-style-name="P7" draw:layer="layout" svg:width="0.564cm" svg:height="0.374cm" svg:x="20.683cm" svg:y="17.381cm" svg:viewBox="0 0 565 375" draw:points="0,187 565,375 565,0">
          <text:p/>
        </draw:polygon>
        <draw:frame draw:style-name="gr94" draw:text-style-name="P8" draw:layer="layout" svg:width="3.571cm" svg:height="0.628cm" svg:x="2.261cm" svg:y="8.75cm">
          <draw:text-box>
            <text:p text:style-name="P4"><text:span text:style-name="T2">if wrap around</text:span></text:p>
          </draw:text-box>
        </draw:frame>
        <draw:frame draw:style-name="gr67" draw:text-style-name="P8" draw:layer="layout" svg:width="0.921cm" svg:height="0.628cm" svg:x="15.854cm" svg:y="2.4cm">
          <draw:text-box>
            <text:p text:style-name="P4"><text:span text:style-name="T2">Yes</text:span></text:p>
          </draw:text-box>
        </draw:frame>
        <draw:frame draw:style-name="gr68" draw:text-style-name="P8" draw:layer="layout" svg:width="0.722cm" svg:height="0.628cm" svg:x="14.506cm" svg:y="4.94cm">
          <draw:text-box>
            <text:p text:style-name="P4"><text:span text:style-name="T2">No</text:span></text:p>
          </draw:text-box>
        </draw:frame>
        <draw:frame draw:style-name="gr67" draw:text-style-name="P8" draw:layer="layout" svg:width="0.921cm" svg:height="0.628cm" svg:x="25.104cm" svg:y="8.242cm">
          <draw:text-box>
            <text:p text:style-name="P4"><text:span text:style-name="T2">Yes</text:span></text:p>
          </draw:text-box>
        </draw:frame>
        <draw:frame draw:style-name="gr68" draw:text-style-name="P8" draw:layer="layout" svg:width="0.722cm" svg:height="0.628cm" svg:x="27.284cm" svg:y="5.793cm">
          <draw:text-box>
            <text:p text:style-name="P4"><text:span text:style-name="T2">No</text:span></text:p>
          </draw:text-box>
        </draw:frame>
        <draw:frame draw:style-name="gr68" draw:text-style-name="P8" draw:layer="layout" svg:width="0.722cm" svg:height="0.628cm" svg:x="7.775cm" svg:y="4.806cm">
          <draw:text-box>
            <text:p text:style-name="P4"><text:span text:style-name="T2">No</text:span></text:p>
          </draw:text-box>
        </draw:frame>
        <draw:path draw:style-name="gr35" draw:text-style-name="P3" draw:layer="layout" svg:width="4.646cm" svg:height="3.305cm" svg:x="22.602cm" svg:y="13.825cm" svg:viewBox="0 0 4647 3306" svg:d="M0 1652l2325-1652 2322 1652-2322 1654zM0 0zM4647 3306z">
          <text:p/>
        </draw:path>
        <draw:polygon draw:style-name="gr11" draw:text-style-name="P6" draw:layer="layout" svg:width="4.646cm" svg:height="3.305cm" svg:x="22.602cm" svg:y="13.825cm" svg:viewBox="0 0 4647 3306" draw:points="0,1652 2325,0 4647,1652 2325,3306">
          <text:p/>
        </draw:polygon>
        <draw:polygon draw:style-name="gr11" draw:text-style-name="P6" draw:layer="layout" svg:width="0cm" svg:height="0cm" svg:x="22.602cm" svg:y="13.825cm" svg:viewBox="0 0 0 0" draw:points="0,0">
          <text:p/>
        </draw:polygon>
        <draw:polygon draw:style-name="gr11" draw:text-style-name="P6" draw:layer="layout" svg:width="0cm" svg:height="0cm" svg:x="27.248cm" svg:y="17.13cm" svg:viewBox="0 0 0 0" draw:points="0,0">
          <text:p/>
        </draw:polygon>
        <draw:frame draw:style-name="gr95" draw:text-style-name="P5" draw:layer="layout" svg:width="4.794cm" svg:height="0.712cm" svg:x="6.943cm" svg:y="1.08cm">
          <draw:text-box>
            <text:p text:style-name="P4"><text:span text:style-name="T1">DMA toHost path</text:span></text:p>
          </draw:text-box>
        </draw:frame>
        <draw:frame draw:style-name="gr96" draw:text-style-name="P8" draw:layer="layout" svg:width="3.071cm" svg:height="0.628cm" svg:x="23.393cm" svg:y="14.846cm">
          <draw:text-box>
            <text:p text:style-name="P4"><text:span text:style-name="T2">word_count </text:span></text:p>
          </draw:text-box>
        </draw:frame>
        <draw:polyline draw:style-name="gr31" draw:text-style-name="P6" draw:layer="layout" svg:width="0.554cm" svg:height="4.632cm" svg:x="27.248cm" svg:y="10.844cm" svg:viewBox="0 0 555 4633" draw:points="0,4633 555,4633 555,0">
          <text:p/>
        </draw:polyline>
        <draw:polygon draw:style-name="gr7" draw:text-style-name="P7" draw:layer="layout" svg:width="0.575cm" svg:height="0.377cm" svg:x="27.276cm" svg:y="10.682cm" svg:viewBox="0 0 576 378" draw:points="0,149 552,378 576,0">
          <text:p/>
        </draw:polygon>
        <draw:polyline draw:style-name="gr31" draw:text-style-name="P6" draw:layer="layout" svg:width="1.383cm" svg:height="2.092cm" svg:x="21.223cm" svg:y="15.476cm" svg:viewBox="0 0 1384 2093" draw:points="1384,0 424,0 424,2093 0,2093">
          <text:p/>
        </draw:polyline>
        <draw:polygon draw:style-name="gr7" draw:text-style-name="P7" draw:layer="layout" svg:width="0.564cm" svg:height="0.374cm" svg:x="20.683cm" svg:y="17.381cm" svg:viewBox="0 0 565 375" draw:points="0,187 565,375 565,0">
          <text:p/>
        </draw:polygon>
        <draw:frame draw:style-name="gr97" draw:text-style-name="P8" draw:layer="layout" svg:width="2.572cm" svg:height="0.628cm" svg:x="23.643cm" svg:y="15.481cm">
          <draw:text-box>
            <text:p text:style-name="P4"><text:span text:style-name="T2">Reached?</text:span></text:p>
          </draw:text-box>
        </draw:frame>
        <draw:frame draw:style-name="gr98" draw:text-style-name="P8" draw:layer="layout" svg:width="0.883cm" svg:height="0.628cm" svg:x="13.963cm" svg:y="11.544cm">
          <draw:text-box>
            <text:p text:style-name="P4"><text:span text:style-name="T2">yes</text:span></text:p>
          </draw:text-box>
        </draw:frame>
        <draw:path draw:style-name="gr35" draw:text-style-name="P3" draw:layer="layout" svg:width="5.461cm" svg:height="2.54cm" svg:x="22.665cm" svg:y="2.137cm" svg:viewBox="0 0 5462 2541" svg:d="M0 297c0-148 322-297 643-297h4177c321 0 642 149 642 297v1944c0 152-321 300-642 300h-4177c-321 0-643-148-643-300zM0 0zM5462 2541z">
          <text:p/>
        </draw:path>
        <draw:path draw:style-name="gr11" draw:text-style-name="P6" draw:layer="layout" svg:width="5.461cm" svg:height="2.54cm" svg:x="22.665cm" svg:y="2.137cm" svg:viewBox="0 0 5462 2541" svg:d="M0 297c0-148 322-297 643-297h4177c321 0 642 149 642 297v1944c0 152-321 300-642 300h-4177c-321 0-643-148-643-300z">
          <text:p/>
        </draw:path>
        <draw:polygon draw:style-name="gr11" draw:text-style-name="P6" draw:layer="layout" svg:width="0cm" svg:height="0cm" svg:x="22.665cm" svg:y="2.137cm" svg:viewBox="0 0 0 0" draw:points="0,0">
          <text:p/>
        </draw:polygon>
        <draw:polygon draw:style-name="gr11" draw:text-style-name="P6" draw:layer="layout" svg:width="0cm" svg:height="0cm" svg:x="28.126cm" svg:y="4.677cm" svg:viewBox="0 0 0 0" draw:points="0,0">
          <text:p/>
        </draw:polygon>
        <draw:frame draw:style-name="gr99" draw:text-style-name="P8" draw:layer="layout" svg:width="0.629cm" svg:height="0.628cm" svg:x="27.393cm" svg:y="16.105cm">
          <draw:text-box>
            <text:p text:style-name="P4"><text:span text:style-name="T2">no</text:span></text:p>
          </draw:text-box>
        </draw:frame>
        <draw:frame draw:style-name="gr100" draw:text-style-name="P8" draw:layer="layout" svg:width="4.951cm" svg:height="0.628cm" svg:x="22.92cm" svg:y="2.456cm">
          <draw:text-box>
            <text:p text:style-name="P4"><text:span text:style-name="T2">Store TAG for DMA </text:span></text:p>
          </draw:text-box>
        </draw:frame>
        <draw:frame draw:style-name="gr101" draw:text-style-name="P8" draw:layer="layout" svg:width="3.702cm" svg:height="0.628cm" svg:x="23.544cm" svg:y="3.091cm">
          <draw:text-box>
            <text:p text:style-name="P4"><text:span text:style-name="T2">Read <text:s/>Process</text:span></text:p>
          </draw:text-box>
        </draw:frame>
        <draw:line draw:style-name="gr31" draw:text-style-name="P6" draw:layer="layout" svg:x1="21.748cm" svg:y1="3.407cm" svg:x2="22.126cm" svg:y2="3.407cm">
          <text:p/>
        </draw:line>
        <draw:polygon draw:style-name="gr7" draw:text-style-name="P7" draw:layer="layout" svg:width="0.564cm" svg:height="0.377cm" svg:x="22.101cm" svg:y="3.217cm" svg:viewBox="0 0 565 378" draw:points="565,190 0,0 0,378">
          <text:p/>
        </draw:polygon>
        <draw:path draw:style-name="gr35" draw:text-style-name="P3" draw:layer="layout" svg:width="4.575cm" svg:height="3.302cm" svg:x="16.111cm" svg:y="15.917cm" svg:viewBox="0 0 4576 3303" svg:d="M0 1651l2286-1651 2290 1651-2290 1652zM0 0zM4576 3303z">
          <text:p/>
        </draw:path>
        <draw:polygon draw:style-name="gr11" draw:text-style-name="P6" draw:layer="layout" svg:width="4.575cm" svg:height="3.302cm" svg:x="16.111cm" svg:y="15.917cm" svg:viewBox="0 0 4576 3303" draw:points="0,1651 2286,0 4576,1651 2286,3303">
          <text:p/>
        </draw:polygon>
        <draw:polygon draw:style-name="gr11" draw:text-style-name="P6" draw:layer="layout" svg:width="0cm" svg:height="0cm" svg:x="16.111cm" svg:y="15.917cm" svg:viewBox="0 0 0 0" draw:points="0,0">
          <text:p/>
        </draw:polygon>
        <draw:polygon draw:style-name="gr11" draw:text-style-name="P6" draw:layer="layout" svg:width="0cm" svg:height="0cm" svg:x="20.686cm" svg:y="19.219cm" svg:viewBox="0 0 0 0" draw:points="0,0">
          <text:p/>
        </draw:polygon>
        <draw:frame draw:style-name="gr102" draw:text-style-name="P8" draw:layer="layout" svg:width="4.29cm" svg:height="0.628cm" svg:x="23.252cm" svg:y="3.726cm">
          <draw:text-box>
            <text:p text:style-name="P4"><text:span text:style-name="T2">(array of 32 tags)</text:span></text:p>
          </draw:text-box>
        </draw:frame>
        <draw:path draw:style-name="gr35" draw:text-style-name="P3" draw:layer="layout" svg:width="5.08cm" svg:height="3.81cm" svg:x="8.77cm" svg:y="15.67cm" svg:viewBox="0 0 5081 3811" svg:d="M0 1906l2540-1906 2541 1906-2541 1905zM0 0zM5081 3811z">
          <text:p/>
        </draw:path>
        <draw:polygon draw:style-name="gr11" draw:text-style-name="P6" draw:layer="layout" svg:width="5.08cm" svg:height="3.81cm" svg:x="8.77cm" svg:y="15.67cm" svg:viewBox="0 0 5081 3811" draw:points="0,1906 2540,0 5081,1906 2540,3811">
          <text:p/>
        </draw:polygon>
        <draw:polygon draw:style-name="gr11" draw:text-style-name="P6" draw:layer="layout" svg:width="0cm" svg:height="0cm" svg:x="8.77cm" svg:y="15.67cm" svg:viewBox="0 0 0 0" draw:points="0,0">
          <text:p/>
        </draw:polygon>
        <draw:polygon draw:style-name="gr11" draw:text-style-name="P6" draw:layer="layout" svg:width="0cm" svg:height="0cm" svg:x="13.85cm" svg:y="19.48cm" svg:viewBox="0 0 0 0" draw:points="0,0">
          <text:p/>
        </draw:polygon>
        <draw:frame draw:style-name="gr103" draw:text-style-name="P8" draw:layer="layout" svg:width="3.558cm" svg:height="0.628cm" svg:x="16.619cm" svg:y="17.252cm">
          <draw:text-box>
            <text:p text:style-name="P4"><text:span text:style-name="T2">Wrap around?</text:span></text:p>
          </draw:text-box>
        </draw:frame>
        <draw:frame draw:style-name="gr104" draw:text-style-name="P8" draw:layer="layout" svg:width="3.291cm" svg:height="0.628cm" svg:x="9.666cm" svg:y="16.941cm">
          <draw:text-box>
            <text:p text:style-name="P4"><text:span text:style-name="T2">PC &amp; DMA in</text:span></text:p>
          </draw:text-box>
        </draw:frame>
        <draw:path draw:style-name="gr35" draw:text-style-name="P3" draw:layer="layout" svg:width="5.337cm" svg:height="3.813cm" svg:x="1.379cm" svg:y="10.396cm" svg:viewBox="0 0 5338 3814" svg:d="M0 1905l2668-1905 2670 1905-2670 1909zM0 0zM5338 3814z">
          <text:p/>
        </draw:path>
        <draw:polygon draw:style-name="gr11" draw:text-style-name="P6" draw:layer="layout" svg:width="5.337cm" svg:height="3.813cm" svg:x="1.379cm" svg:y="10.396cm" svg:viewBox="0 0 5338 3814" draw:points="0,1905 2668,0 5338,1905 2668,3814">
          <text:p/>
        </draw:polygon>
        <draw:polygon draw:style-name="gr11" draw:text-style-name="P6" draw:layer="layout" svg:width="0cm" svg:height="0cm" svg:x="1.379cm" svg:y="10.396cm" svg:viewBox="0 0 0 0" draw:points="0,0">
          <text:p/>
        </draw:polygon>
        <draw:polygon draw:style-name="gr11" draw:text-style-name="P6" draw:layer="layout" svg:width="0cm" svg:height="0cm" svg:x="6.716cm" svg:y="14.209cm" svg:viewBox="0 0 0 0" draw:points="0,0">
          <text:p/>
        </draw:polygon>
        <draw:frame draw:style-name="gr105" draw:text-style-name="P8" draw:layer="layout" svg:width="3.236cm" svg:height="0.628cm" svg:x="9.694cm" svg:y="17.576cm">
          <draw:text-box>
            <text:p text:style-name="P4"><text:span text:style-name="T2">Same cycle?</text:span></text:p>
          </draw:text-box>
        </draw:frame>
        <draw:frame draw:style-name="gr106" draw:text-style-name="P8" draw:layer="layout" svg:width="2.411cm" svg:height="0.628cm" svg:x="2.843cm" svg:y="11.353cm">
          <draw:text-box>
            <text:p text:style-name="P4"><text:span text:style-name="T2">curr_addr</text:span></text:p>
          </draw:text-box>
        </draw:frame>
        <draw:frame draw:style-name="gr107" draw:text-style-name="P8" draw:layer="layout" svg:width="0.563cm" svg:height="0.628cm" svg:x="3.884cm" svg:y="11.988cm">
          <draw:text-box>
            <text:p text:style-name="P4"><text:span text:style-name="T2">&lt;</text:span></text:p>
          </draw:text-box>
        </draw:frame>
        <draw:path draw:style-name="gr35" draw:text-style-name="P3" draw:layer="layout" svg:width="5.08cm" svg:height="3.81cm" svg:x="8.77cm" svg:y="10.424cm" svg:viewBox="0 0 5081 3811" svg:d="M0 1905l2540-1905 2541 1905-2541 1906zM0 0zM5081 3811z">
          <text:p/>
        </draw:path>
        <draw:polygon draw:style-name="gr11" draw:text-style-name="P6" draw:layer="layout" svg:width="5.08cm" svg:height="3.81cm" svg:x="8.77cm" svg:y="10.424cm" svg:viewBox="0 0 5081 3811" draw:points="0,1905 2540,0 5081,1905 2540,3811">
          <text:p/>
        </draw:polygon>
        <draw:polygon draw:style-name="gr11" draw:text-style-name="P6" draw:layer="layout" svg:width="0cm" svg:height="0cm" svg:x="8.77cm" svg:y="10.424cm" svg:viewBox="0 0 0 0" draw:points="0,0">
          <text:p/>
        </draw:polygon>
        <draw:polygon draw:style-name="gr11" draw:text-style-name="P6" draw:layer="layout" svg:width="0cm" svg:height="0cm" svg:x="13.85cm" svg:y="14.234cm" svg:viewBox="0 0 0 0" draw:points="0,0">
          <text:p/>
        </draw:polygon>
        <draw:frame draw:style-name="gr108" draw:text-style-name="P8" draw:layer="layout" svg:width="2.381cm" svg:height="0.628cm" svg:x="2.858cm" svg:y="12.623cm">
          <draw:text-box>
            <text:p text:style-name="P4"><text:span text:style-name="T2">end_addr</text:span></text:p>
          </draw:text-box>
        </draw:frame>
        <draw:frame draw:style-name="gr106" draw:text-style-name="P8" draw:layer="layout" svg:width="2.411cm" svg:height="0.628cm" svg:x="10.104cm" svg:y="11.378cm">
          <draw:text-box>
            <text:p text:style-name="P4"><text:span text:style-name="T2">curr_addr</text:span></text:p>
          </draw:text-box>
        </draw:frame>
        <draw:frame draw:style-name="gr107" draw:text-style-name="P8" draw:layer="layout" svg:width="0.563cm" svg:height="0.628cm" svg:x="11.144cm" svg:y="12.013cm">
          <draw:text-box>
            <text:p text:style-name="P4"><text:span text:style-name="T2">&lt;</text:span></text:p>
          </draw:text-box>
        </draw:frame>
        <draw:polyline draw:style-name="gr31" draw:text-style-name="P6" draw:layer="layout" svg:width="1.722cm" svg:height="0.007cm" svg:x="14.389cm" svg:y="17.568cm" svg:viewBox="0 0 1723 8" draw:points="1723,0 594,0 594,8 0,8">
          <text:p/>
        </draw:polyline>
        <draw:polygon draw:style-name="gr7" draw:text-style-name="P7" draw:layer="layout" svg:width="0.564cm" svg:height="0.374cm" svg:x="13.85cm" svg:y="17.388cm" svg:viewBox="0 0 565 375" draw:points="0,187 565,375 565,0">
          <text:p/>
        </draw:polygon>
        <draw:line draw:style-name="gr31" draw:text-style-name="P6" draw:layer="layout" svg:x1="11.31cm" svg:y1="15.67cm" svg:x2="11.31cm" svg:y2="14.77cm">
          <text:p/>
        </draw:line>
        <draw:polygon draw:style-name="gr7" draw:text-style-name="P7" draw:layer="layout" svg:width="0.374cm" svg:height="0.561cm" svg:x="11.123cm" svg:y="14.234cm" svg:viewBox="0 0 375 562" draw:points="187,0 0,562 375,562">
          <text:p/>
        </draw:polygon>
        <draw:polyline draw:style-name="gr31" draw:text-style-name="P6" draw:layer="layout" svg:width="3.065cm" svg:height="3.175cm" svg:x="11.31cm" svg:y="12.329cm" svg:viewBox="0 0 3066 3176" draw:points="2541,0 3066,0 3066,3176 0,3176 0,2442">
          <text:p/>
        </draw:polyline>
        <draw:polygon draw:style-name="gr7" draw:text-style-name="P7" draw:layer="layout" svg:width="0.374cm" svg:height="0.561cm" svg:x="11.123cm" svg:y="14.234cm" svg:viewBox="0 0 375 562" draw:points="187,0 0,562 375,562">
          <text:p/>
        </draw:polygon>
        <draw:polyline draw:style-name="gr31" draw:text-style-name="P6" draw:layer="layout" svg:width="0.201cm" svg:height="7.017cm" svg:x="11.31cm" svg:y="3.407cm" svg:viewBox="0 0 202 7018" draw:points="0,7018 0,0 202,0">
          <text:p/>
        </draw:polyline>
        <draw:polygon draw:style-name="gr7" draw:text-style-name="P7" draw:layer="layout" svg:width="0.561cm" svg:height="0.377cm" svg:x="11.486cm" svg:y="3.217cm" svg:viewBox="0 0 562 378" draw:points="562,190 0,0 0,378">
          <text:p/>
        </draw:polygon>
        <draw:line draw:style-name="gr31" draw:text-style-name="P6" draw:layer="layout" svg:x1="4.046cm" svg:y1="15.959cm" svg:x2="4.046cm" svg:y2="14.746cm">
          <text:p/>
        </draw:line>
        <draw:polygon draw:style-name="gr7" draw:text-style-name="P7" draw:layer="layout" svg:width="0.377cm" svg:height="0.564cm" svg:x="3.859cm" svg:y="14.206cm" svg:viewBox="0 0 378 565" draw:points="188,0 0,565 378,565">
          <text:p/>
        </draw:polygon>
        <draw:polyline draw:style-name="gr31" draw:text-style-name="P6" draw:layer="layout" svg:width="4.724cm" svg:height="2.829cm" svg:x="4.046cm" svg:y="14.746cm" svg:viewBox="0 0 4725 2830" draw:points="4725,2830 0,2830 0,0">
          <text:p/>
        </draw:polyline>
        <draw:polygon draw:style-name="gr7" draw:text-style-name="P7" draw:layer="layout" svg:width="0.377cm" svg:height="0.564cm" svg:x="3.859cm" svg:y="14.206cm" svg:viewBox="0 0 378 565" draw:points="188,0 0,565 378,565">
          <text:p/>
        </draw:polygon>
        <draw:line draw:style-name="gr31" draw:text-style-name="P6" draw:layer="layout" svg:x1="4.046cm" svg:y1="10.396cm" svg:x2="4.046cm" svg:y2="10.174cm">
          <text:p/>
        </draw:line>
        <draw:polygon draw:style-name="gr7" draw:text-style-name="P7" draw:layer="layout" svg:width="0.377cm" svg:height="0.564cm" svg:x="3.859cm" svg:y="9.634cm" svg:viewBox="0 0 378 565" draw:points="188,0 0,565 378,565">
          <text:p/>
        </draw:polygon>
        <draw:polyline draw:style-name="gr31" draw:text-style-name="P6" draw:layer="layout" svg:width="2.921cm" svg:height="5.627cm" svg:x="6.713cm" svg:y="6.674cm" svg:viewBox="0 0 2922 5628" draw:points="0,5628 1733,5628 1733,0 2922,0">
          <text:p/>
        </draw:polyline>
        <draw:polygon draw:style-name="gr7" draw:text-style-name="P7" draw:layer="layout" svg:width="0.561cm" svg:height="0.374cm" svg:x="9.609cm" svg:y="6.487cm" svg:viewBox="0 0 562 375" draw:points="562,188 0,0 0,375">
          <text:p/>
        </draw:polygon>
        <draw:polyline draw:style-name="gr31" draw:text-style-name="P6" draw:layer="layout" svg:width="1.341cm" svg:height="3.267cm" svg:x="10.17cm" svg:y="3.407cm" svg:viewBox="0 0 1342 3268" draw:points="0,3268 1115,3268 1115,0 1342,0">
          <text:p/>
        </draw:polyline>
        <draw:polygon draw:style-name="gr7" draw:text-style-name="P7" draw:layer="layout" svg:width="0.561cm" svg:height="0.377cm" svg:x="11.486cm" svg:y="3.217cm" svg:viewBox="0 0 562 378" draw:points="562,190 0,0 0,378">
          <text:p/>
        </draw:polygon>
        <draw:frame draw:style-name="gr109" draw:text-style-name="P8" draw:layer="layout" svg:width="2.635cm" svg:height="0.628cm" svg:x="9.994cm" svg:y="12.648cm">
          <draw:text-box>
            <text:p text:style-name="P4"><text:span text:style-name="T2">pc_pointer</text:span></text:p>
          </draw:text-box>
        </draw:frame>
        <draw:frame draw:style-name="gr98" draw:text-style-name="P8" draw:layer="layout" svg:width="0.883cm" svg:height="0.628cm" svg:x="7.867cm" svg:y="16.62cm">
          <draw:text-box>
            <text:p text:style-name="P4"><text:span text:style-name="T2">yes</text:span></text:p>
          </draw:text-box>
        </draw:frame>
        <draw:frame draw:style-name="gr99" draw:text-style-name="P8" draw:layer="layout" svg:width="0.629cm" svg:height="0.628cm" svg:x="10.52cm" svg:y="14.846cm">
          <draw:text-box>
            <text:p text:style-name="P4"><text:span text:style-name="T2">no</text:span></text:p>
          </draw:text-box>
        </draw:frame>
        <draw:frame draw:style-name="gr98" draw:text-style-name="P8" draw:layer="layout" svg:width="0.883cm" svg:height="0.628cm" svg:x="15.346cm" svg:y="16.751cm">
          <draw:text-box>
            <text:p text:style-name="P4"><text:span text:style-name="T2">yes</text:span></text:p>
          </draw:text-box>
        </draw:frame>
        <draw:frame draw:style-name="gr99" draw:text-style-name="P8" draw:layer="layout" svg:width="0.629cm" svg:height="0.628cm" svg:x="18.789cm" svg:y="19.16cm">
          <draw:text-box>
            <text:p text:style-name="P4"><text:span text:style-name="T2">no</text:span></text:p>
          </draw:text-box>
        </draw:frame>
        <draw:frame draw:style-name="gr98" draw:text-style-name="P8" draw:layer="layout" svg:width="0.883cm" svg:height="0.628cm" svg:x="21.696cm" svg:y="14.465cm">
          <draw:text-box>
            <text:p text:style-name="P4"><text:span text:style-name="T2">yes</text:span></text:p>
          </draw:text-box>
        </draw:frame>
        <draw:frame draw:style-name="gr99" draw:text-style-name="P8" draw:layer="layout" svg:width="0.629cm" svg:height="0.628cm" svg:x="11.55cm" svg:y="9.635cm">
          <draw:text-box>
            <text:p text:style-name="P4"><text:span text:style-name="T2">no</text:span></text:p>
          </draw:text-box>
        </draw:frame>
        <draw:frame draw:style-name="gr98" draw:text-style-name="P8" draw:layer="layout" svg:width="0.883cm" svg:height="0.628cm" svg:x="6.978cm" svg:y="11.417cm">
          <draw:text-box>
            <text:p text:style-name="P4"><text:span text:style-name="T2">yes</text:span></text:p>
          </draw:text-box>
        </draw:frame>
        <draw:polyline draw:style-name="gr31" draw:text-style-name="P6" draw:layer="layout" svg:width="14.351cm" svg:height="5.175cm" svg:x="4.046cm" svg:y="14.746cm" svg:viewBox="0 0 14352 5176" draw:points="14352,4474 14352,5176 0,5176 0,0">
          <text:p/>
        </draw:polyline>
        <draw:polygon draw:style-name="gr7" draw:text-style-name="P7" draw:layer="layout" svg:width="0.377cm" svg:height="0.564cm" svg:x="3.859cm" svg:y="14.206cm" svg:viewBox="0 0 378 565" draw:points="188,0 0,565 378,565">
          <text:p/>
        </draw:polygon>
        <draw:frame draw:style-name="gr99" draw:text-style-name="P8" draw:layer="layout" svg:width="0.629cm" svg:height="0.628cm" svg:x="4.551cm" svg:y="9.766cm">
          <draw:text-box>
            <text:p text:style-name="P4"><text:span text:style-name="T2">no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9.7cm" svg:height="20.997cm" svg:x="0cm" svg:y="0cm" svg:viewBox="0 0 29701 20998" draw:points="0,0 29701,0 29701,20998 0,20998">
          <text:p/>
        </draw:polygon>
        <draw:polygon draw:style-name="gr3" draw:text-style-name="P3" draw:layer="layout" svg:width="4.318cm" svg:height="3.048cm" svg:x="2.779cm" svg:y="3.795cm" svg:viewBox="0 0 4319 3049" draw:points="2159,3049 0,3049 0,0 4319,0 4319,3049">
          <text:p/>
        </draw:polygon>
        <draw:path draw:style-name="gr35" draw:text-style-name="P3" draw:layer="layout" svg:width="4.064cm" svg:height="3.556cm" svg:x="2.906cm" svg:y="7.856cm" svg:viewBox="0 0 4065 3557" svg:d="M0 1779l2032-1779 2033 1779-2033 1778zM0 0zM4065 3557z">
          <text:p/>
        </draw:path>
        <draw:polygon draw:style-name="gr11" draw:text-style-name="P6" draw:layer="layout" svg:width="4.064cm" svg:height="3.556cm" svg:x="2.906cm" svg:y="7.856cm" svg:viewBox="0 0 4065 3557" draw:points="0,1779 2032,0 4065,1779 2032,3557">
          <text:p/>
        </draw:polygon>
        <draw:polygon draw:style-name="gr11" draw:text-style-name="P6" draw:layer="layout" svg:width="0cm" svg:height="0cm" svg:x="2.906cm" svg:y="7.856cm" svg:viewBox="0 0 0 0" draw:points="0,0">
          <text:p/>
        </draw:polygon>
        <draw:polygon draw:style-name="gr11" draw:text-style-name="P6" draw:layer="layout" svg:width="0cm" svg:height="0cm" svg:x="6.97cm" svg:y="11.412cm" svg:viewBox="0 0 0 0" draw:points="0,0">
          <text:p/>
        </draw:polygon>
        <draw:frame draw:style-name="gr9" draw:text-style-name="P8" draw:layer="layout" svg:width="1.255cm" svg:height="0.628cm" svg:x="4.311cm" svg:y="5.003cm">
          <draw:text-box>
            <text:p text:style-name="P4"><text:span text:style-name="T2">IDLE</text:span></text:p>
          </draw:text-box>
        </draw:frame>
        <draw:frame draw:style-name="gr110" draw:text-style-name="P12" draw:layer="layout" svg:width="2.606cm" svg:height="0.589cm" svg:x="3.637cm" svg:y="8.746cm">
          <draw:text-box>
            <text:p text:style-name="P4"><text:span text:style-name="T7">Tvalid and </text:span></text:p>
          </draw:text-box>
        </draw:frame>
        <draw:frame draw:style-name="gr111" draw:text-style-name="P12" draw:layer="layout" svg:width="2.102cm" svg:height="0.589cm" svg:x="3.888cm" svg:y="9.342cm">
          <draw:text-box>
            <text:p text:style-name="P4"><text:span text:style-name="T7">Contains</text:span></text:p>
          </draw:text-box>
        </draw:frame>
        <draw:line draw:style-name="gr31" draw:text-style-name="P6" draw:layer="layout" svg:x1="4.938cm" svg:y1="6.843cm" svg:x2="4.938cm" svg:y2="7.32cm">
          <text:p/>
        </draw:line>
        <draw:polygon draw:style-name="gr7" draw:text-style-name="P7" draw:layer="layout" svg:width="0.377cm" svg:height="0.564cm" svg:x="4.748cm" svg:y="7.295cm" svg:viewBox="0 0 378 565" draw:points="190,565 378,0 0,0">
          <text:p/>
        </draw:polygon>
        <draw:polyline draw:style-name="gr31" draw:text-style-name="P6" draw:layer="layout" svg:width="1.273cm" svg:height="4.318cm" svg:x="1.633cm" svg:y="5.319cm" svg:viewBox="0 0 1274 4319" draw:points="1274,4319 0,4319 0,0 608,0">
          <text:p/>
        </draw:polyline>
        <draw:polygon draw:style-name="gr7" draw:text-style-name="P7" draw:layer="layout" svg:width="0.564cm" svg:height="0.377cm" svg:x="2.215cm" svg:y="5.129cm" svg:viewBox="0 0 565 378" draw:points="565,190 0,0 0,378">
          <text:p/>
        </draw:polygon>
        <draw:path draw:style-name="gr35" draw:text-style-name="P3" draw:layer="layout" svg:width="4.699cm" svg:height="3.051cm" svg:x="14.333cm" svg:y="8.11cm" svg:viewBox="0 0 4700 3052" svg:d="M0 0h4700v3052h-4700zM0 0zM4700 3052z">
          <text:p/>
        </draw:path>
        <draw:polygon draw:style-name="gr11" draw:text-style-name="P6" draw:layer="layout" svg:width="4.699cm" svg:height="3.051cm" svg:x="14.333cm" svg:y="8.11cm" svg:viewBox="0 0 4700 3052" draw:points="0,0 4700,0 4700,3052 0,3052">
          <text:p/>
        </draw:polygon>
        <draw:polygon draw:style-name="gr11" draw:text-style-name="P6" draw:layer="layout" svg:width="0cm" svg:height="0cm" svg:x="14.333cm" svg:y="8.11cm" svg:viewBox="0 0 0 0" draw:points="0,0">
          <text:p/>
        </draw:polygon>
        <draw:polygon draw:style-name="gr11" draw:text-style-name="P6" draw:layer="layout" svg:width="0cm" svg:height="0cm" svg:x="19.032cm" svg:y="11.161cm" svg:viewBox="0 0 0 0" draw:points="0,0">
          <text:p/>
        </draw:polygon>
        <draw:frame draw:style-name="gr112" draw:text-style-name="P12" draw:layer="layout" svg:width="1.632cm" svg:height="0.589cm" svg:x="4.124cm" svg:y="9.939cm">
          <draw:text-box>
            <text:p text:style-name="P4"><text:span text:style-name="T7">data?a</text:span></text:p>
          </draw:text-box>
        </draw:frame>
        <draw:frame draw:style-name="gr113" draw:text-style-name="P8" draw:layer="layout" svg:width="3.3cm" svg:height="0.628cm" svg:x="15.035cm" svg:y="8.686cm">
          <draw:text-box>
            <text:p text:style-name="P4"><text:span text:style-name="T2">PUSH_DATA</text:span></text:p>
          </draw:text-box>
        </draw:frame>
        <draw:frame draw:style-name="gr114" draw:text-style-name="P8" draw:layer="layout" svg:width="2.542cm" svg:height="0.628cm" svg:x="15.413cm" svg:y="9.321cm">
          <draw:text-box>
            <text:p text:style-name="P4"><text:span text:style-name="T2">Push data</text:span></text:p>
          </draw:text-box>
        </draw:frame>
        <draw:line draw:style-name="gr31" draw:text-style-name="P6" draw:layer="layout" svg:x1="19.032cm" svg:y1="9.634cm" svg:x2="21.036cm" svg:y2="9.634cm">
          <text:p/>
        </draw:line>
        <draw:polygon draw:style-name="gr7" draw:text-style-name="P7" draw:layer="layout" svg:width="0.561cm" svg:height="0.377cm" svg:x="21.011cm" svg:y="9.447cm" svg:viewBox="0 0 562 378" draw:points="562,188 0,0 0,378">
          <text:p/>
        </draw:polygon>
        <draw:frame draw:style-name="gr115" draw:text-style-name="P8" draw:layer="layout" svg:width="2.347cm" svg:height="0.628cm" svg:x="15.512cm" svg:y="9.956cm">
          <draw:text-box>
            <text:p text:style-name="P4"><text:span text:style-name="T2">into FIFO</text:span></text:p>
          </draw:text-box>
        </draw:frame>
        <draw:frame draw:style-name="gr67" draw:text-style-name="P8" draw:layer="layout" svg:width="0.921cm" svg:height="0.628cm" svg:x="6.685cm" svg:y="8.845cm">
          <draw:text-box>
            <text:p text:style-name="P4"><text:span text:style-name="T2">Yes</text:span></text:p>
          </draw:text-box>
        </draw:frame>
        <draw:frame draw:style-name="gr68" draw:text-style-name="P8" draw:layer="layout" svg:width="0.722cm" svg:height="0.628cm" svg:x="2.367cm" svg:y="8.746cm">
          <draw:text-box>
            <text:p text:style-name="P4"><text:span text:style-name="T2">No</text:span></text:p>
          </draw:text-box>
        </draw:frame>
        <draw:path draw:style-name="gr35" draw:text-style-name="P3" draw:layer="layout" svg:width="4.829cm" svg:height="3.305cm" svg:x="21.572cm" svg:y="7.983cm" svg:viewBox="0 0 4830 3306" svg:d="M0 1652l2414-1652 2416 1652-2416 1654zM0 0zM4830 3306z">
          <text:p/>
        </draw:path>
        <draw:polygon draw:style-name="gr11" draw:text-style-name="P6" draw:layer="layout" svg:width="4.829cm" svg:height="3.305cm" svg:x="21.572cm" svg:y="7.983cm" svg:viewBox="0 0 4830 3306" draw:points="0,1652 2414,0 4830,1652 2414,3306">
          <text:p/>
        </draw:polygon>
        <draw:polygon draw:style-name="gr11" draw:text-style-name="P6" draw:layer="layout" svg:width="0cm" svg:height="0cm" svg:x="21.572cm" svg:y="7.983cm" svg:viewBox="0 0 0 0" draw:points="0,0">
          <text:p/>
        </draw:polygon>
        <draw:polygon draw:style-name="gr11" draw:text-style-name="P6" draw:layer="layout" svg:width="0cm" svg:height="0cm" svg:x="26.401cm" svg:y="11.288cm" svg:viewBox="0 0 0 0" draw:points="0,0">
          <text:p/>
        </draw:polygon>
        <draw:frame draw:style-name="gr116" draw:text-style-name="P5" draw:layer="layout" svg:width="5.535cm" svg:height="0.712cm" svg:x="8.64cm" svg:y="3.158cm">
          <draw:text-box>
            <text:p text:style-name="P4"><text:span text:style-name="T1">DMA fromHost path</text:span></text:p>
          </draw:text-box>
        </draw:frame>
        <draw:frame draw:style-name="gr117" draw:text-style-name="P8" draw:layer="layout" svg:width="1.882cm" svg:height="0.628cm" svg:x="23.047cm" svg:y="8.686cm">
          <draw:text-box>
            <text:p text:style-name="P4"><text:span text:style-name="T2">Tlast or</text:span></text:p>
          </draw:text-box>
        </draw:frame>
        <draw:frame draw:style-name="gr96" draw:text-style-name="P8" draw:layer="layout" svg:width="3.071cm" svg:height="0.628cm" svg:x="22.451cm" svg:y="9.321cm">
          <draw:text-box>
            <text:p text:style-name="P4"><text:span text:style-name="T2">word_count </text:span></text:p>
          </draw:text-box>
        </draw:frame>
        <draw:polyline draw:style-name="gr31" draw:text-style-name="P6" draw:layer="layout" svg:width="7.299cm" svg:height="2.159cm" svg:x="16.686cm" svg:y="11.285cm" svg:viewBox="0 0 7300 2160" draw:points="7300,0 7300,2160 0,2160 0,413">
          <text:p/>
        </draw:polyline>
        <draw:polygon draw:style-name="gr7" draw:text-style-name="P7" draw:layer="layout" svg:width="0.378cm" svg:height="0.564cm" svg:x="16.495cm" svg:y="11.158cm" svg:viewBox="0 0 379 565" draw:points="191,0 0,565 379,565">
          <text:p/>
        </draw:polygon>
        <draw:polyline draw:style-name="gr31" draw:text-style-name="P6" draw:layer="layout" svg:width="25.294cm" svg:height="9.014cm" svg:x="1.633cm" svg:y="5.319cm" svg:viewBox="0 0 25295 9015" draw:points="24766,4315 25295,4315 25295,9015 0,9015 0,0 607,0">
          <text:p/>
        </draw:polyline>
        <draw:polygon draw:style-name="gr7" draw:text-style-name="P7" draw:layer="layout" svg:width="0.564cm" svg:height="0.377cm" svg:x="2.215cm" svg:y="5.129cm" svg:viewBox="0 0 565 378" draw:points="565,190 0,0 0,378">
          <text:p/>
        </draw:polygon>
        <draw:frame draw:style-name="gr97" draw:text-style-name="P8" draw:layer="layout" svg:width="2.572cm" svg:height="0.628cm" svg:x="22.701cm" svg:y="9.956cm">
          <draw:text-box>
            <text:p text:style-name="P4"><text:span text:style-name="T2">Reached?</text:span></text:p>
          </draw:text-box>
        </draw:frame>
        <draw:frame draw:style-name="gr68" draw:text-style-name="P8" draw:layer="layout" svg:width="0.722cm" svg:height="0.628cm" svg:x="23.065cm" svg:y="11.572cm">
          <draw:text-box>
            <text:p text:style-name="P4"><text:span text:style-name="T2">No</text:span></text:p>
          </draw:text-box>
        </draw:frame>
        <draw:polyline draw:style-name="gr31" draw:text-style-name="P6" draw:layer="layout" svg:width="6.827cm" svg:height="0.003cm" svg:x="6.97cm" svg:y="9.634cm" svg:viewBox="0 0 6828 4" draw:points="0,4 3684,4 3684,0 6828,0">
          <text:p/>
        </draw:polyline>
        <draw:polygon draw:style-name="gr7" draw:text-style-name="P7" draw:layer="layout" svg:width="0.561cm" svg:height="0.377cm" svg:x="13.772cm" svg:y="9.447cm" svg:viewBox="0 0 562 378" draw:points="562,188 0,0 0,378">
          <text:p/>
        </draw:polygon>
        <draw:frame draw:style-name="gr67" draw:text-style-name="P8" draw:layer="layout" svg:width="0.921cm" svg:height="0.628cm" svg:x="26.099cm" svg:y="8.683cm">
          <draw:text-box>
            <text:p text:style-name="P4"><text:span text:style-name="T2">Yes</text:span></text:p>
          </draw:text-box>
        </draw:frame>
      </draw:page>
      <draw:page draw:name="page6" draw:style-name="dp1" draw:master-page-name="Default">
        <draw:frame draw:style-name="gr118" draw:text-style-name="P13" draw:layer="layout" svg:width="12.614cm" svg:height="0.962cm" svg:x="3.75cm" svg:y="3.75cm">
          <draw:text-box>
            <text:p><text:span text:style-name="T9">Endless DMA ToHost mode</text:span></text:p>
          </draw:text-box>
        </draw:frame>
        <draw:g>
          <draw:custom-shape draw:style-name="gr119" draw:text-style-name="P14" draw:layer="layout" svg:width="0.85cm" svg:height="1.827cm" svg:x="1.6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0" draw:text-style-name="P16" draw:layer="layout" svg:width="15.5cm" svg:height="1.827cm" svg:x="1.05cm" svg:y="14.25cm">
            <draw:text-box>
              <text:list text:style-name="L2">
                <text:list-header>
                  <text:p text:style-name="P15"><text:span text:style-name="T10">A <text:s/></text:span><text:span text:style-name="T10"><text:tab/></text:span><text:span text:style-name="T11">Initial condition</text:span><text:span text:style-name="T10">: pc_pointer == current_address</text:span></text:p>
                  <text:p text:style-name="P15"><text:span text:style-name="T12">B</text:span><text:span text:style-name="T12"><text:tab/></text:span><text:span text:style-name="T11">First round</text:span><text:span text:style-name="T12">: pc_pointer &lt; current_address</text:span></text:p>
                  <text:p text:style-name="P15"><text:span text:style-name="T12">C</text:span><text:span text:style-name="T12"><text:tab/></text:span><text:span text:style-name="T11">Second round</text:span><text:span text:style-name="T12">: pc_pointer &gt; current_address (dma wrapped)</text:span></text:p>
                  <text:p text:style-name="P15"><text:span text:style-name="T12">D</text:span><text:span text:style-name="T12"><text:tab/></text:span><text:span text:style-name="T11">Corner case</text:span><text:span text:style-name="T12">: pc_pointer == current_address (memory full → stop DMA transfer)</text:span></text:p>
                </text:list-header>
              </text:list>
            </draw:text-box>
          </draw:frame>
        </draw:g>
        <draw:g>
          <draw:custom-shape draw:style-name="gr121" draw:text-style-name="P17" draw:layer="layout" svg:width="18.5cm" svg:height="0.5cm" svg:x="3.003cm" svg:y="5cm">
            <text:p/>
            <draw:enhanced-geometry svg:viewBox="0 0 21600 21600" draw:type="rectangle" draw:enhanced-path="M 0 0 L 21600 0 21600 21600 0 21600 0 0 Z N"/>
          </draw:custom-shape>
          <draw:line draw:style-name="gr122" draw:text-style-name="P17" draw:layer="layout" svg:x1="3.003cm" svg:y1="4.037cm" svg:x2="3.003cm" svg:y2="5.037cm">
            <text:p/>
          </draw:line>
          <draw:line draw:style-name="gr123" draw:text-style-name="P17" draw:layer="layout" svg:x1="3.003cm" svg:y1="7cm" svg:x2="3.003cm" svg:y2="6cm">
            <text:p/>
          </draw:line>
          <draw:line draw:style-name="gr124" draw:text-style-name="P17" draw:layer="layout" svg:x1="3.003cm" svg:y1="5cm" svg:x2="3.003cm" svg:y2="6cm">
            <text:p/>
          </draw:line>
          <draw:line draw:style-name="gr125" draw:text-style-name="P17" draw:layer="layout" svg:x1="21.503cm" svg:y1="5cm" svg:x2="21.503cm" svg:y2="6cm">
            <text:p/>
          </draw:line>
          <draw:custom-shape draw:style-name="gr126" draw:text-style-name="P19" draw:layer="layout" svg:width="1cm" svg:height="1cm" svg:x="1.503cm" svg:y="5cm">
            <text:p text:style-name="P18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20" draw:layer="layout" svg:width="18.5cm" svg:height="0.5cm" svg:x="3.003cm" svg:y="5.5cm">
            <text:p text:style-name="P18"><text:span text:style-name="T13">Empty </text:span><text:span text:style-name="T13">space</text:span></text:p>
            <draw:enhanced-geometry svg:viewBox="0 0 21600 21600" draw:type="rectangle" draw:enhanced-path="M 0 0 L 21600 0 21600 21600 0 21600 0 0 Z N"/>
          </draw:custom-shape>
          <draw:frame draw:style-name="gr128" draw:text-style-name="P21" draw:layer="layout" svg:width="4.9cm" svg:height="1cm" svg:x="21.503cm" svg:y="5cm">
            <draw:text-box>
              <text:list text:style-name="L2">
                <text:list-header>
                  <text:p text:style-name="P18"><text:span text:style-name="T10">even_pc == even_dma</text:span></text:p>
                </text:list-header>
              </text:list>
            </draw:text-box>
          </draw:frame>
        </draw:g>
        <draw:g>
          <draw:custom-shape draw:style-name="gr129" draw:text-style-name="P17" draw:layer="layout" svg:width="18.5cm" svg:height="1cm" svg:x="3.003cm" svg:y="7.5cm">
            <text:p/>
            <draw:enhanced-geometry svg:viewBox="0 0 21600 21600" draw:type="rectangle" draw:enhanced-path="M 0 0 L 21600 0 21600 21600 0 21600 0 0 Z N"/>
          </draw:custom-shape>
          <draw:line draw:style-name="gr122" draw:text-style-name="P17" draw:layer="layout" svg:x1="11.503cm" svg:y1="6.5cm" svg:x2="11.503cm" svg:y2="7.5cm">
            <text:p/>
          </draw:line>
          <draw:line draw:style-name="gr123" draw:text-style-name="P17" draw:layer="layout" svg:x1="15.503cm" svg:y1="9.5cm" svg:x2="15.503cm" svg:y2="8.5cm">
            <text:p/>
          </draw:line>
          <draw:line draw:style-name="gr124" draw:text-style-name="P17" draw:layer="layout" svg:x1="3.003cm" svg:y1="7.5cm" svg:x2="3.003cm" svg:y2="8.5cm">
            <text:p/>
          </draw:line>
          <draw:line draw:style-name="gr125" draw:text-style-name="P17" draw:layer="layout" svg:x1="21.503cm" svg:y1="7.5cm" svg:x2="21.503cm" svg:y2="8.5cm">
            <text:p/>
          </draw:line>
          <draw:custom-shape draw:style-name="gr126" draw:text-style-name="P19" draw:layer="layout" svg:width="1cm" svg:height="1cm" svg:x="1.503cm" svg:y="7.5cm">
            <text:p text:style-name="P18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0" draw:text-style-name="P22" draw:layer="layout" svg:width="8.5cm" svg:height="0.5cm" svg:x="3.003cm" svg:y="7.5cm">
            <text:p text:style-name="P18"><text:span text:style-name="T10">RAM </text:span><text:span text:style-name="T10">proce</text:span><text:span text:style-name="T10">ssed </text:span><text:span text:style-name="T10">by PC</text:span></text:p>
            <draw:enhanced-geometry svg:viewBox="0 0 21600 21600" draw:type="rectangle" draw:enhanced-path="M 0 0 L 21600 0 21600 21600 0 21600 0 0 Z N"/>
          </draw:custom-shape>
          <draw:custom-shape draw:style-name="gr131" draw:text-style-name="P23" draw:layer="layout" svg:width="12.5cm" svg:height="0.5cm" svg:x="3.003cm" svg:y="8cm">
            <text:p text:style-name="P18"><text:span text:style-name="T10">RAM </text:span><text:span text:style-name="T10">filled by </text:span><text:span text:style-name="T10">DMA</text:span> </text:p>
            <draw:enhanced-geometry svg:viewBox="0 0 21600 21600" draw:type="rectangle" draw:enhanced-path="M 0 0 L 21600 0 21600 21600 0 21600 0 0 Z N"/>
          </draw:custom-shape>
          <draw:custom-shape draw:style-name="gr132" draw:text-style-name="P20" xml:id="id1" draw:id="id1" draw:layer="layout" svg:width="6cm" svg:height="0.5cm" svg:x="15.503cm" svg:y="8cm">
            <text:p text:style-name="P18"><text:span text:style-name="T13">Empty space</text:span></text:p>
            <draw:enhanced-geometry svg:viewBox="0 0 21600 21600" draw:type="rectangle" draw:enhanced-path="M 0 0 L 21600 0 21600 21600 0 21600 0 0 Z N"/>
          </draw:custom-shape>
          <draw:custom-shape draw:style-name="gr133" draw:text-style-name="P20" draw:layer="layout" svg:width="4cm" svg:height="0.5cm" svg:x="11.503cm" svg:y="7.5cm">
            <text:p text:style-name="P18"><text:span text:style-name="T13">Not yet </text:span><text:span text:style-name="T13">processe</text:span><text:span text:style-name="T13">d</text:span></text:p>
            <draw:enhanced-geometry svg:viewBox="0 0 21600 21600" draw:type="rectangle" draw:enhanced-path="M 0 0 L 21600 0 21600 21600 0 21600 0 0 Z N"/>
          </draw:custom-shape>
          <draw:connector draw:style-name="gr134" draw:text-style-name="P17" draw:layer="layout" draw:type="curve" svg:x1="21.503cm" svg:y1="8.25cm" svg:x2="20.838cm" svg:y2="8.901cm" draw:start-shape="id1" draw:start-glue-point="1" svg:d="M21503 8250c751 0 1084 651-665 651" svg:viewBox="0 0 1275 652">
            <text:p/>
          </draw:connector>
          <draw:line draw:style-name="gr135" draw:text-style-name="P17" draw:layer="layout" svg:x1="3.003cm" svg:y1="7.337cm" svg:x2="11.503cm" svg:y2="7.337cm">
            <text:p/>
          </draw:line>
          <draw:frame draw:style-name="gr128" draw:text-style-name="P21" draw:layer="layout" svg:width="4.9cm" svg:height="1cm" svg:x="21.503cm" svg:y="7.5cm">
            <draw:text-box>
              <text:list text:style-name="L2">
                <text:list-header>
                  <text:p text:style-name="P18"><text:span text:style-name="T10">even_pc == even_dma</text:span></text:p>
                </text:list-header>
              </text:list>
            </draw:text-box>
          </draw:frame>
        </draw:g>
        <draw:g>
          <draw:custom-shape draw:style-name="gr129" draw:text-style-name="P17" draw:layer="layout" svg:width="18.5cm" svg:height="1cm" svg:x="3.003cm" svg:y="9.963cm">
            <text:p/>
            <draw:enhanced-geometry svg:viewBox="0 0 21600 21600" draw:type="rectangle" draw:enhanced-path="M 0 0 L 21600 0 21600 21600 0 21600 0 0 Z N"/>
          </draw:custom-shape>
          <draw:line draw:style-name="gr122" draw:text-style-name="P17" draw:layer="layout" svg:x1="16.003cm" svg:y1="8.963cm" svg:x2="16.003cm" svg:y2="9.963cm">
            <text:p/>
          </draw:line>
          <draw:line draw:style-name="gr124" draw:text-style-name="P17" draw:layer="layout" svg:x1="3.003cm" svg:y1="9.963cm" svg:x2="3.003cm" svg:y2="10.963cm">
            <text:p/>
          </draw:line>
          <draw:line draw:style-name="gr125" draw:text-style-name="P17" draw:layer="layout" svg:x1="21.503cm" svg:y1="9.963cm" svg:x2="21.503cm" svg:y2="10.963cm">
            <text:p/>
          </draw:line>
          <draw:custom-shape draw:style-name="gr126" draw:text-style-name="P19" draw:layer="layout" svg:width="1cm" svg:height="1cm" svg:x="1.503cm" svg:y="9.963cm">
            <text:p text:style-name="P18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22" draw:layer="layout" svg:width="13cm" svg:height="0.5cm" svg:x="3.003cm" svg:y="9.963cm">
            <text:p text:style-name="P18"><text:span text:style-name="T10">RAM </text:span><text:span text:style-name="T10">processed by </text:span><text:span text:style-name="T10">PC</text:span></text:p>
            <draw:enhanced-geometry svg:viewBox="0 0 21600 21600" draw:type="rectangle" draw:enhanced-path="M 0 0 L 21600 0 21600 21600 0 21600 0 0 Z N"/>
          </draw:custom-shape>
          <draw:custom-shape draw:style-name="gr137" draw:text-style-name="P22" draw:layer="layout" svg:width="7cm" svg:height="0.5cm" svg:x="3.003cm" svg:y="10.463cm">
            <text:p text:style-name="P18"><text:span text:style-name="T10">RAM </text:span><text:span text:style-name="T10">filled by </text:span><text:span text:style-name="T10">DMA 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20" draw:layer="layout" svg:width="4.5cm" svg:height="0.5cm" svg:x="10.003cm" svg:y="10.463cm">
            <text:p text:style-name="P18"><text:span text:style-name="T13">Empty </text:span><text:span text:style-name="T13">space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20" xml:id="id2" draw:id="id2" draw:layer="layout" svg:width="5.5cm" svg:height="0.5cm" svg:x="16.003cm" svg:y="9.963cm">
            <text:p text:style-name="P18"><text:span text:style-name="T13">Not yet processed</text:span></text:p>
            <draw:enhanced-geometry svg:viewBox="0 0 21600 21600" draw:type="rectangle" draw:enhanced-path="M 0 0 L 21600 0 21600 21600 0 21600 0 0 Z N"/>
          </draw:custom-shape>
          <draw:connector draw:style-name="gr134" draw:text-style-name="P17" draw:layer="layout" draw:type="curve" svg:x1="21.503cm" svg:y1="10.213cm" svg:x2="20.872cm" svg:y2="9.534cm" draw:start-shape="id2" draw:start-glue-point="1" svg:d="M21503 10213c751 0 1067-679-631-679" svg:viewBox="0 0 1239 680">
            <text:p/>
          </draw:connector>
          <draw:line draw:style-name="gr135" draw:text-style-name="P17" draw:layer="layout" svg:x1="3.003cm" svg:y1="11.163cm" svg:x2="10.003cm" svg:y2="11.163cm">
            <text:p/>
          </draw:line>
          <draw:custom-shape draw:style-name="gr140" draw:text-style-name="P24" draw:layer="layout" svg:width="7cm" svg:height="0.5cm" svg:x="14.503cm" svg:y="10.463cm">
            <text:p text:style-name="P18"><text:span text:style-name="T10">RAM filled </text:span><text:span text:style-name="T10">by DMA </text:span></text:p>
            <draw:enhanced-geometry svg:viewBox="0 0 21600 21600" draw:type="rectangle" draw:enhanced-path="M 0 0 L 21600 0 21600 21600 0 21600 0 0 Z N"/>
          </draw:custom-shape>
          <draw:line draw:style-name="gr123" draw:text-style-name="P17" draw:layer="layout" svg:x1="10.003cm" svg:y1="12cm" svg:x2="10.003cm" svg:y2="11cm">
            <text:p/>
          </draw:line>
          <draw:frame draw:style-name="gr128" draw:text-style-name="P21" draw:layer="layout" svg:width="4.9cm" svg:height="1cm" svg:x="21.503cm" svg:y="9.963cm">
            <draw:text-box>
              <text:list text:style-name="L2">
                <text:list-header>
                  <text:p text:style-name="P18"><text:span text:style-name="T10">even_pc != even_dma</text:span></text:p>
                </text:list-header>
              </text:list>
            </draw:text-box>
          </draw:frame>
        </draw:g>
        <draw:g>
          <draw:custom-shape draw:style-name="gr129" draw:text-style-name="P17" draw:layer="layout" svg:width="18.5cm" svg:height="1cm" svg:x="3.003cm" svg:y="12.5cm">
            <text:p/>
            <draw:enhanced-geometry svg:viewBox="0 0 21600 21600" draw:type="rectangle" draw:enhanced-path="M 0 0 L 21600 0 21600 21600 0 21600 0 0 Z N"/>
          </draw:custom-shape>
          <draw:line draw:style-name="gr122" draw:text-style-name="P17" draw:layer="layout" svg:x1="16.003cm" svg:y1="11.5cm" svg:x2="16.003cm" svg:y2="12.5cm">
            <text:p/>
          </draw:line>
          <draw:line draw:style-name="gr123" draw:text-style-name="P17" draw:layer="layout" svg:x1="16.003cm" svg:y1="14.5cm" svg:x2="16.003cm" svg:y2="13.5cm">
            <text:p/>
          </draw:line>
          <draw:line draw:style-name="gr124" draw:text-style-name="P17" draw:layer="layout" svg:x1="3.003cm" svg:y1="12.5cm" svg:x2="3.003cm" svg:y2="13.5cm">
            <text:p/>
          </draw:line>
          <draw:line draw:style-name="gr125" draw:text-style-name="P17" draw:layer="layout" svg:x1="21.503cm" svg:y1="12.5cm" svg:x2="21.503cm" svg:y2="13.5cm">
            <text:p/>
          </draw:line>
          <draw:custom-shape draw:style-name="gr126" draw:text-style-name="P19" draw:layer="layout" svg:width="1cm" svg:height="1cm" svg:x="1.503cm" svg:y="12.5cm">
            <text:p text:style-name="P18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22" draw:layer="layout" svg:width="13cm" svg:height="0.5cm" svg:x="3.003cm" svg:y="12.5cm">
            <text:p text:style-name="P18"><text:span text:style-name="T10">RAM </text:span><text:span text:style-name="T10">processe</text:span><text:span text:style-name="T10">d by PC</text:span></text:p>
            <draw:enhanced-geometry svg:viewBox="0 0 21600 21600" draw:type="rectangle" draw:enhanced-path="M 0 0 L 21600 0 21600 21600 0 21600 0 0 Z N"/>
          </draw:custom-shape>
          <draw:custom-shape draw:style-name="gr136" draw:text-style-name="P22" draw:layer="layout" svg:width="13cm" svg:height="0.5cm" svg:x="3.003cm" svg:y="13cm">
            <text:p text:style-name="P18"><text:span text:style-name="T10">RAM </text:span><text:span text:style-name="T10">filled by </text:span><text:span text:style-name="T10">DMA 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20" xml:id="id3" draw:id="id3" draw:layer="layout" svg:width="5.5cm" svg:height="0.5cm" svg:x="16.003cm" svg:y="12.5cm">
            <text:p text:style-name="P18"><text:span text:style-name="T13">Not yet processed</text:span></text:p>
            <draw:enhanced-geometry svg:viewBox="0 0 21600 21600" draw:type="rectangle" draw:enhanced-path="M 0 0 L 21600 0 21600 21600 0 21600 0 0 Z N"/>
          </draw:custom-shape>
          <draw:connector draw:style-name="gr134" draw:text-style-name="P17" draw:layer="layout" draw:type="curve" svg:x1="21.503cm" svg:y1="12.75cm" svg:x2="20.987cm" svg:y2="12.192cm" draw:start-shape="id3" draw:start-glue-point="1" svg:d="M21503 12750c751 0 1009-558-516-558" svg:viewBox="0 0 1115 559">
            <text:p/>
          </draw:connector>
          <draw:line draw:style-name="gr135" draw:text-style-name="P17" draw:layer="layout" svg:x1="3.003cm" svg:y1="13.737cm" svg:x2="16.003cm" svg:y2="13.737cm">
            <text:p/>
          </draw:line>
          <draw:custom-shape draw:style-name="gr141" draw:text-style-name="P24" draw:layer="layout" svg:width="5.5cm" svg:height="0.5cm" svg:x="16.003cm" svg:y="13cm">
            <text:p text:style-name="P18"><text:span text:style-name="T10">RAM filled by DMA </text:span></text:p>
            <draw:enhanced-geometry svg:viewBox="0 0 21600 21600" draw:type="rectangle" draw:enhanced-path="M 0 0 L 21600 0 21600 21600 0 21600 0 0 Z N"/>
          </draw:custom-shape>
          <draw:frame draw:style-name="gr128" draw:text-style-name="P21" draw:layer="layout" svg:width="4.9cm" svg:height="1cm" svg:x="21.503cm" svg:y="12.5cm">
            <draw:text-box>
              <text:list text:style-name="L2">
                <text:list-header>
                  <text:p text:style-name="P18"><text:span text:style-name="T10">even_pc != even_dma</text:span></text:p>
                </text:list-header>
              </text:list>
            </draw:text-box>
          </draw:frame>
        </draw:g>
        <draw:g>
          <draw:frame draw:style-name="gr142" draw:text-style-name="P25" draw:layer="layout" svg:width="2.653cm" svg:height="1.039cm" svg:x="17.75cm" svg:y="13.972cm">
            <draw:text-box>
              <text:p><text:span text:style-name="T11">Legend:</text:span><text:span text:style-name="T10"> <text:s text:c="7"/></text:span></text:p>
              <text:list text:style-name="L2">
                <text:list-header>
                  <text:p><text:span text:style-name="T10"/></text:p>
                </text:list-header>
              </text:list>
            </draw:text-box>
          </draw:frame>
          <draw:line draw:style-name="gr135" draw:text-style-name="P17" draw:layer="layout" svg:x1="19.994cm" svg:y1="14.575cm" svg:x2="22.407cm" svg:y2="14.575cm">
            <text:p/>
          </draw:line>
          <draw:frame draw:style-name="gr143" draw:text-style-name="P26" draw:layer="layout" svg:width="3.464cm" svg:height="2.615cm" svg:x="21.972cm" svg:y="13.885cm">
            <draw:text-box>
              <text:list text:style-name="L2">
                <text:list-header>
                  <text:p><text:span text:style-name="T10">Wrap</text:span></text:p>
                  <text:p><text:span text:style-name="T10">single</text:span></text:p>
                  <text:p><text:span text:style-name="T10">pc_pointer</text:span></text:p>
                  <text:p><text:span text:style-name="T10">current_addr</text:span></text:p>
                  <text:p><text:span text:style-name="T10">end_address</text:span></text:p>
                  <text:p><text:span text:style-name="T10">start_address</text:span></text:p>
                </text:list-header>
              </text:list>
            </draw:text-box>
          </draw:frame>
          <draw:connector draw:style-name="gr134" draw:text-style-name="P17" draw:layer="layout" draw:type="curve" draw:line-skew="1.328cm" svg:x1="21.364cm" svg:y1="14.022cm" svg:x2="20.391cm" svg:y2="14.289cm" svg:d="M21364 14022c1263 0 1749 267-973 267" svg:viewBox="0 0 1988 268">
            <text:p/>
          </draw:connector>
          <draw:line draw:style-name="gr122" draw:text-style-name="P17" draw:layer="layout" svg:x1="19.994cm" svg:y1="15.011cm" svg:x2="22.494cm" svg:y2="15.011cm">
            <text:p/>
          </draw:line>
          <draw:line draw:style-name="gr123" draw:text-style-name="P17" draw:layer="layout" svg:x1="19.994cm" svg:y1="15.411cm" svg:x2="22.494cm" svg:y2="15.411cm">
            <text:p/>
          </draw:line>
          <draw:line draw:style-name="gr125" draw:text-style-name="P17" draw:layer="layout" svg:x1="19.994cm" svg:y1="16.211cm" svg:x2="22.503cm" svg:y2="16.2cm">
            <text:p/>
          </draw:line>
          <draw:line draw:style-name="gr124" draw:text-style-name="P17" draw:layer="layout" svg:x1="22.494cm" svg:y1="15.811cm" svg:x2="19.994cm" svg:y2="15.811cm">
            <text:p/>
          </draw:line>
        </draw:g>
      </draw:page>
      <draw:page draw:name="page7" draw:style-name="dp1" draw:master-page-name="Default">
        <draw:frame draw:style-name="gr144" draw:text-style-name="P13" draw:layer="layout" svg:width="12.614cm" svg:height="0.962cm" svg:x="3.75cm" svg:y="3.75cm">
          <draw:text-box>
            <text:p><text:span text:style-name="T9">Endless DMA FromHost mode</text:span></text:p>
          </draw:text-box>
        </draw:frame>
        <draw:g>
          <draw:custom-shape draw:style-name="gr119" draw:text-style-name="P14" draw:layer="layout" svg:width="0.85cm" svg:height="1.827cm" svg:x="1.6cm" svg:y="14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0" draw:text-style-name="P16" draw:layer="layout" svg:width="15.5cm" svg:height="1.827cm" svg:x="1.05cm" svg:y="14.25cm">
            <draw:text-box>
              <text:list text:style-name="L2">
                <text:list-header>
                  <text:p text:style-name="P15"><text:span text:style-name="T10">A <text:s/></text:span><text:span text:style-name="T10"><text:tab/></text:span><text:span text:style-name="T11">Initial condition</text:span><text:span text:style-name="T10">: pc_pointer == current_address</text:span></text:p>
                  <text:p text:style-name="P15"><text:span text:style-name="T12">B</text:span><text:span text:style-name="T12"><text:tab/></text:span><text:span text:style-name="T11">First round</text:span><text:span text:style-name="T12">: pc_pointer &gt; current_address</text:span></text:p>
                  <text:p text:style-name="P15"><text:span text:style-name="T12">C</text:span><text:span text:style-name="T12"><text:tab/></text:span><text:span text:style-name="T11">Second round</text:span><text:span text:style-name="T12">: pc_pointer &lt; current_address (dma wrapped)</text:span></text:p>
                  <text:p text:style-name="P15"><text:span text:style-name="T12">D</text:span><text:span text:style-name="T12"><text:tab/></text:span><text:span text:style-name="T11">Corner case</text:span><text:span text:style-name="T12">: pc_pointer == current_address (memory empty → stop DMA transfer)</text:span></text:p>
                </text:list-header>
              </text:list>
            </draw:text-box>
          </draw:frame>
        </draw:g>
        <draw:custom-shape draw:style-name="gr121" draw:text-style-name="P17" draw:layer="layout" svg:width="18.5cm" svg:height="0.5cm" svg:x="3.003cm" svg:y="5.5cm">
          <text:p/>
          <draw:enhanced-geometry svg:viewBox="0 0 21600 21600" draw:type="rectangle" draw:enhanced-path="M 0 0 L 21600 0 21600 21600 0 21600 0 0 Z N"/>
        </draw:custom-shape>
        <draw:line draw:style-name="gr122" draw:text-style-name="P17" draw:layer="layout" svg:x1="3.003cm" svg:y1="4.037cm" svg:x2="3.003cm" svg:y2="5.037cm">
          <text:p/>
        </draw:line>
        <draw:line draw:style-name="gr123" draw:text-style-name="P17" draw:layer="layout" svg:x1="3.003cm" svg:y1="7cm" svg:x2="3.003cm" svg:y2="6cm">
          <text:p/>
        </draw:line>
        <draw:line draw:style-name="gr124" draw:text-style-name="P17" draw:layer="layout" svg:x1="3.003cm" svg:y1="5cm" svg:x2="3.003cm" svg:y2="6cm">
          <text:p/>
        </draw:line>
        <draw:line draw:style-name="gr125" draw:text-style-name="P17" draw:layer="layout" svg:x1="21.503cm" svg:y1="5cm" svg:x2="21.503cm" svg:y2="6cm">
          <text:p/>
        </draw:line>
        <draw:custom-shape draw:style-name="gr126" draw:text-style-name="P19" draw:layer="layout" svg:width="1cm" svg:height="1cm" svg:x="1.503cm" svg:y="5cm">
          <text:p text:style-name="P18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20" draw:layer="layout" svg:width="18.5cm" svg:height="0.5cm" svg:x="3.003cm" svg:y="5cm">
          <text:p text:style-name="P18"><text:span text:style-name="T13">Empty space</text:span></text:p>
          <draw:enhanced-geometry svg:viewBox="0 0 21600 21600" draw:type="rectangle" draw:enhanced-path="M 0 0 L 21600 0 21600 21600 0 21600 0 0 Z N"/>
        </draw:custom-shape>
        <draw:frame draw:style-name="gr128" draw:text-style-name="P21" draw:layer="layout" svg:width="4.9cm" svg:height="1cm" svg:x="21.503cm" svg:y="5cm">
          <draw:text-box>
            <text:list text:style-name="L2">
              <text:list-header>
                <text:p text:style-name="P18"><text:span text:style-name="T10">even_pc == even_dma</text:span></text:p>
              </text:list-header>
            </text:list>
          </draw:text-box>
        </draw:frame>
        <draw:custom-shape draw:style-name="gr129" draw:text-style-name="P17" draw:layer="layout" svg:width="18.5cm" svg:height="1cm" svg:x="3.003cm" svg:y="7.5cm">
          <text:p/>
          <draw:enhanced-geometry svg:viewBox="0 0 21600 21600" draw:type="rectangle" draw:enhanced-path="M 0 0 L 21600 0 21600 21600 0 21600 0 0 Z N"/>
        </draw:custom-shape>
        <draw:line draw:style-name="gr122" draw:text-style-name="P17" draw:layer="layout" svg:x1="15.503cm" svg:y1="6.5cm" svg:x2="15.503cm" svg:y2="7.5cm">
          <text:p/>
        </draw:line>
        <draw:line draw:style-name="gr123" draw:text-style-name="P17" draw:layer="layout" svg:x1="11.503cm" svg:y1="9.5cm" svg:x2="11.503cm" svg:y2="8.5cm">
          <text:p/>
        </draw:line>
        <draw:line draw:style-name="gr124" draw:text-style-name="P17" draw:layer="layout" svg:x1="3.003cm" svg:y1="7.5cm" svg:x2="3.003cm" svg:y2="8.5cm">
          <text:p/>
        </draw:line>
        <draw:line draw:style-name="gr125" draw:text-style-name="P17" draw:layer="layout" svg:x1="21.503cm" svg:y1="7.5cm" svg:x2="21.503cm" svg:y2="8.5cm">
          <text:p/>
        </draw:line>
        <draw:custom-shape draw:style-name="gr126" draw:text-style-name="P19" draw:layer="layout" svg:width="1cm" svg:height="1cm" svg:x="1.503cm" svg:y="7.5cm">
          <text:p text:style-name="P1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2" draw:layer="layout" svg:width="12.5cm" svg:height="0.5cm" svg:x="3.003cm" svg:y="7.5cm">
          <text:p text:style-name="P18"><text:span text:style-name="T10">RAM filled by 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22" draw:layer="layout" svg:width="8.497cm" svg:height="0.5cm" svg:x="3.003cm" svg:y="8cm">
          <text:p text:style-name="P18"><text:span text:style-name="T10">RAM processed by DMA </text:span></text:p>
          <draw:enhanced-geometry svg:viewBox="0 0 21600 21600" draw:type="rectangle" draw:enhanced-path="M 0 0 L 21600 0 21600 21600 0 21600 0 0 Z N"/>
        </draw:custom-shape>
        <draw:custom-shape draw:style-name="gr132" draw:text-style-name="P20" xml:id="id4" draw:id="id4" draw:layer="layout" svg:width="6cm" svg:height="0.5cm" svg:x="15.503cm" svg:y="7.5cm">
          <text:p text:style-name="P18"><text:span text:style-name="T13">Empty space</text:span></text:p>
          <draw:enhanced-geometry svg:viewBox="0 0 21600 21600" draw:type="rectangle" draw:enhanced-path="M 0 0 L 21600 0 21600 21600 0 21600 0 0 Z N"/>
        </draw:custom-shape>
        <draw:connector draw:style-name="gr134" draw:text-style-name="P17" draw:layer="layout" draw:type="curve" svg:x1="21.503cm" svg:y1="7.75cm" svg:x2="20.621cm" svg:y2="7.16cm" draw:start-shape="id4" draw:start-glue-point="1" svg:d="M21503 7750c751 0 1192-590-882-590" svg:viewBox="0 0 1508 591">
          <text:p/>
        </draw:connector>
        <draw:line draw:style-name="gr135" draw:text-style-name="P17" draw:layer="layout" svg:x1="3cm" svg:y1="8.65cm" svg:x2="11.5cm" svg:y2="8.65cm">
          <text:p/>
        </draw:line>
        <draw:frame draw:style-name="gr128" draw:text-style-name="P21" draw:layer="layout" svg:width="4.9cm" svg:height="1cm" svg:x="21.503cm" svg:y="7.5cm">
          <draw:text-box>
            <text:list text:style-name="L2">
              <text:list-header>
                <text:p text:style-name="P18"><text:span text:style-name="T10">even_pc == even_dma</text:span></text:p>
              </text:list-header>
            </text:list>
          </draw:text-box>
        </draw:frame>
        <draw:custom-shape draw:style-name="gr129" draw:text-style-name="P17" draw:layer="layout" svg:width="18.5cm" svg:height="1cm" svg:x="3.003cm" svg:y="9.963cm">
          <text:p/>
          <draw:enhanced-geometry svg:viewBox="0 0 21600 21600" draw:type="rectangle" draw:enhanced-path="M 0 0 L 21600 0 21600 21600 0 21600 0 0 Z N"/>
        </draw:custom-shape>
        <draw:line draw:style-name="gr122" draw:text-style-name="P17" draw:layer="layout" svg:x1="10.003cm" svg:y1="8.963cm" svg:x2="10.003cm" svg:y2="9.963cm">
          <text:p/>
        </draw:line>
        <draw:line draw:style-name="gr124" draw:text-style-name="P17" draw:layer="layout" svg:x1="3.003cm" svg:y1="9.963cm" svg:x2="3.003cm" svg:y2="10.963cm">
          <text:p/>
        </draw:line>
        <draw:line draw:style-name="gr125" draw:text-style-name="P17" draw:layer="layout" svg:x1="21.503cm" svg:y1="9.963cm" svg:x2="21.503cm" svg:y2="10.963cm">
          <text:p/>
        </draw:line>
        <draw:custom-shape draw:style-name="gr126" draw:text-style-name="P19" draw:layer="layout" svg:width="1cm" svg:height="1cm" svg:x="1.503cm" svg:y="9.963cm">
          <text:p text:style-name="P18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2" draw:layer="layout" svg:width="12.747cm" svg:height="0.5cm" svg:x="3.003cm" svg:y="10.463cm">
          <text:p text:style-name="P18"><text:span text:style-name="T10">RAM processed by DMA</text:span></text:p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7cm" svg:height="0.5cm" svg:x="3.003cm" svg:y="9.963cm">
          <text:p text:style-name="P18"><text:span text:style-name="T10">RAM filled by PC </text:span></text:p>
          <draw:enhanced-geometry svg:viewBox="0 0 21600 21600" draw:type="rectangle" draw:enhanced-path="M 0 0 L 21600 0 21600 21600 0 21600 0 0 Z N"/>
        </draw:custom-shape>
        <draw:custom-shape draw:style-name="gr138" draw:text-style-name="P20" draw:layer="layout" svg:width="4.5cm" svg:height="0.5cm" svg:x="10.003cm" svg:y="9.963cm">
          <text:p text:style-name="P18"><text:span text:style-name="T13">Empty space</text:span></text:p>
          <draw:enhanced-geometry svg:viewBox="0 0 21600 21600" draw:type="rectangle" draw:enhanced-path="M 0 0 L 21600 0 21600 21600 0 21600 0 0 Z N"/>
        </draw:custom-shape>
        <draw:custom-shape draw:style-name="gr147" draw:text-style-name="P20" xml:id="id5" draw:id="id5" draw:layer="layout" svg:width="5.753cm" svg:height="0.5cm" svg:x="15.75cm" svg:y="10.463cm">
          <text:p text:style-name="P18"><text:span text:style-name="T13">Not yet processed</text:span></text:p>
          <draw:enhanced-geometry svg:viewBox="0 0 21600 21600" draw:type="rectangle" draw:enhanced-path="M 0 0 L 21600 0 21600 21600 0 21600 0 0 Z N"/>
        </draw:custom-shape>
        <draw:connector draw:style-name="gr134" draw:text-style-name="P17" draw:layer="layout" draw:type="curve" svg:x1="21.503cm" svg:y1="10.713cm" svg:x2="20.621cm" svg:y2="11.245cm" draw:start-shape="id5" draw:start-glue-point="1" svg:d="M21503 10713c750 0 1191 532-882 532" svg:viewBox="0 0 1507 533">
          <text:p/>
        </draw:connector>
        <draw:line draw:style-name="gr135" draw:text-style-name="P17" draw:layer="layout" svg:x1="3.003cm" svg:y1="9.863cm" svg:x2="10.003cm" svg:y2="9.863cm">
          <text:p/>
        </draw:line>
        <draw:custom-shape draw:style-name="gr140" draw:text-style-name="P24" draw:layer="layout" svg:width="7cm" svg:height="0.5cm" svg:x="14.503cm" svg:y="9.963cm">
          <text:p text:style-name="P18"><text:span text:style-name="T10">RAM filled by PC </text:span></text:p>
          <draw:enhanced-geometry svg:viewBox="0 0 21600 21600" draw:type="rectangle" draw:enhanced-path="M 0 0 L 21600 0 21600 21600 0 21600 0 0 Z N"/>
        </draw:custom-shape>
        <draw:line draw:style-name="gr123" draw:text-style-name="P17" draw:layer="layout" svg:x1="15.75cm" svg:y1="12cm" svg:x2="15.75cm" svg:y2="11cm">
          <text:p/>
        </draw:line>
        <draw:frame draw:style-name="gr128" draw:text-style-name="P21" draw:layer="layout" svg:width="4.9cm" svg:height="1cm" svg:x="21.503cm" svg:y="9.963cm">
          <draw:text-box>
            <text:list text:style-name="L2">
              <text:list-header>
                <text:p text:style-name="P18"><text:span text:style-name="T10">even_pc != even_dma</text:span></text:p>
              </text:list-header>
            </text:list>
          </draw:text-box>
        </draw:frame>
        <draw:custom-shape draw:style-name="gr129" draw:text-style-name="P17" draw:layer="layout" svg:width="18.5cm" svg:height="1cm" svg:x="3.003cm" svg:y="12.5cm">
          <text:p/>
          <draw:enhanced-geometry svg:viewBox="0 0 21600 21600" draw:type="rectangle" draw:enhanced-path="M 0 0 L 21600 0 21600 21600 0 21600 0 0 Z N"/>
        </draw:custom-shape>
        <draw:line draw:style-name="gr122" draw:text-style-name="P17" draw:layer="layout" svg:x1="16.003cm" svg:y1="11.5cm" svg:x2="16.003cm" svg:y2="12.5cm">
          <text:p/>
        </draw:line>
        <draw:line draw:style-name="gr123" draw:text-style-name="P17" draw:layer="layout" svg:x1="16.003cm" svg:y1="14.5cm" svg:x2="16.003cm" svg:y2="13.5cm">
          <text:p/>
        </draw:line>
        <draw:line draw:style-name="gr124" draw:text-style-name="P17" draw:layer="layout" svg:x1="3.003cm" svg:y1="12.5cm" svg:x2="3.003cm" svg:y2="13.5cm">
          <text:p/>
        </draw:line>
        <draw:line draw:style-name="gr125" draw:text-style-name="P17" draw:layer="layout" svg:x1="21.503cm" svg:y1="12.5cm" svg:x2="21.503cm" svg:y2="13.5cm">
          <text:p/>
        </draw:line>
        <draw:custom-shape draw:style-name="gr126" draw:text-style-name="P19" draw:layer="layout" svg:width="1cm" svg:height="1cm" svg:x="1.503cm" svg:y="12.5cm">
          <text:p text:style-name="P18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2" draw:layer="layout" svg:width="13cm" svg:height="0.5cm" svg:x="3.003cm" svg:y="12.5cm">
          <text:p text:style-name="P18"><text:span text:style-name="T10">RAM filled by PC</text:span></text:p>
          <draw:enhanced-geometry svg:viewBox="0 0 21600 21600" draw:type="rectangle" draw:enhanced-path="M 0 0 L 21600 0 21600 21600 0 21600 0 0 Z N"/>
        </draw:custom-shape>
        <draw:custom-shape draw:style-name="gr136" draw:text-style-name="P22" draw:layer="layout" svg:width="13cm" svg:height="0.5cm" svg:x="3.003cm" svg:y="13cm">
          <text:p text:style-name="P18"><text:span text:style-name="T10">RAM processed by DMA </text:span></text:p>
          <draw:enhanced-geometry svg:viewBox="0 0 21600 21600" draw:type="rectangle" draw:enhanced-path="M 0 0 L 21600 0 21600 21600 0 21600 0 0 Z N"/>
        </draw:custom-shape>
        <draw:custom-shape draw:style-name="gr139" draw:text-style-name="P20" xml:id="id6" draw:id="id6" draw:layer="layout" svg:width="5.5cm" svg:height="0.5cm" svg:x="16.003cm" svg:y="12.5cm">
          <text:p text:style-name="P18"><text:span text:style-name="T13">Empty space</text:span></text:p>
          <draw:enhanced-geometry svg:viewBox="0 0 21600 21600" draw:type="rectangle" draw:enhanced-path="M 0 0 L 21600 0 21600 21600 0 21600 0 0 Z N"/>
        </draw:custom-shape>
        <draw:connector draw:style-name="gr134" draw:text-style-name="P17" draw:layer="layout" draw:type="curve" svg:x1="21.503cm" svg:y1="12.75cm" svg:x2="20.987cm" svg:y2="12.192cm" draw:start-shape="id6" draw:start-glue-point="1" svg:d="M21503 12750c751 0 1009-558-516-558" svg:viewBox="0 0 1115 559">
          <text:p/>
        </draw:connector>
        <draw:line draw:style-name="gr135" draw:text-style-name="P17" draw:layer="layout" svg:x1="3.003cm" svg:y1="13.737cm" svg:x2="16.003cm" svg:y2="13.737cm">
          <text:p/>
        </draw:line>
        <draw:frame draw:style-name="gr128" draw:text-style-name="P21" draw:layer="layout" svg:width="4.9cm" svg:height="1cm" svg:x="21.503cm" svg:y="12.5cm">
          <draw:text-box>
            <text:list text:style-name="L2">
              <text:list-header>
                <text:p text:style-name="P18"><text:span text:style-name="T10">even_pc == even_dma</text:span></text:p>
              </text:list-header>
            </text:list>
          </draw:text-box>
        </draw:frame>
        <draw:g>
          <draw:frame draw:style-name="gr142" draw:text-style-name="P25" draw:layer="layout" svg:width="2.653cm" svg:height="1.039cm" svg:x="17.75cm" svg:y="13.972cm">
            <draw:text-box>
              <text:p><text:span text:style-name="T11">Legend:</text:span><text:span text:style-name="T10"> <text:s text:c="7"/></text:span></text:p>
              <text:list text:style-name="L2">
                <text:list-header>
                  <text:p><text:span text:style-name="T10"/></text:p>
                </text:list-header>
              </text:list>
            </draw:text-box>
          </draw:frame>
          <draw:line draw:style-name="gr135" draw:text-style-name="P17" draw:layer="layout" svg:x1="19.994cm" svg:y1="14.575cm" svg:x2="22.407cm" svg:y2="14.575cm">
            <text:p/>
          </draw:line>
          <draw:frame draw:style-name="gr143" draw:text-style-name="P26" draw:layer="layout" svg:width="3.464cm" svg:height="2.615cm" svg:x="21.972cm" svg:y="13.885cm">
            <draw:text-box>
              <text:list text:style-name="L2">
                <text:list-header>
                  <text:p><text:span text:style-name="T10">Wrap</text:span></text:p>
                  <text:p><text:span text:style-name="T10">single</text:span></text:p>
                  <text:p><text:span text:style-name="T10">pc_pointer</text:span></text:p>
                  <text:p><text:span text:style-name="T10">current_addr</text:span></text:p>
                  <text:p><text:span text:style-name="T10">end_address</text:span></text:p>
                  <text:p><text:span text:style-name="T10">start_address</text:span></text:p>
                </text:list-header>
              </text:list>
            </draw:text-box>
          </draw:frame>
          <draw:connector draw:style-name="gr134" draw:text-style-name="P17" draw:layer="layout" draw:type="curve" draw:line-skew="1.328cm" svg:x1="21.364cm" svg:y1="14.022cm" svg:x2="20.391cm" svg:y2="14.289cm" svg:d="M21364 14022c1263 0 1749 267-973 267" svg:viewBox="0 0 1988 268">
            <text:p/>
          </draw:connector>
          <draw:line draw:style-name="gr122" draw:text-style-name="P17" draw:layer="layout" svg:x1="19.994cm" svg:y1="15.011cm" svg:x2="22.494cm" svg:y2="15.011cm">
            <text:p/>
          </draw:line>
          <draw:line draw:style-name="gr123" draw:text-style-name="P17" draw:layer="layout" svg:x1="19.994cm" svg:y1="15.411cm" svg:x2="22.494cm" svg:y2="15.411cm">
            <text:p/>
          </draw:line>
          <draw:line draw:style-name="gr125" draw:text-style-name="P17" draw:layer="layout" svg:x1="19.994cm" svg:y1="16.211cm" svg:x2="22.503cm" svg:y2="16.2cm">
            <text:p/>
          </draw:line>
          <draw:line draw:style-name="gr124" draw:text-style-name="P17" draw:layer="layout" svg:x1="22.494cm" svg:y1="15.811cm" svg:x2="19.994cm" svg:y2="15.81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Liberation Sans2" svg:font-family="'Liberation Sans'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1cm" fo:margin-left="0cm" fo:margin-right="0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08T11:00:52.300748795</dc:date>
    <meta:editing-duration>PT7M54S</meta:editing-duration>
    <meta:editing-cycles>4</meta:editing-cycles>
    <meta:generator>LibreOffice/5.1.4.2$Linux_X86_64 LibreOffice_project/10m0$Build-2</meta:generator>
    <meta:document-statistic meta:object-count="1161"/>
  </office:meta>
</office:document-meta>
</file>